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1.655cm" fo:min-width="9.025cm"/>
    </style:style>
    <style:style style:name="gr2" style:family="graphic" style:parent-style-name="standard">
      <style:graphic-properties draw:fill-color="#81d41a" draw:textarea-horizontal-align="justify" draw:textarea-vertical-align="middle" draw:auto-grow-height="false" fo:min-height="14.99cm" fo:min-width="0.77cm"/>
    </style:style>
    <style:style style:name="gr3" style:family="graphic" style:parent-style-name="standard">
      <style:graphic-properties draw:fill-color="#b2b2b2" draw:textarea-horizontal-align="justify" draw:textarea-vertical-align="middle" draw:auto-grow-height="false" fo:min-height="2.29cm" fo:min-width="28.71cm"/>
    </style:style>
    <style:style style:name="gr4" style:family="graphic" style:parent-style-name="objectwithoutfill">
      <style:graphic-properties svg:stroke-color="#111111" draw:fill="none" draw:fill-color="#dddddd" draw:textarea-vertical-align="middle"/>
    </style:style>
    <style:style style:name="gr5" style:family="graphic" style:parent-style-name="standard">
      <style:graphic-properties draw:fill-color="#ff0000" draw:textarea-vertical-align="middle" draw:auto-grow-height="false" fo:min-height="0.149cm" fo:min-width="0cm" fo:wrap-option="wrap"/>
    </style:style>
    <style:style style:name="gr6" style:family="graphic" style:parent-style-name="standard">
      <style:graphic-properties svg:stroke-color="#111111" draw:fill-color="#ffffff" draw:textarea-horizontal-align="justify" draw:textarea-vertical-align="middle" draw:auto-grow-height="false" fo:min-height="0.648cm" fo:min-width="0.398cm"/>
    </style:style>
    <style:style style:name="gr7" style:family="graphic" style:parent-style-name="standard">
      <style:graphic-properties svg:stroke-color="#111111" draw:fill-color="#ff8000" draw:textarea-horizontal-align="justify" draw:textarea-vertical-align="middle" draw:auto-grow-height="false" fo:min-height="0.648cm" fo:min-width="0.398cm"/>
    </style:style>
    <style:style style:name="gr8" style:family="graphic" style:parent-style-name="standard">
      <style:graphic-properties svg:stroke-color="#111111" draw:fill-color="#999999" draw:textarea-horizontal-align="justify" draw:textarea-vertical-align="middle" draw:auto-grow-height="false" fo:min-height="1.097cm" fo:min-width="0.84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standard">
      <style:graphic-properties svg:stroke-color="#111111" draw:fill-color="#ffffff" draw:textarea-horizontal-align="justify" draw:textarea-vertical-align="middle" draw:auto-grow-height="false" fo:min-height="1.097cm" fo:min-width="0.84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7cm" fo:min-width="0cm"/>
      <style:paragraph-properties style:writing-mode="lr-tb"/>
    </style:style>
    <style:style style:name="gr12" style:family="graphic" style:parent-style-name="objectwithoutfill">
      <style:graphic-properties svg:stroke-color="#111111" draw:fill="none" draw:fill-color="#999999" draw:textarea-vertical-align="middle"/>
    </style:style>
    <style:style style:name="gr13" style:family="graphic" style:parent-style-name="objectwithoutfill">
      <style:graphic-properties svg:stroke-color="#111111" draw:marker-end="Arrowheads_20_1" draw:marker-end-width="0.3cm" draw:fill="none" draw:fill-color="#999999" draw:textarea-vertical-align="middle"/>
    </style:style>
    <style:style style:name="gr14" style:family="graphic" style:parent-style-name="standard">
      <style:graphic-properties svg:stroke-color="#111111" draw:fill-color="#729fcf" draw:textarea-horizontal-align="justify" draw:textarea-vertical-align="middle" draw:auto-grow-height="false" fo:min-height="1.097cm" fo:min-width="0.847cm"/>
    </style:style>
    <style:style style:name="gr15" style:family="graphic" style:parent-style-name="standard">
      <style:graphic-properties draw:stroke="none" svg:stroke-color="#000000" draw:fill="none" draw:fill-color="#729fcf" draw:textarea-horizontal-align="left" draw:auto-grow-height="true" draw:auto-grow-width="false" fo:min-height="1.337cm" fo:min-width="0cm"/>
      <style:paragraph-properties style:writing-mode="lr-tb"/>
    </style:style>
    <style:style style:name="gr16" style:family="graphic" style:parent-style-name="standard">
      <style:graphic-properties svg:stroke-color="#111111" draw:fill-color="#5983b0" draw:textarea-horizontal-align="justify" draw:textarea-vertical-align="middle" draw:auto-grow-height="false" fo:min-height="1.097cm" fo:min-width="0.847cm"/>
    </style:style>
    <style:style style:name="gr17" style:family="graphic" style:parent-style-name="objectwithoutfill">
      <style:graphic-properties draw:stroke="dash" draw:stroke-dash="Long_20_Dash" svg:stroke-color="#ff4000" draw:marker-end="Arrowheads_20_2" draw:marker-end-width="0.3cm" draw:fill="none" draw:fill-color="#999999" draw:textarea-vertical-align="middle" draw:shadow-offset-x="0.203cm" draw:shadow-offset-y="0.203cm"/>
    </style:style>
    <style:style style:name="gr18" style:family="graphic" style:parent-style-name="objectwithoutfill">
      <style:graphic-properties draw:stroke="dash" draw:stroke-dash="Long_20_Dash" svg:stroke-color="#ff4000" draw:marker-end="Arrowheads_20_3" draw:marker-end-width="0.3cm" draw:fill="none" draw:fill-color="#999999" draw:textarea-vertical-align="middle"/>
    </style:style>
    <style:style style:name="P1" style:family="paragraph">
      <loext:graphic-properties draw:fill-color="#dddddd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" style:family="paragraph">
      <loext:graphic-properties draw:fill-color="#81d41a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3" style:family="paragraph">
      <loext:graphic-properties draw:fill-color="#b2b2b2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" style:family="paragraph">
      <loext:graphic-properties draw:fill="none" draw:fill-color="#dddddd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5" style:family="paragraph">
      <loext:graphic-properties draw:fill-color="#ff0000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6" style:family="paragraph">
      <loext:graphic-properties draw:fill-color="#ffff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7" style:family="paragraph">
      <loext:graphic-properties draw:fill-color="#ff8000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8" style:family="paragraph">
      <loext:graphic-properties draw:fill-color="#999999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9" style:family="paragraph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10" style:family="paragraph">
      <loext:graphic-properties draw:fill="none" draw:fill-color="#ffffff"/>
      <style:text-properties fo:font-size="24pt" fo:language="zxx" fo:country="none" fo:font-weight="bold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11" style:family="paragraph">
      <loext:graphic-properties draw:fill="none" draw:fill-color="#ffffff"/>
      <style:text-properties fo:font-size="28pt" fo:language="zxx" fo:country="none" fo:font-weight="bold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P12" style:family="paragraph">
      <loext:graphic-properties draw:fill="none" draw:fill-color="#999999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3" style:family="paragraph">
      <loext:graphic-properties draw:fill-color="#729fc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4" style:family="paragraph">
      <style:text-properties fo:language="zxx" fo:country="none" style:language-asian="zxx" style:country-asian="none" style:language-complex="zxx" style:country-complex="none"/>
    </style:style>
    <style:style style:name="P15" style:family="paragraph">
      <loext:graphic-properties draw:fill="none" draw:fill-color="#ffffff"/>
      <style:text-properties fo:language="zxx" fo:country="none" style:language-asian="zxx" style:country-asian="none" style:language-complex="zxx" style:country-complex="none"/>
    </style:style>
    <style:style style:name="P16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7" style:family="paragraph">
      <loext:graphic-properties draw:fill="none" draw:fill-color="#729fcf"/>
      <style:text-properties fo:font-size="26pt" fo:language="zxx" fo:country="none" fo:font-weight="bold" style:font-size-asian="26pt" style:language-asian="zxx" style:country-asian="none" style:font-weight-asian="bold" style:font-size-complex="26pt" style:language-complex="zxx" style:country-complex="none" style:font-weight-complex="bold"/>
    </style:style>
    <style:style style:name="P18" style:family="paragraph">
      <loext:graphic-properties draw:fill-color="#5983b0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9" style:family="paragraph">
      <loext:graphic-properties draw:fill="none" draw:fill-color="#999999"/>
      <style:paragraph-properties fo:text-align="center"/>
    </style:style>
    <style:style style:name="P20" style:family="paragraph">
      <loext:graphic-properties draw:fill-color="#dddddd"/>
      <style:paragraph-properties fo:text-align="end"/>
      <style:text-properties fo:language="zxx" fo:country="none" style:language-asian="zxx" style:country-asian="none" style:language-complex="zxx" style:country-complex="none"/>
    </style:style>
    <style:style style:name="P21" style:family="paragraph">
      <loext:graphic-properties draw:fill-color="#ff0000"/>
      <style:paragraph-properties fo:text-align="end"/>
      <style:text-properties fo:language="zxx" fo:country="none" style:language-asian="zxx" style:country-asian="none" style:language-complex="zxx" style:country-complex="none"/>
    </style:style>
    <style:style style:name="P22" style:family="paragraph">
      <loext:graphic-properties draw:fill="none" draw:fill-color="#999999"/>
      <style:paragraph-properties fo:text-align="end"/>
    </style:style>
    <style:style style:name="P23" style:family="paragraph">
      <loext:graphic-properties draw:fill="none" draw:fill-color="#ffffff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font-size="22pt" fo:font-weight="normal" style:font-size-asian="22pt" style:font-weight-asian="normal" style:font-size-complex="22pt" style:font-weight-complex="normal"/>
    </style:style>
    <style:style style:name="T9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525cm" svg:height="1.905cm" svg:x="23.542cm" svg:y="37.5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25cm" svg:height="1.905cm" svg:x="23.542cm" svg:y="32.432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2" draw:text-style-name="P2" draw:layer="layout" svg:width="1.27cm" svg:height="15.24cm" svg:x="31.48cm" svg:y="25.7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7cm" svg:height="15.24cm" svg:x="23.86cm" svg:y="25.7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7cm" svg:height="15.24cm" svg:x="26.4cm" svg:y="25.7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7cm" svg:height="15.24cm" svg:x="28.94cm" svg:y="25.7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7cm" svg:height="15.24cm" svg:x="13.7cm" svg:y="25.7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7cm" svg:height="15.24cm" svg:x="6.08cm" svg:y="25.7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7cm" svg:height="15.24cm" svg:x="8.62cm" svg:y="25.7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7cm" svg:height="15.24cm" svg:x="11.16cm" svg:y="25.7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3" draw:layer="layout" svg:width="29.21cm" svg:height="2.54cm" svg:x="4.81cm" svg:y="27.03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29.21cm" svg:height="2.54cm" svg:x="4.81cm" svg:y="32.11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29.21cm" svg:height="2.54cm" svg:x="4.81cm" svg:y="37.195cm">
              <text:p/>
              <draw:enhanced-geometry svg:viewBox="0 0 21600 21600" draw:type="rectangle" draw:enhanced-path="M 0 0 L 21600 0 21600 21600 0 21600 0 0 Z N"/>
            </draw:custom-shape>
          </draw:g>
          <draw:line draw:style-name="gr4" draw:text-style-name="P4" draw:layer="layout" svg:x1="5.445cm" svg:y1="28.305cm" svg:x2="33.385cm" svg:y2="28.305cm">
            <text:p/>
          </draw:line>
          <draw:line draw:style-name="gr4" draw:text-style-name="P4" draw:layer="layout" svg:x1="5.445cm" svg:y1="38.465cm" svg:x2="33.385cm" svg:y2="38.465cm">
            <text:p/>
          </draw:line>
          <draw:line draw:style-name="gr4" draw:text-style-name="P4" draw:layer="layout" svg:x1="5.445cm" svg:y1="33.385cm" svg:x2="33.385cm" svg:y2="33.385cm">
            <text:p/>
          </draw:line>
        </draw:g>
        <draw:g>
          <draw:custom-shape draw:style-name="gr1" draw:text-style-name="P1" draw:layer="layout" svg:width="9.525cm" svg:height="1.905cm" svg:x="23.542cm" svg:y="27.35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27cm" svg:height="1.269cm" svg:x="23.86cm" svg:y="27.67cm">
            <text:p/>
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(right-left)/2"/>
              <draw:equation draw:name="f5" draw:formula="$0"/>
              <draw:equation draw:name="f6" draw:formula="right-$0"/>
              <draw:equation draw:name="f7" draw:formula="($0+?f4)/2"/>
              <draw:equation draw:name="f8" draw:formula="?f1-?f7"/>
              <draw:handle draw:handle-position="$0 10800" draw:handle-range-x-minimum="0" draw:handle-range-x-maximum="10800"/>
            </draw:enhanced-geometry>
          </draw:custom-shape>
          <draw:custom-shape draw:style-name="gr5" draw:text-style-name="P5" draw:layer="layout" svg:width="1.27cm" svg:height="1.269cm" svg:x="31.48cm" svg:y="27.67cm">
            <text:p/>
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(right-left)/2"/>
              <draw:equation draw:name="f5" draw:formula="$0"/>
              <draw:equation draw:name="f6" draw:formula="right-$0"/>
              <draw:equation draw:name="f7" draw:formula="($0+?f4)/2"/>
              <draw:equation draw:name="f8" draw:formula="?f1-?f7"/>
              <draw:handle draw:handle-position="$0 10800" draw:handle-range-x-minimum="0" draw:handle-range-x-maximum="10800"/>
            </draw:enhanced-geometry>
          </draw:custom-shape>
          <draw:custom-shape draw:style-name="gr5" draw:text-style-name="P5" draw:layer="layout" svg:width="1.27cm" svg:height="1.269cm" svg:x="28.94cm" svg:y="27.671cm">
            <text:p/>
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(right-left)/2"/>
              <draw:equation draw:name="f5" draw:formula="$0"/>
              <draw:equation draw:name="f6" draw:formula="right-$0"/>
              <draw:equation draw:name="f7" draw:formula="($0+?f4)/2"/>
              <draw:equation draw:name="f8" draw:formula="?f1-?f7"/>
              <draw:handle draw:handle-position="$0 10800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9.525cm" svg:height="1.905cm" svg:x="23.542cm" svg:y="37.51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27cm" svg:height="1.269cm" svg:x="26.4cm" svg:y="37.831cm">
            <text:p/>
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(right-left)/2"/>
              <draw:equation draw:name="f5" draw:formula="$0"/>
              <draw:equation draw:name="f6" draw:formula="right-$0"/>
              <draw:equation draw:name="f7" draw:formula="($0+?f4)/2"/>
              <draw:equation draw:name="f8" draw:formula="?f1-?f7"/>
              <draw:handle draw:handle-position="$0 10800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9.525cm" svg:height="1.905cm" svg:x="23.542cm" svg:y="32.43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27cm" svg:height="1.269cm" svg:x="23.86cm" svg:y="32.75cm">
            <text:p/>
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(right-left)/2"/>
              <draw:equation draw:name="f5" draw:formula="$0"/>
              <draw:equation draw:name="f6" draw:formula="right-$0"/>
              <draw:equation draw:name="f7" draw:formula="($0+?f4)/2"/>
              <draw:equation draw:name="f8" draw:formula="?f1-?f7"/>
              <draw:handle draw:handle-position="$0 10800" draw:handle-range-x-minimum="0" draw:handle-range-x-maximum="10800"/>
            </draw:enhanced-geometry>
          </draw:custom-shape>
          <draw:custom-shape draw:style-name="gr5" draw:text-style-name="P5" draw:layer="layout" svg:width="1.27cm" svg:height="1.269cm" svg:x="26.4cm" svg:y="32.751cm">
            <text:p/>
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(right-left)/2"/>
              <draw:equation draw:name="f5" draw:formula="$0"/>
              <draw:equation draw:name="f6" draw:formula="right-$0"/>
              <draw:equation draw:name="f7" draw:formula="($0+?f4)/2"/>
              <draw:equation draw:name="f8" draw:formula="?f1-?f7"/>
              <draw:handle draw:handle-position="$0 10800" draw:handle-range-x-minimum="0" draw:handle-range-x-maximum="10800"/>
            </draw:enhanced-geometry>
          </draw:custom-shape>
        </draw:g>
        <draw:custom-shape draw:style-name="gr6" draw:text-style-name="P6" draw:layer="layout" svg:width="1.27cm" svg:height="1.27cm" svg:x="23.86cm" svg:y="42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3" draw:id="id3" draw:layer="layout" svg:width="1.27cm" svg:height="1.27cm" svg:x="31.48cm" svg:y="42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2" draw:id="id2" draw:layer="layout" svg:width="1.27cm" svg:height="1.27cm" svg:x="28.94cm" svg:y="42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7cm" svg:height="1.27cm" svg:x="26.4cm" svg:y="42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27cm" svg:height="1.27cm" svg:x="19.097cm" svg:y="41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1.905cm" svg:height="1.905cm" svg:x="32.609cm" svg:y="46.0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draw:layer="layout" svg:width="4.812cm" svg:height="2.063cm" svg:x="32.432cm" svg:y="49.084cm">
          <draw:text-box>
            <text:p text:style-name="P9"><text:span text:style-name="T1">Alarm</text:span></text:p>
            <text:p text:style-name="P9"><text:span text:style-name="T2">Suppressor</text:span></text:p>
          </draw:text-box>
        </draw:frame>
        <draw:g>
          <draw:custom-shape draw:style-name="gr10" draw:text-style-name="P6" xml:id="id1" draw:id="id1" draw:layer="layout" svg:width="1.905cm" svg:height="1.905cm" svg:x="27.352cm" svg:y="46.0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1" draw:layer="layout" svg:width="3.81cm" svg:height="1.597cm" svg:x="26.717cm" svg:y="48.307cm">
            <draw:text-box>
              <text:p text:style-name="P9"><text:span text:style-name="T1">Alarm</text:span></text:p>
            </draw:text-box>
          </draw:frame>
          <draw:connector draw:style-name="gr12" draw:text-style-name="P12" draw:layer="layout" draw:type="line" svg:x1="24.495cm" svg:y1="43.863cm" svg:x2="27.352cm" svg:y2="47.038cm" draw:end-shape="id1" draw:end-glue-point="6" svg:d="M24495 43863l2857 3175" svg:viewBox="0 0 2858 3176">
            <text:p/>
          </draw:connector>
          <draw:connector draw:style-name="gr12" draw:text-style-name="P12" draw:layer="layout" draw:type="line" svg:x1="27.035cm" svg:y1="43.863cm" svg:x2="27.631cm" svg:y2="46.364cm" draw:end-shape="id1" draw:end-glue-point="5" svg:d="M27035 43863l596 2501" svg:viewBox="0 0 597 2502">
            <text:p/>
          </draw:connector>
          <draw:connector draw:style-name="gr12" draw:text-style-name="P12" draw:layer="layout" draw:type="line" svg:x1="29.575cm" svg:y1="43.863cm" svg:x2="28.978cm" svg:y2="46.364cm" draw:start-shape="id2" draw:start-glue-point="8" draw:end-shape="id1" draw:end-glue-point="11" svg:d="M29575 43863l-597 2501" svg:viewBox="0 0 598 2502">
            <text:p/>
          </draw:connector>
          <draw:connector draw:style-name="gr12" draw:text-style-name="P12" draw:layer="layout" draw:type="line" svg:x1="32.115cm" svg:y1="43.863cm" svg:x2="29.257cm" svg:y2="47.038cm" draw:start-shape="id3" draw:start-glue-point="8" draw:end-shape="id1" draw:end-glue-point="10" svg:d="M32115 43863l-2858 3175" svg:viewBox="0 0 2859 3176">
            <text:p/>
          </draw:connector>
        </draw:g>
        <draw:line draw:style-name="gr13" draw:text-style-name="P12" draw:layer="layout" svg:x1="32.432cm" svg:y1="47.038cm" svg:x2="29.575cm" svg:y2="47.038cm">
          <text:p/>
        </draw:line>
        <draw:custom-shape draw:style-name="gr6" draw:text-style-name="P6" draw:layer="layout" svg:width="1.27cm" svg:height="1.27cm" svg:x="6.031cm" svg:y="42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6" draw:id="id6" draw:layer="layout" svg:width="1.27cm" svg:height="1.27cm" svg:x="13.651cm" svg:y="42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5" draw:id="id5" draw:layer="layout" svg:width="1.27cm" svg:height="1.27cm" svg:x="11.111cm" svg:y="42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7cm" svg:height="1.27cm" svg:x="8.571cm" svg:y="42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1.905cm" svg:height="1.905cm" svg:x="4.175cm" svg:y="46.0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draw:layer="layout" svg:width="4.812cm" svg:height="2.063cm" svg:x="2.22cm" svg:y="48.467cm">
          <draw:text-box>
            <text:p text:style-name="P9"><text:span text:style-name="T1">Alarm</text:span></text:p>
            <text:p text:style-name="P9"><text:span text:style-name="T2">Suppr</text:span><text:span text:style-name="T2">essor</text:span></text:p>
          </draw:text-box>
        </draw:frame>
        <draw:g>
          <draw:custom-shape draw:style-name="gr10" draw:text-style-name="P6" xml:id="id4" draw:id="id4" draw:layer="layout" svg:width="1.905cm" svg:height="1.905cm" svg:x="9.523cm" svg:y="46.0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1" draw:layer="layout" svg:width="3.81cm" svg:height="1.597cm" svg:x="8.888cm" svg:y="48.307cm">
            <draw:text-box>
              <text:p text:style-name="P9"><text:span text:style-name="T1">Alarm</text:span></text:p>
            </draw:text-box>
          </draw:frame>
          <draw:connector draw:style-name="gr12" draw:text-style-name="P12" draw:layer="layout" draw:type="line" svg:x1="6.666cm" svg:y1="43.863cm" svg:x2="9.523cm" svg:y2="47.038cm" draw:end-shape="id4" draw:end-glue-point="6" svg:d="M6666 43863l2857 3175" svg:viewBox="0 0 2858 3176">
            <text:p/>
          </draw:connector>
          <draw:connector draw:style-name="gr12" draw:text-style-name="P12" draw:layer="layout" draw:type="line" svg:x1="9.206cm" svg:y1="43.863cm" svg:x2="9.802cm" svg:y2="46.364cm" draw:end-shape="id4" draw:end-glue-point="5" svg:d="M9206 43863l596 2501" svg:viewBox="0 0 597 2502">
            <text:p/>
          </draw:connector>
          <draw:connector draw:style-name="gr12" draw:text-style-name="P12" draw:layer="layout" draw:type="line" svg:x1="11.746cm" svg:y1="43.863cm" svg:x2="11.149cm" svg:y2="46.364cm" draw:start-shape="id5" draw:start-glue-point="8" draw:end-shape="id4" draw:end-glue-point="11" svg:d="M11746 43863l-597 2501" svg:viewBox="0 0 598 2502">
            <text:p/>
          </draw:connector>
          <draw:connector draw:style-name="gr12" draw:text-style-name="P12" draw:layer="layout" draw:type="line" svg:x1="14.286cm" svg:y1="43.863cm" svg:x2="11.428cm" svg:y2="47.038cm" draw:start-shape="id6" draw:start-glue-point="8" draw:end-shape="id4" draw:end-glue-point="10" svg:d="M14286 43863l-2858 3175" svg:viewBox="0 0 2859 3176">
            <text:p/>
          </draw:connector>
        </draw:g>
        <draw:line draw:style-name="gr13" draw:text-style-name="P12" draw:layer="layout" svg:x1="6.396cm" svg:y1="47.363cm" svg:x2="9.253cm" svg:y2="47.347cm">
          <text:p/>
        </draw:line>
        <draw:g>
          <draw:custom-shape draw:style-name="gr1" draw:text-style-name="P1" draw:layer="layout" svg:width="9.525cm" svg:height="1.905cm" svg:x="23.542cm" svg:y="65.45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9.525cm" svg:height="1.905cm" svg:x="23.542cm" svg:y="60.372cm">
            <text:p/>
            <draw:enhanced-geometry svg:viewBox="0 0 21600 21600" draw:type="rectangle" draw:enhanced-path="M 0 0 L 21600 0 21600 21600 0 21600 0 0 Z N"/>
          </draw:custom-shape>
          <draw:g>
            <draw:g>
              <draw:custom-shape draw:style-name="gr2" draw:text-style-name="P2" draw:layer="layout" svg:width="1.27cm" svg:height="15.24cm" svg:x="31.48cm" svg:y="53.70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2" draw:layer="layout" svg:width="1.27cm" svg:height="15.24cm" svg:x="23.86cm" svg:y="53.70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2" draw:layer="layout" svg:width="1.27cm" svg:height="15.24cm" svg:x="26.4cm" svg:y="53.70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2" draw:layer="layout" svg:width="1.27cm" svg:height="15.24cm" svg:x="28.94cm" svg:y="53.70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2" draw:layer="layout" svg:width="1.27cm" svg:height="15.24cm" svg:x="13.7cm" svg:y="53.70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2" draw:layer="layout" svg:width="1.27cm" svg:height="15.24cm" svg:x="6.08cm" svg:y="53.70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2" draw:layer="layout" svg:width="1.27cm" svg:height="15.24cm" svg:x="8.62cm" svg:y="53.70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2" draw:layer="layout" svg:width="1.27cm" svg:height="15.24cm" svg:x="11.16cm" svg:y="53.70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" draw:text-style-name="P3" draw:layer="layout" svg:width="29.21cm" svg:height="2.54cm" svg:x="4.81cm" svg:y="54.975cm">
                <text:p/>
                <draw:enhanced-geometry svg:viewBox="0 0 21600 21600" draw:type="rectangle" draw:enhanced-path="M 0 0 L 21600 0 21600 21600 0 21600 0 0 Z N"/>
              </draw:custom-shape>
              <draw:custom-shape draw:style-name="gr3" draw:text-style-name="P3" draw:layer="layout" svg:width="29.21cm" svg:height="2.54cm" svg:x="4.81cm" svg:y="60.055cm">
                <text:p/>
                <draw:enhanced-geometry svg:viewBox="0 0 21600 21600" draw:type="rectangle" draw:enhanced-path="M 0 0 L 21600 0 21600 21600 0 21600 0 0 Z N"/>
              </draw:custom-shape>
              <draw:custom-shape draw:style-name="gr3" draw:text-style-name="P3" draw:layer="layout" svg:width="29.21cm" svg:height="2.54cm" svg:x="4.81cm" svg:y="65.135cm">
                <text:p/>
                <draw:enhanced-geometry svg:viewBox="0 0 21600 21600" draw:type="rectangle" draw:enhanced-path="M 0 0 L 21600 0 21600 21600 0 21600 0 0 Z N"/>
              </draw:custom-shape>
            </draw:g>
            <draw:line draw:style-name="gr4" draw:text-style-name="P4" draw:layer="layout" svg:x1="5.445cm" svg:y1="56.245cm" svg:x2="33.385cm" svg:y2="56.245cm">
              <text:p/>
            </draw:line>
            <draw:line draw:style-name="gr4" draw:text-style-name="P4" draw:layer="layout" svg:x1="5.445cm" svg:y1="66.405cm" svg:x2="33.385cm" svg:y2="66.405cm">
              <text:p/>
            </draw:line>
            <draw:line draw:style-name="gr4" draw:text-style-name="P4" draw:layer="layout" svg:x1="5.445cm" svg:y1="61.325cm" svg:x2="33.385cm" svg:y2="61.325cm">
              <text:p/>
            </draw:line>
          </draw:g>
          <draw:g>
            <draw:custom-shape draw:style-name="gr1" draw:text-style-name="P1" draw:layer="layout" svg:width="9.525cm" svg:height="1.905cm" svg:x="23.542cm" svg:y="55.292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.27cm" svg:height="1.269cm" svg:x="23.86cm" svg:y="55.61cm">
              <text:p/>
  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(right-left)/2"/>
                <draw:equation draw:name="f5" draw:formula="$0"/>
                <draw:equation draw:name="f6" draw:formula="right-$0"/>
                <draw:equation draw:name="f7" draw:formula="($0+?f4)/2"/>
                <draw:equation draw:name="f8" draw:formula="?f1-?f7"/>
                <draw:handle draw:handle-position="$0 10800" draw:handle-range-x-minimum="0" draw:handle-range-x-maximum="10800"/>
              </draw:enhanced-geometry>
            </draw:custom-shape>
            <draw:custom-shape draw:style-name="gr5" draw:text-style-name="P5" draw:layer="layout" svg:width="1.27cm" svg:height="1.269cm" svg:x="31.48cm" svg:y="55.61cm">
              <text:p/>
  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(right-left)/2"/>
                <draw:equation draw:name="f5" draw:formula="$0"/>
                <draw:equation draw:name="f6" draw:formula="right-$0"/>
                <draw:equation draw:name="f7" draw:formula="($0+?f4)/2"/>
                <draw:equation draw:name="f8" draw:formula="?f1-?f7"/>
                <draw:handle draw:handle-position="$0 10800" draw:handle-range-x-minimum="0" draw:handle-range-x-maximum="10800"/>
              </draw:enhanced-geometry>
            </draw:custom-shape>
            <draw:custom-shape draw:style-name="gr5" draw:text-style-name="P5" draw:layer="layout" svg:width="1.27cm" svg:height="1.269cm" svg:x="28.94cm" svg:y="55.611cm">
              <text:p/>
  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(right-left)/2"/>
                <draw:equation draw:name="f5" draw:formula="$0"/>
                <draw:equation draw:name="f6" draw:formula="right-$0"/>
                <draw:equation draw:name="f7" draw:formula="($0+?f4)/2"/>
                <draw:equation draw:name="f8" draw:formula="?f1-?f7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1" draw:text-style-name="P1" draw:layer="layout" svg:width="9.525cm" svg:height="1.905cm" svg:x="23.542cm" svg:y="65.452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.27cm" svg:height="1.269cm" svg:x="26.4cm" svg:y="65.771cm">
              <text:p/>
  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(right-left)/2"/>
                <draw:equation draw:name="f5" draw:formula="$0"/>
                <draw:equation draw:name="f6" draw:formula="right-$0"/>
                <draw:equation draw:name="f7" draw:formula="($0+?f4)/2"/>
                <draw:equation draw:name="f8" draw:formula="?f1-?f7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1" draw:text-style-name="P1" draw:layer="layout" svg:width="9.525cm" svg:height="1.905cm" svg:x="23.542cm" svg:y="60.372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.27cm" svg:height="1.269cm" svg:x="23.86cm" svg:y="60.69cm">
              <text:p/>
  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(right-left)/2"/>
                <draw:equation draw:name="f5" draw:formula="$0"/>
                <draw:equation draw:name="f6" draw:formula="right-$0"/>
                <draw:equation draw:name="f7" draw:formula="($0+?f4)/2"/>
                <draw:equation draw:name="f8" draw:formula="?f1-?f7"/>
                <draw:handle draw:handle-position="$0 10800" draw:handle-range-x-minimum="0" draw:handle-range-x-maximum="10800"/>
              </draw:enhanced-geometry>
            </draw:custom-shape>
            <draw:custom-shape draw:style-name="gr5" draw:text-style-name="P5" draw:layer="layout" svg:width="1.27cm" svg:height="1.269cm" svg:x="26.4cm" svg:y="60.691cm">
              <text:p/>
  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(right-left)/2"/>
                <draw:equation draw:name="f5" draw:formula="$0"/>
                <draw:equation draw:name="f6" draw:formula="right-$0"/>
                <draw:equation draw:name="f7" draw:formula="($0+?f4)/2"/>
                <draw:equation draw:name="f8" draw:formula="?f1-?f7"/>
                <draw:handle draw:handle-position="$0 10800" draw:handle-range-x-minimum="0" draw:handle-range-x-maximum="10800"/>
              </draw:enhanced-geometry>
            </draw:custom-shape>
          </draw:g>
          <draw:custom-shape draw:style-name="gr6" draw:text-style-name="P6" draw:layer="layout" svg:width="1.27cm" svg:height="1.27cm" svg:x="23.86cm" svg:y="70.5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xml:id="id9" draw:id="id9" draw:layer="layout" svg:width="1.27cm" svg:height="1.27cm" svg:x="31.48cm" svg:y="70.5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xml:id="id8" draw:id="id8" draw:layer="layout" svg:width="1.27cm" svg:height="1.27cm" svg:x="28.94cm" svg:y="70.5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1.27cm" svg:height="1.27cm" svg:x="26.4cm" svg:y="70.5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7" draw:layer="layout" svg:width="1.27cm" svg:height="1.27cm" svg:x="19.097cm" svg:y="68.9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1.905cm" svg:height="1.905cm" svg:x="32.609cm" svg:y="74.0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10" draw:layer="layout" svg:width="4.812cm" svg:height="2.063cm" svg:x="32.432cm" svg:y="77.024cm">
            <draw:text-box>
              <text:p text:style-name="P9"><text:span text:style-name="T1">A</text:span><text:span text:style-name="T1">la</text:span><text:span text:style-name="T1">r</text:span><text:span text:style-name="T1">m</text:span></text:p>
              <text:p text:style-name="P9"><text:span text:style-name="T2">S</text:span><text:span text:style-name="T2">u</text:span><text:span text:style-name="T2">p</text:span><text:span text:style-name="T2">pr</text:span><text:span text:style-name="T2">e</text:span><text:span text:style-name="T2">s</text:span><text:span text:style-name="T2">s</text:span><text:span text:style-name="T2">or</text:span></text:p>
            </draw:text-box>
          </draw:frame>
          <draw:g>
            <draw:custom-shape draw:style-name="gr10" draw:text-style-name="P6" xml:id="id7" draw:id="id7" draw:layer="layout" svg:width="1.905cm" svg:height="1.905cm" svg:x="27.352cm" svg:y="74.0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1" draw:text-style-name="P11" draw:layer="layout" svg:width="3.81cm" svg:height="1.597cm" svg:x="26.717cm" svg:y="76.247cm">
              <draw:text-box>
                <text:p text:style-name="P9"><text:span text:style-name="T1">Alarm</text:span></text:p>
              </draw:text-box>
            </draw:frame>
            <draw:connector draw:style-name="gr12" draw:text-style-name="P12" draw:layer="layout" draw:type="line" svg:x1="24.495cm" svg:y1="71.803cm" svg:x2="27.352cm" svg:y2="74.978cm" draw:end-shape="id7" draw:end-glue-point="6" svg:d="M24495 71803l2857 3175" svg:viewBox="0 0 2858 3176">
              <text:p/>
            </draw:connector>
            <draw:connector draw:style-name="gr12" draw:text-style-name="P12" draw:layer="layout" draw:type="line" svg:x1="27.035cm" svg:y1="71.803cm" svg:x2="27.631cm" svg:y2="74.304cm" draw:end-shape="id7" draw:end-glue-point="5" svg:d="M27035 71803l596 2501" svg:viewBox="0 0 597 2502">
              <text:p/>
            </draw:connector>
            <draw:connector draw:style-name="gr12" draw:text-style-name="P12" draw:layer="layout" draw:type="line" svg:x1="29.575cm" svg:y1="71.803cm" svg:x2="28.978cm" svg:y2="74.304cm" draw:start-shape="id8" draw:start-glue-point="8" draw:end-shape="id7" draw:end-glue-point="11" svg:d="M29575 71803l-597 2501" svg:viewBox="0 0 598 2502">
              <text:p/>
            </draw:connector>
            <draw:connector draw:style-name="gr12" draw:text-style-name="P12" draw:layer="layout" draw:type="line" svg:x1="32.115cm" svg:y1="71.803cm" svg:x2="29.257cm" svg:y2="74.978cm" draw:start-shape="id9" draw:start-glue-point="8" draw:end-shape="id7" draw:end-glue-point="10" svg:d="M32115 71803l-2858 3175" svg:viewBox="0 0 2859 3176">
              <text:p/>
            </draw:connector>
          </draw:g>
          <draw:line draw:style-name="gr13" draw:text-style-name="P12" draw:layer="layout" svg:x1="32.432cm" svg:y1="74.978cm" svg:x2="29.575cm" svg:y2="74.978cm">
            <text:p/>
          </draw:line>
          <draw:custom-shape draw:style-name="gr6" draw:text-style-name="P6" draw:layer="layout" svg:width="1.27cm" svg:height="1.27cm" svg:x="6.031cm" svg:y="70.5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xml:id="id12" draw:id="id12" draw:layer="layout" svg:width="1.27cm" svg:height="1.27cm" svg:x="13.651cm" svg:y="70.5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xml:id="id11" draw:id="id11" draw:layer="layout" svg:width="1.27cm" svg:height="1.27cm" svg:x="11.111cm" svg:y="70.5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1.27cm" svg:height="1.27cm" svg:x="8.571cm" svg:y="70.5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1.905cm" svg:height="1.905cm" svg:x="4.175cm" svg:y="74.0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10" draw:layer="layout" svg:width="4.812cm" svg:height="2.063cm" svg:x="2.22cm" svg:y="76.407cm">
            <draw:text-box>
              <text:p text:style-name="P9"><text:span text:style-name="T1">Alar</text:span><text:span text:style-name="T1">m</text:span></text:p>
              <text:p text:style-name="P9"><text:span text:style-name="T2">Suppr</text:span><text:span text:style-name="T2">essor</text:span></text:p>
            </draw:text-box>
          </draw:frame>
          <draw:g>
            <draw:custom-shape draw:style-name="gr10" draw:text-style-name="P6" xml:id="id10" draw:id="id10" draw:layer="layout" svg:width="1.905cm" svg:height="1.905cm" svg:x="9.523cm" svg:y="74.0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1" draw:text-style-name="P11" draw:layer="layout" svg:width="3.81cm" svg:height="1.597cm" svg:x="8.888cm" svg:y="76.247cm">
              <draw:text-box>
                <text:p text:style-name="P9"><text:span text:style-name="T1">Alarm</text:span></text:p>
              </draw:text-box>
            </draw:frame>
            <draw:connector draw:style-name="gr12" draw:text-style-name="P12" draw:layer="layout" draw:type="line" svg:x1="6.666cm" svg:y1="71.803cm" svg:x2="9.523cm" svg:y2="74.978cm" draw:end-shape="id10" draw:end-glue-point="6" svg:d="M6666 71803l2857 3175" svg:viewBox="0 0 2858 3176">
              <text:p/>
            </draw:connector>
            <draw:connector draw:style-name="gr12" draw:text-style-name="P12" draw:layer="layout" draw:type="line" svg:x1="9.206cm" svg:y1="71.803cm" svg:x2="9.802cm" svg:y2="74.304cm" draw:end-shape="id10" draw:end-glue-point="5" svg:d="M9206 71803l596 2501" svg:viewBox="0 0 597 2502">
              <text:p/>
            </draw:connector>
            <draw:connector draw:style-name="gr12" draw:text-style-name="P12" draw:layer="layout" draw:type="line" svg:x1="11.746cm" svg:y1="71.803cm" svg:x2="11.149cm" svg:y2="74.304cm" draw:start-shape="id11" draw:start-glue-point="8" draw:end-shape="id10" draw:end-glue-point="11" svg:d="M11746 71803l-597 2501" svg:viewBox="0 0 598 2502">
              <text:p/>
            </draw:connector>
            <draw:connector draw:style-name="gr12" draw:text-style-name="P12" draw:layer="layout" draw:type="line" svg:x1="14.286cm" svg:y1="71.803cm" svg:x2="11.428cm" svg:y2="74.978cm" draw:start-shape="id12" draw:start-glue-point="8" draw:end-shape="id10" draw:end-glue-point="10" svg:d="M14286 71803l-2858 3175" svg:viewBox="0 0 2859 3176">
              <text:p/>
            </draw:connector>
          </draw:g>
          <draw:line draw:style-name="gr13" draw:text-style-name="P12" draw:layer="layout" svg:x1="6.396cm" svg:y1="75.303cm" svg:x2="9.253cm" svg:y2="75.287cm">
            <text:p/>
          </draw:line>
          <draw:custom-shape draw:style-name="gr1" draw:text-style-name="P1" draw:layer="layout" svg:width="9.525cm" svg:height="1.905cm" svg:x="23.542cm" svg:y="65.45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9.525cm" svg:height="1.905cm" svg:x="23.542cm" svg:y="60.372cm">
            <text:p/>
            <draw:enhanced-geometry svg:viewBox="0 0 21600 21600" draw:type="rectangle" draw:enhanced-path="M 0 0 L 21600 0 21600 21600 0 21600 0 0 Z N"/>
          </draw:custom-shape>
          <draw:g>
            <draw:g>
              <draw:custom-shape draw:style-name="gr2" draw:text-style-name="P2" draw:layer="layout" svg:width="1.27cm" svg:height="15.24cm" svg:x="31.48cm" svg:y="53.70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2" draw:layer="layout" svg:width="1.27cm" svg:height="15.24cm" svg:x="23.86cm" svg:y="53.70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2" draw:layer="layout" svg:width="1.27cm" svg:height="15.24cm" svg:x="26.4cm" svg:y="53.70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2" draw:layer="layout" svg:width="1.27cm" svg:height="15.24cm" svg:x="28.94cm" svg:y="53.70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2" draw:layer="layout" svg:width="1.27cm" svg:height="15.24cm" svg:x="13.7cm" svg:y="53.70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2" draw:layer="layout" svg:width="1.27cm" svg:height="15.24cm" svg:x="6.08cm" svg:y="53.70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2" draw:layer="layout" svg:width="1.27cm" svg:height="15.24cm" svg:x="8.62cm" svg:y="53.70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2" draw:layer="layout" svg:width="1.27cm" svg:height="15.24cm" svg:x="11.16cm" svg:y="53.70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" draw:text-style-name="P3" draw:layer="layout" svg:width="29.21cm" svg:height="2.54cm" svg:x="4.81cm" svg:y="54.975cm">
                <text:p/>
                <draw:enhanced-geometry svg:viewBox="0 0 21600 21600" draw:type="rectangle" draw:enhanced-path="M 0 0 L 21600 0 21600 21600 0 21600 0 0 Z N"/>
              </draw:custom-shape>
              <draw:custom-shape draw:style-name="gr3" draw:text-style-name="P3" draw:layer="layout" svg:width="29.21cm" svg:height="2.54cm" svg:x="4.81cm" svg:y="60.055cm">
                <text:p/>
                <draw:enhanced-geometry svg:viewBox="0 0 21600 21600" draw:type="rectangle" draw:enhanced-path="M 0 0 L 21600 0 21600 21600 0 21600 0 0 Z N"/>
              </draw:custom-shape>
              <draw:custom-shape draw:style-name="gr3" draw:text-style-name="P3" draw:layer="layout" svg:width="29.21cm" svg:height="2.54cm" svg:x="4.81cm" svg:y="65.135cm">
                <text:p/>
                <draw:enhanced-geometry svg:viewBox="0 0 21600 21600" draw:type="rectangle" draw:enhanced-path="M 0 0 L 21600 0 21600 21600 0 21600 0 0 Z N"/>
              </draw:custom-shape>
            </draw:g>
            <draw:line draw:style-name="gr4" draw:text-style-name="P4" draw:layer="layout" svg:x1="5.445cm" svg:y1="56.245cm" svg:x2="33.385cm" svg:y2="56.245cm">
              <text:p/>
            </draw:line>
            <draw:line draw:style-name="gr4" draw:text-style-name="P4" draw:layer="layout" svg:x1="5.445cm" svg:y1="66.405cm" svg:x2="33.385cm" svg:y2="66.405cm">
              <text:p/>
            </draw:line>
            <draw:line draw:style-name="gr4" draw:text-style-name="P4" draw:layer="layout" svg:x1="5.445cm" svg:y1="61.325cm" svg:x2="33.385cm" svg:y2="61.325cm">
              <text:p/>
            </draw:line>
          </draw:g>
          <draw:g>
            <draw:custom-shape draw:style-name="gr1" draw:text-style-name="P1" draw:layer="layout" svg:width="9.525cm" svg:height="1.905cm" svg:x="23.542cm" svg:y="55.292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.27cm" svg:height="1.269cm" svg:x="23.86cm" svg:y="55.61cm">
              <text:p/>
  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(right-left)/2"/>
                <draw:equation draw:name="f5" draw:formula="$0"/>
                <draw:equation draw:name="f6" draw:formula="right-$0"/>
                <draw:equation draw:name="f7" draw:formula="($0+?f4)/2"/>
                <draw:equation draw:name="f8" draw:formula="?f1-?f7"/>
                <draw:handle draw:handle-position="$0 10800" draw:handle-range-x-minimum="0" draw:handle-range-x-maximum="10800"/>
              </draw:enhanced-geometry>
            </draw:custom-shape>
            <draw:custom-shape draw:style-name="gr5" draw:text-style-name="P5" draw:layer="layout" svg:width="1.27cm" svg:height="1.269cm" svg:x="31.48cm" svg:y="55.61cm">
              <text:p/>
  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(right-left)/2"/>
                <draw:equation draw:name="f5" draw:formula="$0"/>
                <draw:equation draw:name="f6" draw:formula="right-$0"/>
                <draw:equation draw:name="f7" draw:formula="($0+?f4)/2"/>
                <draw:equation draw:name="f8" draw:formula="?f1-?f7"/>
                <draw:handle draw:handle-position="$0 10800" draw:handle-range-x-minimum="0" draw:handle-range-x-maximum="10800"/>
              </draw:enhanced-geometry>
            </draw:custom-shape>
            <draw:custom-shape draw:style-name="gr5" draw:text-style-name="P5" draw:layer="layout" svg:width="1.27cm" svg:height="1.269cm" svg:x="28.94cm" svg:y="55.611cm">
              <text:p/>
  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(right-left)/2"/>
                <draw:equation draw:name="f5" draw:formula="$0"/>
                <draw:equation draw:name="f6" draw:formula="right-$0"/>
                <draw:equation draw:name="f7" draw:formula="($0+?f4)/2"/>
                <draw:equation draw:name="f8" draw:formula="?f1-?f7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1" draw:text-style-name="P1" draw:layer="layout" svg:width="9.525cm" svg:height="1.905cm" svg:x="23.542cm" svg:y="65.452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.27cm" svg:height="1.269cm" svg:x="26.4cm" svg:y="65.771cm">
              <text:p/>
  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(right-left)/2"/>
                <draw:equation draw:name="f5" draw:formula="$0"/>
                <draw:equation draw:name="f6" draw:formula="right-$0"/>
                <draw:equation draw:name="f7" draw:formula="($0+?f4)/2"/>
                <draw:equation draw:name="f8" draw:formula="?f1-?f7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1" draw:text-style-name="P1" draw:layer="layout" svg:width="9.525cm" svg:height="1.905cm" svg:x="5.762cm" svg:y="60.372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.27cm" svg:height="1.269cm" svg:x="6.08cm" svg:y="60.69cm">
              <text:p/>
  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(right-left)/2"/>
                <draw:equation draw:name="f5" draw:formula="$0"/>
                <draw:equation draw:name="f6" draw:formula="right-$0"/>
                <draw:equation draw:name="f7" draw:formula="($0+?f4)/2"/>
                <draw:equation draw:name="f8" draw:formula="?f1-?f7"/>
                <draw:handle draw:handle-position="$0 10800" draw:handle-range-x-minimum="0" draw:handle-range-x-maximum="10800"/>
              </draw:enhanced-geometry>
            </draw:custom-shape>
            <draw:custom-shape draw:style-name="gr5" draw:text-style-name="P5" draw:layer="layout" svg:width="1.27cm" svg:height="1.269cm" svg:x="8.62cm" svg:y="60.691cm">
              <text:p/>
  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(right-left)/2"/>
                <draw:equation draw:name="f5" draw:formula="$0"/>
                <draw:equation draw:name="f6" draw:formula="right-$0"/>
                <draw:equation draw:name="f7" draw:formula="($0+?f4)/2"/>
                <draw:equation draw:name="f8" draw:formula="?f1-?f7"/>
                <draw:handle draw:handle-position="$0 10800" draw:handle-range-x-minimum="0" draw:handle-range-x-maximum="10800"/>
              </draw:enhanced-geometry>
            </draw:custom-shape>
          </draw:g>
          <draw:custom-shape draw:style-name="gr6" draw:text-style-name="P6" draw:layer="layout" svg:width="1.27cm" svg:height="1.27cm" svg:x="23.86cm" svg:y="70.5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xml:id="id15" draw:id="id15" draw:layer="layout" svg:width="1.27cm" svg:height="1.27cm" svg:x="31.48cm" svg:y="70.5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xml:id="id14" draw:id="id14" draw:layer="layout" svg:width="1.27cm" svg:height="1.27cm" svg:x="28.94cm" svg:y="70.5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1.27cm" svg:height="1.27cm" svg:x="26.4cm" svg:y="70.5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7" draw:layer="layout" svg:width="1.27cm" svg:height="1.27cm" svg:x="19.097cm" svg:y="68.9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1.905cm" svg:height="1.905cm" svg:x="32.609cm" svg:y="74.0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10" draw:layer="layout" svg:width="4.812cm" svg:height="2.063cm" svg:x="32.432cm" svg:y="77.024cm">
            <draw:text-box>
              <text:p text:style-name="P9"><text:span text:style-name="T1">A</text:span><text:span text:style-name="T1">l</text:span><text:span text:style-name="T1">a</text:span><text:span text:style-name="T1">r</text:span><text:span text:style-name="T1">m</text:span></text:p>
              <text:p text:style-name="P9"><text:span text:style-name="T2">S</text:span><text:span text:style-name="T2">u</text:span><text:span text:style-name="T2">p</text:span><text:span text:style-name="T2">p</text:span><text:span text:style-name="T2">r</text:span><text:span text:style-name="T2">e</text:span><text:span text:style-name="T2">s</text:span><text:span text:style-name="T2">s</text:span><text:span text:style-name="T2">o</text:span><text:span text:style-name="T2">r</text:span></text:p>
            </draw:text-box>
          </draw:frame>
          <draw:g>
            <draw:custom-shape draw:style-name="gr10" draw:text-style-name="P6" xml:id="id13" draw:id="id13" draw:layer="layout" svg:width="1.905cm" svg:height="1.905cm" svg:x="27.352cm" svg:y="74.0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1" draw:text-style-name="P11" draw:layer="layout" svg:width="3.81cm" svg:height="1.597cm" svg:x="26.717cm" svg:y="76.247cm">
              <draw:text-box>
                <text:p text:style-name="P9"><text:span text:style-name="T1">A</text:span><text:span text:style-name="T1">l</text:span><text:span text:style-name="T1">a</text:span><text:span text:style-name="T1">r</text:span><text:span text:style-name="T1">m</text:span></text:p>
              </draw:text-box>
            </draw:frame>
            <draw:connector draw:style-name="gr12" draw:text-style-name="P12" draw:layer="layout" draw:type="line" svg:x1="24.495cm" svg:y1="71.803cm" svg:x2="27.352cm" svg:y2="74.978cm" draw:end-shape="id13" draw:end-glue-point="6" svg:d="M24495 71803l2857 3175" svg:viewBox="0 0 2858 3176">
              <text:p/>
            </draw:connector>
            <draw:connector draw:style-name="gr12" draw:text-style-name="P12" draw:layer="layout" draw:type="line" svg:x1="27.035cm" svg:y1="71.803cm" svg:x2="27.631cm" svg:y2="74.304cm" draw:end-shape="id13" draw:end-glue-point="5" svg:d="M27035 71803l596 2501" svg:viewBox="0 0 597 2502">
              <text:p/>
            </draw:connector>
            <draw:connector draw:style-name="gr12" draw:text-style-name="P12" draw:layer="layout" draw:type="line" svg:x1="29.575cm" svg:y1="71.803cm" svg:x2="28.978cm" svg:y2="74.304cm" draw:start-shape="id14" draw:start-glue-point="8" draw:end-shape="id13" draw:end-glue-point="11" svg:d="M29575 71803l-597 2501" svg:viewBox="0 0 598 2502">
              <text:p/>
            </draw:connector>
            <draw:connector draw:style-name="gr12" draw:text-style-name="P12" draw:layer="layout" draw:type="line" svg:x1="32.115cm" svg:y1="71.803cm" svg:x2="29.257cm" svg:y2="74.978cm" draw:start-shape="id15" draw:start-glue-point="8" draw:end-shape="id13" draw:end-glue-point="10" svg:d="M32115 71803l-2858 3175" svg:viewBox="0 0 2859 3176">
              <text:p/>
            </draw:connector>
          </draw:g>
          <draw:line draw:style-name="gr13" draw:text-style-name="P12" draw:layer="layout" svg:x1="32.432cm" svg:y1="74.978cm" svg:x2="29.575cm" svg:y2="74.978cm">
            <text:p/>
          </draw:line>
          <draw:custom-shape draw:style-name="gr6" draw:text-style-name="P6" draw:layer="layout" svg:width="1.27cm" svg:height="1.27cm" svg:x="6.031cm" svg:y="70.5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xml:id="id18" draw:id="id18" draw:layer="layout" svg:width="1.27cm" svg:height="1.27cm" svg:x="13.651cm" svg:y="70.5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xml:id="id17" draw:id="id17" draw:layer="layout" svg:width="1.27cm" svg:height="1.27cm" svg:x="11.111cm" svg:y="70.5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1.27cm" svg:height="1.27cm" svg:x="8.571cm" svg:y="70.5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1.905cm" svg:height="1.905cm" svg:x="4.175cm" svg:y="74.0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10" draw:layer="layout" svg:width="4.812cm" svg:height="2.063cm" svg:x="2.22cm" svg:y="76.407cm">
            <draw:text-box>
              <text:p text:style-name="P9"><text:span text:style-name="T1">Alar</text:span><text:span text:style-name="T1">m</text:span></text:p>
              <text:p text:style-name="P9"><text:span text:style-name="T2">Suppr</text:span><text:span text:style-name="T2">essor</text:span></text:p>
            </draw:text-box>
          </draw:frame>
          <draw:g>
            <draw:custom-shape draw:style-name="gr10" draw:text-style-name="P6" xml:id="id16" draw:id="id16" draw:layer="layout" svg:width="1.905cm" svg:height="1.905cm" svg:x="9.523cm" svg:y="74.0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1" draw:text-style-name="P11" draw:layer="layout" svg:width="3.81cm" svg:height="1.597cm" svg:x="8.888cm" svg:y="76.247cm">
              <draw:text-box>
                <text:p text:style-name="P9"><text:span text:style-name="T1">Alarm</text:span></text:p>
              </draw:text-box>
            </draw:frame>
            <draw:connector draw:style-name="gr12" draw:text-style-name="P12" draw:layer="layout" draw:type="line" svg:x1="6.666cm" svg:y1="71.803cm" svg:x2="9.523cm" svg:y2="74.978cm" draw:end-shape="id16" draw:end-glue-point="6" svg:d="M6666 71803l2857 3175" svg:viewBox="0 0 2858 3176">
              <text:p/>
            </draw:connector>
            <draw:connector draw:style-name="gr12" draw:text-style-name="P12" draw:layer="layout" draw:type="line" svg:x1="9.206cm" svg:y1="71.803cm" svg:x2="9.802cm" svg:y2="74.304cm" draw:end-shape="id16" draw:end-glue-point="5" svg:d="M9206 71803l596 2501" svg:viewBox="0 0 597 2502">
              <text:p/>
            </draw:connector>
            <draw:connector draw:style-name="gr12" draw:text-style-name="P12" draw:layer="layout" draw:type="line" svg:x1="11.746cm" svg:y1="71.803cm" svg:x2="11.149cm" svg:y2="74.304cm" draw:start-shape="id17" draw:start-glue-point="8" draw:end-shape="id16" draw:end-glue-point="11" svg:d="M11746 71803l-597 2501" svg:viewBox="0 0 598 2502">
              <text:p/>
            </draw:connector>
            <draw:connector draw:style-name="gr12" draw:text-style-name="P12" draw:layer="layout" draw:type="line" svg:x1="14.286cm" svg:y1="71.803cm" svg:x2="11.428cm" svg:y2="74.978cm" draw:start-shape="id18" draw:start-glue-point="8" draw:end-shape="id16" draw:end-glue-point="10" svg:d="M14286 71803l-2858 3175" svg:viewBox="0 0 2859 3176">
              <text:p/>
            </draw:connector>
          </draw:g>
          <draw:line draw:style-name="gr13" draw:text-style-name="P12" draw:layer="layout" svg:x1="6.396cm" svg:y1="75.303cm" svg:x2="9.253cm" svg:y2="75.287cm">
            <text:p/>
          </draw:line>
        </draw:g>
        <draw:custom-shape draw:style-name="gr1" draw:text-style-name="P1" draw:layer="layout" svg:width="9.525cm" svg:height="1.905cm" svg:x="23.542cm" svg:y="93.0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25cm" svg:height="1.905cm" svg:x="23.542cm" svg:y="87.994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2" draw:text-style-name="P2" draw:layer="layout" svg:width="1.27cm" svg:height="15.24cm" svg:x="31.48cm" svg:y="81.32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7cm" svg:height="15.24cm" svg:x="23.86cm" svg:y="81.32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7cm" svg:height="15.24cm" svg:x="26.4cm" svg:y="81.32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7cm" svg:height="15.24cm" svg:x="28.94cm" svg:y="81.32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7cm" svg:height="15.24cm" svg:x="13.7cm" svg:y="81.32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7cm" svg:height="15.24cm" svg:x="6.08cm" svg:y="81.32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7cm" svg:height="15.24cm" svg:x="8.62cm" svg:y="81.32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7cm" svg:height="15.24cm" svg:x="11.16cm" svg:y="81.32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3" draw:layer="layout" svg:width="29.21cm" svg:height="2.54cm" svg:x="4.81cm" svg:y="82.59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29.21cm" svg:height="2.54cm" svg:x="4.81cm" svg:y="87.67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29.21cm" svg:height="2.54cm" svg:x="4.81cm" svg:y="92.757cm">
              <text:p/>
              <draw:enhanced-geometry svg:viewBox="0 0 21600 21600" draw:type="rectangle" draw:enhanced-path="M 0 0 L 21600 0 21600 21600 0 21600 0 0 Z N"/>
            </draw:custom-shape>
          </draw:g>
          <draw:line draw:style-name="gr4" draw:text-style-name="P4" draw:layer="layout" svg:x1="5.445cm" svg:y1="83.867cm" svg:x2="33.385cm" svg:y2="83.867cm">
            <text:p/>
          </draw:line>
          <draw:line draw:style-name="gr4" draw:text-style-name="P4" draw:layer="layout" svg:x1="5.445cm" svg:y1="94.027cm" svg:x2="33.385cm" svg:y2="94.027cm">
            <text:p/>
          </draw:line>
          <draw:line draw:style-name="gr4" draw:text-style-name="P4" draw:layer="layout" svg:x1="5.445cm" svg:y1="88.947cm" svg:x2="33.385cm" svg:y2="88.947cm">
            <text:p/>
          </draw:line>
        </draw:g>
        <draw:g>
          <draw:custom-shape draw:style-name="gr1" draw:text-style-name="P1" draw:layer="layout" svg:width="9.525cm" svg:height="1.905cm" svg:x="23.542cm" svg:y="82.91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27cm" svg:height="1.269cm" svg:x="23.86cm" svg:y="83.232cm">
            <text:p/>
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(right-left)/2"/>
              <draw:equation draw:name="f5" draw:formula="$0"/>
              <draw:equation draw:name="f6" draw:formula="right-$0"/>
              <draw:equation draw:name="f7" draw:formula="($0+?f4)/2"/>
              <draw:equation draw:name="f8" draw:formula="?f1-?f7"/>
              <draw:handle draw:handle-position="$0 10800" draw:handle-range-x-minimum="0" draw:handle-range-x-maximum="10800"/>
            </draw:enhanced-geometry>
          </draw:custom-shape>
          <draw:custom-shape draw:style-name="gr5" draw:text-style-name="P5" draw:layer="layout" svg:width="1.27cm" svg:height="1.269cm" svg:x="31.48cm" svg:y="83.232cm">
            <text:p/>
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(right-left)/2"/>
              <draw:equation draw:name="f5" draw:formula="$0"/>
              <draw:equation draw:name="f6" draw:formula="right-$0"/>
              <draw:equation draw:name="f7" draw:formula="($0+?f4)/2"/>
              <draw:equation draw:name="f8" draw:formula="?f1-?f7"/>
              <draw:handle draw:handle-position="$0 10800" draw:handle-range-x-minimum="0" draw:handle-range-x-maximum="10800"/>
            </draw:enhanced-geometry>
          </draw:custom-shape>
          <draw:custom-shape draw:style-name="gr5" draw:text-style-name="P5" draw:layer="layout" svg:width="1.27cm" svg:height="1.269cm" svg:x="28.94cm" svg:y="83.233cm">
            <text:p/>
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(right-left)/2"/>
              <draw:equation draw:name="f5" draw:formula="$0"/>
              <draw:equation draw:name="f6" draw:formula="right-$0"/>
              <draw:equation draw:name="f7" draw:formula="($0+?f4)/2"/>
              <draw:equation draw:name="f8" draw:formula="?f1-?f7"/>
              <draw:handle draw:handle-position="$0 10800" draw:handle-range-x-minimum="0" draw:handle-range-x-maximum="10800"/>
            </draw:enhanced-geometry>
          </draw:custom-shape>
        </draw:g>
        <draw:custom-shape draw:style-name="gr6" draw:text-style-name="P6" draw:layer="layout" svg:width="1.27cm" svg:height="1.27cm" svg:x="23.86cm" svg:y="98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21" draw:id="id21" draw:layer="layout" svg:width="1.27cm" svg:height="1.27cm" svg:x="31.48cm" svg:y="98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20" draw:id="id20" draw:layer="layout" svg:width="1.27cm" svg:height="1.27cm" svg:x="28.94cm" svg:y="98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7cm" svg:height="1.27cm" svg:x="26.4cm" svg:y="98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27cm" svg:height="1.27cm" svg:x="19.097cm" svg:y="96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1.905cm" svg:height="1.905cm" svg:x="32.609cm" svg:y="101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draw:layer="layout" svg:width="4.812cm" svg:height="2.063cm" svg:x="32.432cm" svg:y="104.646cm">
          <draw:text-box>
            <text:p text:style-name="P9"><text:span text:style-name="T1">Alarm</text:span></text:p>
            <text:p text:style-name="P9"><text:span text:style-name="T2">Suppr</text:span><text:span text:style-name="T2">essor</text:span></text:p>
          </draw:text-box>
        </draw:frame>
        <draw:g>
          <draw:custom-shape draw:style-name="gr10" draw:text-style-name="P6" xml:id="id19" draw:id="id19" draw:layer="layout" svg:width="1.905cm" svg:height="1.905cm" svg:x="27.352cm" svg:y="101.6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1" draw:layer="layout" svg:width="3.81cm" svg:height="1.597cm" svg:x="26.717cm" svg:y="103.869cm">
            <draw:text-box>
              <text:p text:style-name="P9"><text:span text:style-name="T1">Alarm</text:span></text:p>
            </draw:text-box>
          </draw:frame>
          <draw:connector draw:style-name="gr12" draw:text-style-name="P12" draw:layer="layout" draw:type="line" svg:x1="24.495cm" svg:y1="99.425cm" svg:x2="27.352cm" svg:y2="102.6cm" draw:end-shape="id19" draw:end-glue-point="6" svg:d="M24495 99425l2857 3175" svg:viewBox="0 0 2858 3176">
            <text:p/>
          </draw:connector>
          <draw:connector draw:style-name="gr12" draw:text-style-name="P12" draw:layer="layout" draw:type="line" svg:x1="27.035cm" svg:y1="99.425cm" svg:x2="27.631cm" svg:y2="101.926cm" draw:end-shape="id19" draw:end-glue-point="5" svg:d="M27035 99425l596 2501" svg:viewBox="0 0 597 2502">
            <text:p/>
          </draw:connector>
          <draw:connector draw:style-name="gr12" draw:text-style-name="P12" draw:layer="layout" draw:type="line" svg:x1="29.575cm" svg:y1="99.425cm" svg:x2="28.978cm" svg:y2="101.926cm" draw:start-shape="id20" draw:start-glue-point="8" draw:end-shape="id19" draw:end-glue-point="11" svg:d="M29575 99425l-597 2501" svg:viewBox="0 0 598 2502">
            <text:p/>
          </draw:connector>
          <draw:connector draw:style-name="gr12" draw:text-style-name="P12" draw:layer="layout" draw:type="line" svg:x1="32.115cm" svg:y1="99.425cm" svg:x2="29.257cm" svg:y2="102.6cm" draw:start-shape="id21" draw:start-glue-point="8" draw:end-shape="id19" draw:end-glue-point="10" svg:d="M32115 99425l-2858 3175" svg:viewBox="0 0 2859 3176">
            <text:p/>
          </draw:connector>
        </draw:g>
        <draw:line draw:style-name="gr13" draw:text-style-name="P12" draw:layer="layout" svg:x1="32.432cm" svg:y1="102.6cm" svg:x2="29.575cm" svg:y2="102.6cm">
          <text:p/>
        </draw:line>
        <draw:custom-shape draw:style-name="gr6" draw:text-style-name="P6" draw:layer="layout" svg:width="1.27cm" svg:height="1.27cm" svg:x="6.031cm" svg:y="98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24" draw:id="id24" draw:layer="layout" svg:width="1.27cm" svg:height="1.27cm" svg:x="13.651cm" svg:y="98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23" draw:id="id23" draw:layer="layout" svg:width="1.27cm" svg:height="1.27cm" svg:x="11.111cm" svg:y="98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7cm" svg:height="1.27cm" svg:x="8.571cm" svg:y="98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1.905cm" svg:height="1.905cm" svg:x="4.175cm" svg:y="101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draw:layer="layout" svg:width="4.812cm" svg:height="2.063cm" svg:x="2.22cm" svg:y="104.029cm">
          <draw:text-box>
            <text:p text:style-name="P9"><text:span text:style-name="T1">Alarm</text:span></text:p>
            <text:p text:style-name="P9"><text:span text:style-name="T2">Suppr</text:span><text:span text:style-name="T2">essor</text:span></text:p>
          </draw:text-box>
        </draw:frame>
        <draw:g>
          <draw:custom-shape draw:style-name="gr10" draw:text-style-name="P6" xml:id="id22" draw:id="id22" draw:layer="layout" svg:width="1.905cm" svg:height="1.905cm" svg:x="9.523cm" svg:y="101.6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1" draw:layer="layout" svg:width="3.81cm" svg:height="1.597cm" svg:x="8.888cm" svg:y="103.869cm">
            <draw:text-box>
              <text:p text:style-name="P9"><text:span text:style-name="T1">Alarm</text:span></text:p>
            </draw:text-box>
          </draw:frame>
          <draw:connector draw:style-name="gr12" draw:text-style-name="P12" draw:layer="layout" draw:type="line" svg:x1="6.666cm" svg:y1="99.425cm" svg:x2="9.523cm" svg:y2="102.6cm" draw:end-shape="id22" draw:end-glue-point="6" svg:d="M6666 99425l2857 3175" svg:viewBox="0 0 2858 3176">
            <text:p/>
          </draw:connector>
          <draw:connector draw:style-name="gr12" draw:text-style-name="P12" draw:layer="layout" draw:type="line" svg:x1="9.206cm" svg:y1="99.425cm" svg:x2="9.802cm" svg:y2="101.926cm" draw:end-shape="id22" draw:end-glue-point="5" svg:d="M9206 99425l596 2501" svg:viewBox="0 0 597 2502">
            <text:p/>
          </draw:connector>
          <draw:connector draw:style-name="gr12" draw:text-style-name="P12" draw:layer="layout" draw:type="line" svg:x1="11.746cm" svg:y1="99.425cm" svg:x2="11.149cm" svg:y2="101.926cm" draw:start-shape="id23" draw:start-glue-point="8" draw:end-shape="id22" draw:end-glue-point="11" svg:d="M11746 99425l-597 2501" svg:viewBox="0 0 598 2502">
            <text:p/>
          </draw:connector>
          <draw:connector draw:style-name="gr12" draw:text-style-name="P12" draw:layer="layout" draw:type="line" svg:x1="14.286cm" svg:y1="99.425cm" svg:x2="11.428cm" svg:y2="102.6cm" draw:start-shape="id24" draw:start-glue-point="8" draw:end-shape="id22" draw:end-glue-point="10" svg:d="M14286 99425l-2858 3175" svg:viewBox="0 0 2859 3176">
            <text:p/>
          </draw:connector>
        </draw:g>
        <draw:line draw:style-name="gr13" draw:text-style-name="P12" draw:layer="layout" svg:x1="6.396cm" svg:y1="102.925cm" svg:x2="9.253cm" svg:y2="102.909cm">
          <text:p/>
        </draw:line>
        <draw:g>
          <draw:custom-shape draw:style-name="gr1" draw:text-style-name="P1" draw:layer="layout" svg:width="9.525cm" svg:height="1.905cm" svg:x="23.542cm" svg:y="82.91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27cm" svg:height="1.269cm" svg:x="23.86cm" svg:y="83.232cm">
            <text:p/>
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(right-left)/2"/>
              <draw:equation draw:name="f5" draw:formula="$0"/>
              <draw:equation draw:name="f6" draw:formula="right-$0"/>
              <draw:equation draw:name="f7" draw:formula="($0+?f4)/2"/>
              <draw:equation draw:name="f8" draw:formula="?f1-?f7"/>
              <draw:handle draw:handle-position="$0 10800" draw:handle-range-x-minimum="0" draw:handle-range-x-maximum="10800"/>
            </draw:enhanced-geometry>
          </draw:custom-shape>
          <draw:custom-shape draw:style-name="gr5" draw:text-style-name="P5" draw:layer="layout" svg:width="1.27cm" svg:height="1.269cm" svg:x="31.48cm" svg:y="83.232cm">
            <text:p/>
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(right-left)/2"/>
              <draw:equation draw:name="f5" draw:formula="$0"/>
              <draw:equation draw:name="f6" draw:formula="right-$0"/>
              <draw:equation draw:name="f7" draw:formula="($0+?f4)/2"/>
              <draw:equation draw:name="f8" draw:formula="?f1-?f7"/>
              <draw:handle draw:handle-position="$0 10800" draw:handle-range-x-minimum="0" draw:handle-range-x-maximum="10800"/>
            </draw:enhanced-geometry>
          </draw:custom-shape>
          <draw:custom-shape draw:style-name="gr5" draw:text-style-name="P5" draw:layer="layout" svg:width="1.27cm" svg:height="1.269cm" svg:x="28.94cm" svg:y="83.233cm">
            <text:p/>
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(right-left)/2"/>
              <draw:equation draw:name="f5" draw:formula="$0"/>
              <draw:equation draw:name="f6" draw:formula="right-$0"/>
              <draw:equation draw:name="f7" draw:formula="($0+?f4)/2"/>
              <draw:equation draw:name="f8" draw:formula="?f1-?f7"/>
              <draw:handle draw:handle-position="$0 10800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9.525cm" svg:height="1.905cm" svg:x="5.762cm" svg:y="93.0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27cm" svg:height="1.269cm" svg:x="8.62cm" svg:y="93.393cm">
            <text:p/>
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(right-left)/2"/>
              <draw:equation draw:name="f5" draw:formula="$0"/>
              <draw:equation draw:name="f6" draw:formula="right-$0"/>
              <draw:equation draw:name="f7" draw:formula="($0+?f4)/2"/>
              <draw:equation draw:name="f8" draw:formula="?f1-?f7"/>
              <draw:handle draw:handle-position="$0 10800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9.525cm" svg:height="1.905cm" svg:x="5.762cm" svg:y="87.99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27cm" svg:height="1.269cm" svg:x="6.08cm" svg:y="88.312cm">
            <text:p/>
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(right-left)/2"/>
              <draw:equation draw:name="f5" draw:formula="$0"/>
              <draw:equation draw:name="f6" draw:formula="right-$0"/>
              <draw:equation draw:name="f7" draw:formula="($0+?f4)/2"/>
              <draw:equation draw:name="f8" draw:formula="?f1-?f7"/>
              <draw:handle draw:handle-position="$0 10800" draw:handle-range-x-minimum="0" draw:handle-range-x-maximum="10800"/>
            </draw:enhanced-geometry>
          </draw:custom-shape>
          <draw:custom-shape draw:style-name="gr5" draw:text-style-name="P5" draw:layer="layout" svg:width="1.27cm" svg:height="1.269cm" svg:x="8.62cm" svg:y="88.313cm">
            <text:p/>
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(right-left)/2"/>
              <draw:equation draw:name="f5" draw:formula="$0"/>
              <draw:equation draw:name="f6" draw:formula="right-$0"/>
              <draw:equation draw:name="f7" draw:formula="($0+?f4)/2"/>
              <draw:equation draw:name="f8" draw:formula="?f1-?f7"/>
              <draw:handle draw:handle-position="$0 10800" draw:handle-range-x-minimum="0" draw:handle-range-x-maximum="10800"/>
            </draw:enhanced-geometry>
          </draw:custom-shape>
        </draw:g>
        <draw:custom-shape draw:style-name="gr6" draw:text-style-name="P6" draw:layer="layout" svg:width="1.27cm" svg:height="1.27cm" svg:x="23.86cm" svg:y="98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7cm" svg:height="1.27cm" svg:x="31.48cm" svg:y="98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7cm" svg:height="1.27cm" svg:x="28.94cm" svg:y="98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7cm" svg:height="1.27cm" svg:x="26.4cm" svg:y="98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27cm" svg:height="1.27cm" svg:x="19.097cm" svg:y="96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1.905cm" svg:height="1.905cm" svg:x="32.609cm" svg:y="101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draw:layer="layout" svg:width="4.812cm" svg:height="2.063cm" svg:x="32.432cm" svg:y="104.646cm">
          <draw:text-box>
            <text:p text:style-name="P9"><text:span text:style-name="T1">Alarm</text:span></text:p>
            <text:p text:style-name="P9"><text:span text:style-name="T2">Suppr</text:span><text:span text:style-name="T2">essor</text:span></text:p>
          </draw:text-box>
        </draw:frame>
        <draw:line draw:style-name="gr13" draw:text-style-name="P12" draw:layer="layout" svg:x1="32.432cm" svg:y1="102.6cm" svg:x2="29.575cm" svg:y2="102.6cm">
          <text:p/>
        </draw:line>
        <draw:custom-shape draw:style-name="gr6" draw:text-style-name="P6" draw:layer="layout" svg:width="1.27cm" svg:height="1.27cm" svg:x="6.031cm" svg:y="98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27" draw:id="id27" draw:layer="layout" svg:width="1.27cm" svg:height="1.27cm" svg:x="13.651cm" svg:y="98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26" draw:id="id26" draw:layer="layout" svg:width="1.27cm" svg:height="1.27cm" svg:x="11.111cm" svg:y="98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7cm" svg:height="1.27cm" svg:x="8.571cm" svg:y="98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905cm" svg:height="1.905cm" svg:x="4.175cm" svg:y="101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draw:layer="layout" svg:width="4.812cm" svg:height="2.063cm" svg:x="2.22cm" svg:y="104.029cm">
          <draw:text-box>
            <text:p text:style-name="P9"><text:span text:style-name="T1">Alarm</text:span></text:p>
            <text:p text:style-name="P9"><text:span text:style-name="T2">Suppr</text:span><text:span text:style-name="T2">essor</text:span></text:p>
          </draw:text-box>
        </draw:frame>
        <draw:g>
          <draw:custom-shape draw:style-name="gr10" draw:text-style-name="P6" xml:id="id25" draw:id="id25" draw:layer="layout" svg:width="1.905cm" svg:height="1.905cm" svg:x="9.523cm" svg:y="101.6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1" draw:layer="layout" svg:width="3.81cm" svg:height="1.597cm" svg:x="8.888cm" svg:y="103.869cm">
            <draw:text-box>
              <text:p text:style-name="P9"><text:span text:style-name="T1">Alarm</text:span></text:p>
            </draw:text-box>
          </draw:frame>
          <draw:connector draw:style-name="gr12" draw:text-style-name="P12" draw:layer="layout" draw:type="line" svg:x1="6.666cm" svg:y1="99.425cm" svg:x2="9.523cm" svg:y2="102.6cm" draw:end-shape="id25" draw:end-glue-point="6" svg:d="M6666 99425l2857 3175" svg:viewBox="0 0 2858 3176">
            <text:p/>
          </draw:connector>
          <draw:connector draw:style-name="gr12" draw:text-style-name="P12" draw:layer="layout" draw:type="line" svg:x1="9.206cm" svg:y1="99.425cm" svg:x2="9.802cm" svg:y2="101.926cm" draw:end-shape="id25" draw:end-glue-point="5" svg:d="M9206 99425l596 2501" svg:viewBox="0 0 597 2502">
            <text:p/>
          </draw:connector>
          <draw:connector draw:style-name="gr12" draw:text-style-name="P12" draw:layer="layout" draw:type="line" svg:x1="11.746cm" svg:y1="99.425cm" svg:x2="11.149cm" svg:y2="101.926cm" draw:start-shape="id26" draw:start-glue-point="8" draw:end-shape="id25" draw:end-glue-point="11" svg:d="M11746 99425l-597 2501" svg:viewBox="0 0 598 2502">
            <text:p/>
          </draw:connector>
          <draw:connector draw:style-name="gr12" draw:text-style-name="P12" draw:layer="layout" draw:type="line" svg:x1="14.286cm" svg:y1="99.425cm" svg:x2="11.428cm" svg:y2="102.6cm" draw:start-shape="id27" draw:start-glue-point="8" draw:end-shape="id25" draw:end-glue-point="10" svg:d="M14286 99425l-2858 3175" svg:viewBox="0 0 2859 3176">
            <text:p/>
          </draw:connector>
        </draw:g>
        <draw:line draw:style-name="gr13" draw:text-style-name="P12" draw:layer="layout" svg:x1="6.396cm" svg:y1="102.925cm" svg:x2="9.253cm" svg:y2="102.909cm">
          <text:p/>
        </draw:line>
        <draw:frame draw:style-name="gr9" draw:text-style-name="P15" draw:layer="layout" svg:width="31.414cm" svg:height="18.393cm" svg:x="3.296cm" svg:y="2.899cm">
          <draw:text-box>
            <text:p text:style-name="P14"><text:span text:style-name="T3">A </text:span><text:span text:style-name="T3">hostile </text:span><text:span text:style-name="T3">alien </text:span><text:span text:style-name="T3">race, </text:span><text:span text:style-name="T3">the </text:span><text:span text:style-name="T3">Quarr</text:span><text:span text:style-name="T3">asi, </text:span><text:span text:style-name="T3">has </text:span><text:span text:style-name="T3">landed </text:span><text:span text:style-name="T3">on </text:span><text:span text:style-name="T3">Earth, </text:span><text:span text:style-name="T3">and </text:span><text:span text:style-name="T3">you’ve </text:span><text:span text:style-name="T3">been </text:span><text:span text:style-name="T3">captur</text:span><text:span text:style-name="T3">ed.</text:span></text:p>
            <text:p text:style-name="P14"><text:span text:style-name="T3">You’ve </text:span><text:span text:style-name="T3">manag</text:span><text:span text:style-name="T3">ed to </text:span><text:span text:style-name="T3">overpo</text:span><text:span text:style-name="T3">wer </text:span><text:span text:style-name="T3">your </text:span><text:span text:style-name="T3">guards</text:span><text:span text:style-name="T3">, even </text:span><text:span text:style-name="T3">though </text:span><text:span text:style-name="T3">they </text:span><text:span text:style-name="T3">are </text:span><text:span text:style-name="T3">enorm</text:span><text:span text:style-name="T3">ous </text:span><text:span text:style-name="T3">and </text:span><text:span text:style-name="T3">ten-</text:span></text:p>
            <text:p text:style-name="P14"><text:span text:style-name="T3">tacled, </text:span><text:span text:style-name="T3">but to </text:span><text:span text:style-name="T3">escap</text:span><text:span text:style-name="T3">e the </text:span><text:span text:style-name="T3">(still </text:span><text:span text:style-name="T3">ground</text:span><text:span text:style-name="T3">ed) </text:span><text:span text:style-name="T3">space</text:span><text:span text:style-name="T3">ship, </text:span><text:span text:style-name="T3">you </text:span><text:span text:style-name="T3">have </text:span><text:span text:style-name="T3">to </text:span><text:span text:style-name="T3">open </text:span><text:span text:style-name="T3">the </text:span><text:span text:style-name="T3">massi</text:span><text:span text:style-name="T3">ve</text:span></text:p>
            <text:p text:style-name="P14"><text:span text:style-name="T3">door. </text:span><text:span text:style-name="T3">The </text:span><text:span text:style-name="T3">instruc</text:span><text:span text:style-name="T3">tions </text:span><text:span text:style-name="T3">for </text:span><text:span text:style-name="T3">openin</text:span><text:span text:style-name="T3">g the </text:span><text:span text:style-name="T3">door </text:span><text:span text:style-name="T3">are, </text:span><text:span text:style-name="T3">oddly </text:span><text:span text:style-name="T3">enoug</text:span><text:span text:style-name="T3">h, </text:span><text:span text:style-name="T3">printed </text:span><text:span text:style-name="T3">in </text:span><text:span text:style-name="T3">Englis</text:span><text:span text:style-name="T3">h, but</text:span></text:p>
            <text:p text:style-name="P14"><text:span text:style-name="T3">it’s still </text:span><text:span text:style-name="T3">no </text:span><text:span text:style-name="T3">piece </text:span><text:span text:style-name="T3">of </text:span><text:span text:style-name="T3">cake. </text:span><text:span text:style-name="T3">To </text:span><text:span text:style-name="T3">open </text:span><text:span text:style-name="T3">the </text:span><text:span text:style-name="T3">door, </text:span><text:span text:style-name="T3">you </text:span><text:span text:style-name="T3">have </text:span><text:span text:style-name="T3">to </text:span><text:span text:style-name="T3">slide </text:span><text:span text:style-name="T3">the </text:span><text:span text:style-name="T3">three </text:span><text:span text:style-name="T3">bar-</text:span><text:span text:style-name="T3">shape</text:span><text:span text:style-name="T3">d</text:span></text:p>
            <text:p text:style-name="P14"><text:span text:style-name="T3">Kratzz </text:span><text:span text:style-name="T3">along </text:span><text:span text:style-name="T3">tracks </text:span><text:span text:style-name="T3">that </text:span><text:span text:style-name="T3">lead </text:span><text:span text:style-name="T3">from </text:span><text:span text:style-name="T3">the </text:span><text:span text:style-name="T3">right </text:span><text:span text:style-name="T3">recept</text:span><text:span text:style-name="T3">or to </text:span><text:span text:style-name="T3">the left </text:span><text:span text:style-name="T3">recept</text:span><text:span text:style-name="T3">or, </text:span><text:span text:style-name="T3">which </text:span><text:span text:style-name="T3">lies at</text:span></text:p>
            <text:p text:style-name="P14"><text:span text:style-name="T3">the </text:span><text:span text:style-name="T3">end of </text:span><text:span text:style-name="T3">the </text:span><text:span text:style-name="T3">door, </text:span><text:span text:style-name="T3">10 feet </text:span><text:span text:style-name="T3">away.</text:span></text:p>
            <text:p text:style-name="P14"><text:span text:style-name="T4"/></text:p>
            <text:p text:style-name="P14"><text:span text:style-name="T3">That’s </text:span><text:span text:style-name="T3">easy </text:span><text:span text:style-name="T3">enoug</text:span><text:span text:style-name="T3">h, but </text:span><text:span text:style-name="T3">you </text:span><text:span text:style-name="T3">have </text:span><text:span text:style-name="T3">to </text:span><text:span text:style-name="T3">avoid </text:span><text:span text:style-name="T3">setting </text:span><text:span text:style-name="T3">off the </text:span><text:span text:style-name="T3">alarms</text:span><text:span text:style-name="T3">, which </text:span><text:span text:style-name="T3">work </text:span><text:span text:style-name="T3">as</text:span></text:p>
            <text:p text:style-name="P14"><text:span text:style-name="T3">follows</text:span><text:span text:style-name="T3">. On </text:span><text:span text:style-name="T3">each </text:span><text:span text:style-name="T3">Kratzz </text:span><text:span text:style-name="T3">are </text:span><text:span text:style-name="T3">one or </text:span><text:span text:style-name="T3">more </text:span><text:span text:style-name="T3">star-</text:span><text:span text:style-name="T3">shape</text:span><text:span text:style-name="T3">d </text:span><text:span text:style-name="T3">crystal </text:span><text:span text:style-name="T3">power </text:span><text:span text:style-name="T3">gems </text:span><text:span text:style-name="T3">known </text:span><text:span text:style-name="T3">as</text:span></text:p>
            <text:p text:style-name="P14"><text:span text:style-name="T3">Quinic</text:span><text:span text:style-name="T3">rys. </text:span><text:span text:style-name="T3">Each </text:span><text:span text:style-name="T3">recept</text:span><text:span text:style-name="T3">or has </text:span><text:span text:style-name="T3">four </text:span><text:span text:style-name="T3">sensor</text:span><text:span text:style-name="T3">s that </text:span><text:span text:style-name="T3">light </text:span><text:span text:style-name="T3">up if </text:span><text:span text:style-name="T3">the </text:span><text:span text:style-name="T3">numbe</text:span><text:span text:style-name="T3">r of </text:span><text:span text:style-name="T3">Quinic</text:span><text:span text:style-name="T3">rys in</text:span></text:p>
            <text:p text:style-name="P14"><text:span text:style-name="T3">the </text:span><text:span text:style-name="T3">colum</text:span><text:span text:style-name="T3">n </text:span><text:span text:style-name="T3">above </text:span><text:span text:style-name="T3">is </text:span><text:span text:style-name="T3">even. </text:span><text:span text:style-name="T3">An </text:span><text:span text:style-name="T3">alarm </text:span><text:span text:style-name="T3">goes </text:span><text:span text:style-name="T3">off if </text:span><text:span text:style-name="T3">the </text:span><text:span text:style-name="T3">numbe</text:span><text:span text:style-name="T3">r of lit </text:span><text:span text:style-name="T3">sensor</text:span><text:span text:style-name="T3">s is </text:span><text:span text:style-name="T3">ever </text:span><text:span text:style-name="T3">exactl</text:span><text:span text:style-name="T3">y</text:span></text:p>
            <text:p text:style-name="P14"><text:span text:style-name="T3">one. </text:span><text:span text:style-name="T3">Note </text:span><text:span text:style-name="T3">that </text:span><text:span text:style-name="T3">each </text:span><text:span text:style-name="T3">recept</text:span><text:span text:style-name="T3">or’s </text:span><text:span text:style-name="T3">alarm </text:span><text:span text:style-name="T3">is </text:span><text:span text:style-name="T3">separa</text:span><text:span text:style-name="T3">te: You </text:span><text:span text:style-name="T3">can’t </text:span><text:span text:style-name="T3">ever </text:span><text:span text:style-name="T3">have </text:span><text:span text:style-name="T3">exactl</text:span><text:span text:style-name="T3">y one</text:span></text:p>
            <text:p text:style-name="P14"><text:span text:style-name="T3">sensor </text:span><text:span text:style-name="T3">lit for </text:span><text:span text:style-name="T3">the left </text:span><text:span text:style-name="T3">recept</text:span><text:span text:style-name="T3">or or </text:span><text:span text:style-name="T3">for the </text:span><text:span text:style-name="T3">right </text:span><text:span text:style-name="T3">recept</text:span><text:span text:style-name="T3">or. The </text:span><text:span text:style-name="T3">good </text:span><text:span text:style-name="T3">news </text:span><text:span text:style-name="T3">is that </text:span><text:span text:style-name="T3">each</text:span></text:p>
            <text:p text:style-name="P14"><text:span text:style-name="T3">alarm </text:span><text:span text:style-name="T3">is </text:span><text:span text:style-name="T3">equipp</text:span><text:span text:style-name="T3">ed </text:span><text:span text:style-name="T3">with a </text:span><text:span text:style-name="T3">suppre</text:span><text:span text:style-name="T3">ssor, </text:span><text:span text:style-name="T3">which </text:span><text:span text:style-name="T3">keeps </text:span><text:span text:style-name="T3">the </text:span><text:span text:style-name="T3">alarm </text:span><text:span text:style-name="T3">from </text:span><text:span text:style-name="T3">soundi</text:span><text:span text:style-name="T3">ng as </text:span><text:span text:style-name="T3">long </text:span><text:span text:style-name="T3">as</text:span></text:p>
            <text:p text:style-name="P14"><text:span text:style-name="T3">the </text:span><text:span text:style-name="T3">button </text:span><text:span text:style-name="T3">is </text:span><text:span text:style-name="T3">presse</text:span><text:span text:style-name="T3">d. If </text:span><text:span text:style-name="T3">you </text:span><text:span text:style-name="T3">could </text:span><text:span text:style-name="T3">press </text:span><text:span text:style-name="T3">both </text:span><text:span text:style-name="T3">suppre</text:span><text:span text:style-name="T3">ssors </text:span><text:span text:style-name="T3">at </text:span><text:span text:style-name="T3">once, </text:span><text:span text:style-name="T3">the </text:span><text:span text:style-name="T3">proble</text:span><text:span text:style-name="T3">m </text:span><text:span text:style-name="T3">would</text:span></text:p>
            <text:p text:style-name="P14"><text:span text:style-name="T5">be </text:span><text:span text:style-name="T5">easy, </text:span><text:span text:style-name="T5">but </text:span><text:span text:style-name="T5">you </text:span><text:span text:style-name="T5">can’t </text:span><text:span text:style-name="T5">since </text:span><text:span text:style-name="T5">you </text:span><text:span text:style-name="T5">have </text:span><text:span text:style-name="T5">short </text:span><text:span text:style-name="T5">huma</text:span><text:span text:style-name="T5">n </text:span><text:span text:style-name="T5">arms </text:span><text:span text:style-name="T5">rather </text:span><text:span text:style-name="T5">than </text:span><text:span text:style-name="T5">long </text:span><text:span text:style-name="T5">Quara</text:span><text:span text:style-name="T5">ssi</text:span></text:p>
            <text:p text:style-name="P14"><text:span text:style-name="T3">Tentac</text:span><text:span text:style-name="T3">les.</text:span></text:p>
            <text:p text:style-name="P14"><text:span text:style-name="T4"/></text:p>
            <text:p text:style-name="P14"><text:span text:style-name="T3">Given </text:span><text:span text:style-name="T3">all of </text:span><text:span text:style-name="T3">this, </text:span><text:span text:style-name="T3">how </text:span><text:span text:style-name="T3">do you </text:span><text:span text:style-name="T3">slide </text:span><text:span text:style-name="T3">the </text:span><text:span text:style-name="T3">Kratzz </text:span><text:span text:style-name="T3">to </text:span><text:span text:style-name="T3">open </text:span><text:span text:style-name="T3">the </text:span><text:span text:style-name="T3">door </text:span><text:span text:style-name="T3">withou</text:span><text:span text:style-name="T3">t </text:span><text:span text:style-name="T3">activati</text:span><text:span text:style-name="T3">ng</text:span></text:p>
            <text:p text:style-name="P14"><text:span text:style-name="T3">either </text:span><text:span text:style-name="T3">alarm?</text:span></text:p>
          </draw:text-box>
        </draw:frame>
        <draw:frame draw:style-name="gr9" draw:text-style-name="P16" draw:layer="layout" svg:width="10.654cm" svg:height="1.673cm" svg:x="14.158cm" svg:y="22.59cm">
          <draw:text-box>
            <text:p><text:span text:style-name="T6">Sta</text:span><text:span text:style-name="T6">rtin</text:span><text:span text:style-name="T6">g </text:span><text:span text:style-name="T6">Pos</text:span><text:span text:style-name="T6">itio</text:span><text:span text:style-name="T6">n</text:span></text:p>
          </draw:text-box>
        </draw:frame>
        <draw:frame draw:style-name="gr15" draw:text-style-name="P17" draw:layer="layout" svg:width="6.35cm" svg:height="1.587cm" svg:x="1.952cm" svg:y="106.391cm">
          <draw:text-box>
            <text:p text:style-name="P9"><text:span text:style-name="T7">*PRE</text:span><text:span text:style-name="T7">SSE</text:span><text:span text:style-name="T7">D*</text:span></text:p>
          </draw:text-box>
        </draw:frame>
        <draw:custom-shape draw:style-name="gr1" draw:text-style-name="P1" draw:layer="layout" svg:width="9.525cm" svg:height="1.905cm" svg:x="23.542cm" svg:y="121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25cm" svg:height="1.905cm" svg:x="23.542cm" svg:y="116.887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2" draw:text-style-name="P2" draw:layer="layout" svg:width="1.27cm" svg:height="15.24cm" svg:x="31.48cm" svg:y="110.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7cm" svg:height="15.24cm" svg:x="23.86cm" svg:y="110.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7cm" svg:height="15.24cm" svg:x="26.4cm" svg:y="110.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7cm" svg:height="15.24cm" svg:x="28.94cm" svg:y="110.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7cm" svg:height="15.24cm" svg:x="13.7cm" svg:y="110.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7cm" svg:height="15.24cm" svg:x="6.08cm" svg:y="110.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7cm" svg:height="15.24cm" svg:x="8.62cm" svg:y="110.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7cm" svg:height="15.24cm" svg:x="11.16cm" svg:y="110.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3" draw:layer="layout" svg:width="29.21cm" svg:height="2.54cm" svg:x="4.81cm" svg:y="111.4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29.21cm" svg:height="2.54cm" svg:x="4.81cm" svg:y="116.5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29.21cm" svg:height="2.54cm" svg:x="4.81cm" svg:y="121.65cm">
              <text:p/>
              <draw:enhanced-geometry svg:viewBox="0 0 21600 21600" draw:type="rectangle" draw:enhanced-path="M 0 0 L 21600 0 21600 21600 0 21600 0 0 Z N"/>
            </draw:custom-shape>
          </draw:g>
          <draw:line draw:style-name="gr4" draw:text-style-name="P4" draw:layer="layout" svg:x1="5.445cm" svg:y1="112.76cm" svg:x2="33.385cm" svg:y2="112.76cm">
            <text:p/>
          </draw:line>
          <draw:line draw:style-name="gr4" draw:text-style-name="P4" draw:layer="layout" svg:x1="5.445cm" svg:y1="122.92cm" svg:x2="33.385cm" svg:y2="122.92cm">
            <text:p/>
          </draw:line>
          <draw:line draw:style-name="gr4" draw:text-style-name="P4" draw:layer="layout" svg:x1="5.445cm" svg:y1="117.84cm" svg:x2="33.385cm" svg:y2="117.84cm">
            <text:p/>
          </draw:line>
        </draw:g>
        <draw:custom-shape draw:style-name="gr7" draw:text-style-name="P7" draw:layer="layout" svg:width="1.27cm" svg:height="1.27cm" svg:x="19.097cm" svg:y="125.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" draw:text-style-name="P1" draw:layer="layout" svg:width="9.525cm" svg:height="1.905cm" svg:x="23.542cm" svg:y="111.80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27cm" svg:height="1.269cm" svg:x="23.86cm" svg:y="112.125cm">
            <text:p/>
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(right-left)/2"/>
              <draw:equation draw:name="f5" draw:formula="$0"/>
              <draw:equation draw:name="f6" draw:formula="right-$0"/>
              <draw:equation draw:name="f7" draw:formula="($0+?f4)/2"/>
              <draw:equation draw:name="f8" draw:formula="?f1-?f7"/>
              <draw:handle draw:handle-position="$0 10800" draw:handle-range-x-minimum="0" draw:handle-range-x-maximum="10800"/>
            </draw:enhanced-geometry>
          </draw:custom-shape>
          <draw:custom-shape draw:style-name="gr5" draw:text-style-name="P5" draw:layer="layout" svg:width="1.27cm" svg:height="1.269cm" svg:x="31.48cm" svg:y="112.125cm">
            <text:p/>
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(right-left)/2"/>
              <draw:equation draw:name="f5" draw:formula="$0"/>
              <draw:equation draw:name="f6" draw:formula="right-$0"/>
              <draw:equation draw:name="f7" draw:formula="($0+?f4)/2"/>
              <draw:equation draw:name="f8" draw:formula="?f1-?f7"/>
              <draw:handle draw:handle-position="$0 10800" draw:handle-range-x-minimum="0" draw:handle-range-x-maximum="10800"/>
            </draw:enhanced-geometry>
          </draw:custom-shape>
          <draw:custom-shape draw:style-name="gr5" draw:text-style-name="P5" draw:layer="layout" svg:width="1.27cm" svg:height="1.269cm" svg:x="28.94cm" svg:y="112.126cm">
            <text:p/>
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(right-left)/2"/>
              <draw:equation draw:name="f5" draw:formula="$0"/>
              <draw:equation draw:name="f6" draw:formula="right-$0"/>
              <draw:equation draw:name="f7" draw:formula="($0+?f4)/2"/>
              <draw:equation draw:name="f8" draw:formula="?f1-?f7"/>
              <draw:handle draw:handle-position="$0 10800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9.525cm" svg:height="1.905cm" svg:x="5.762cm" svg:y="121.96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27cm" svg:height="1.269cm" svg:x="8.62cm" svg:y="122.286cm">
            <text:p/>
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(right-left)/2"/>
              <draw:equation draw:name="f5" draw:formula="$0"/>
              <draw:equation draw:name="f6" draw:formula="right-$0"/>
              <draw:equation draw:name="f7" draw:formula="($0+?f4)/2"/>
              <draw:equation draw:name="f8" draw:formula="?f1-?f7"/>
              <draw:handle draw:handle-position="$0 10800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9.525cm" svg:height="1.905cm" svg:x="23.542cm" svg:y="116.88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27cm" svg:height="1.269cm" svg:x="23.86cm" svg:y="117.205cm">
            <text:p/>
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(right-left)/2"/>
              <draw:equation draw:name="f5" draw:formula="$0"/>
              <draw:equation draw:name="f6" draw:formula="right-$0"/>
              <draw:equation draw:name="f7" draw:formula="($0+?f4)/2"/>
              <draw:equation draw:name="f8" draw:formula="?f1-?f7"/>
              <draw:handle draw:handle-position="$0 10800" draw:handle-range-x-minimum="0" draw:handle-range-x-maximum="10800"/>
            </draw:enhanced-geometry>
          </draw:custom-shape>
          <draw:custom-shape draw:style-name="gr5" draw:text-style-name="P5" draw:layer="layout" svg:width="1.27cm" svg:height="1.269cm" svg:x="26.4cm" svg:y="117.206cm">
            <text:p/>
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(right-left)/2"/>
              <draw:equation draw:name="f5" draw:formula="$0"/>
              <draw:equation draw:name="f6" draw:formula="right-$0"/>
              <draw:equation draw:name="f7" draw:formula="($0+?f4)/2"/>
              <draw:equation draw:name="f8" draw:formula="?f1-?f7"/>
              <draw:handle draw:handle-position="$0 10800" draw:handle-range-x-minimum="0" draw:handle-range-x-maximum="10800"/>
            </draw:enhanced-geometry>
          </draw:custom-shape>
        </draw:g>
        <draw:custom-shape draw:style-name="gr7" draw:text-style-name="P7" draw:layer="layout" svg:width="1.27cm" svg:height="1.27cm" svg:x="19.097cm" svg:y="125.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7cm" svg:height="1.27cm" svg:x="23.86cm" svg:y="127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30" draw:id="id30" draw:layer="layout" svg:width="1.27cm" svg:height="1.27cm" svg:x="31.48cm" svg:y="127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29" draw:id="id29" draw:layer="layout" svg:width="1.27cm" svg:height="1.27cm" svg:x="28.94cm" svg:y="127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7cm" svg:height="1.27cm" svg:x="26.4cm" svg:y="127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8" draw:layer="layout" svg:width="1.905cm" svg:height="1.905cm" svg:x="32.609cm" svg:y="130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draw:layer="layout" svg:width="4.812cm" svg:height="2.063cm" svg:x="32.432cm" svg:y="133.856cm">
          <draw:text-box>
            <text:p text:style-name="P9"><text:span text:style-name="T1">Alarm</text:span></text:p>
            <text:p text:style-name="P9"><text:span text:style-name="T2">Suppr</text:span><text:span text:style-name="T2">essor</text:span></text:p>
          </draw:text-box>
        </draw:frame>
        <draw:g>
          <draw:custom-shape draw:style-name="gr10" draw:text-style-name="P6" xml:id="id28" draw:id="id28" draw:layer="layout" svg:width="1.905cm" svg:height="1.905cm" svg:x="27.352cm" svg:y="130.8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1" draw:layer="layout" svg:width="3.81cm" svg:height="1.597cm" svg:x="26.717cm" svg:y="133.079cm">
            <draw:text-box>
              <text:p text:style-name="P9"><text:span text:style-name="T1">Alarm</text:span></text:p>
            </draw:text-box>
          </draw:frame>
          <draw:connector draw:style-name="gr12" draw:text-style-name="P12" draw:layer="layout" draw:type="line" svg:x1="24.495cm" svg:y1="128.635cm" svg:x2="27.352cm" svg:y2="131.81cm" draw:end-shape="id28" draw:end-glue-point="6" svg:d="M24495 128635l2857 3175" svg:viewBox="0 0 2858 3176">
            <text:p/>
          </draw:connector>
          <draw:connector draw:style-name="gr12" draw:text-style-name="P12" draw:layer="layout" draw:type="line" svg:x1="27.035cm" svg:y1="128.635cm" svg:x2="27.631cm" svg:y2="131.136cm" draw:end-shape="id28" draw:end-glue-point="5" svg:d="M27035 128635l596 2501" svg:viewBox="0 0 597 2502">
            <text:p/>
          </draw:connector>
          <draw:connector draw:style-name="gr12" draw:text-style-name="P12" draw:layer="layout" draw:type="line" svg:x1="29.575cm" svg:y1="128.635cm" svg:x2="28.978cm" svg:y2="131.136cm" draw:start-shape="id29" draw:start-glue-point="8" draw:end-shape="id28" draw:end-glue-point="11" svg:d="M29575 128635l-597 2501" svg:viewBox="0 0 598 2502">
            <text:p/>
          </draw:connector>
          <draw:connector draw:style-name="gr12" draw:text-style-name="P12" draw:layer="layout" draw:type="line" svg:x1="32.115cm" svg:y1="128.635cm" svg:x2="29.257cm" svg:y2="131.81cm" draw:start-shape="id30" draw:start-glue-point="8" draw:end-shape="id28" draw:end-glue-point="10" svg:d="M32115 128635l-2858 3175" svg:viewBox="0 0 2859 3176">
            <text:p/>
          </draw:connector>
        </draw:g>
        <draw:line draw:style-name="gr13" draw:text-style-name="P12" draw:layer="layout" svg:x1="32.432cm" svg:y1="131.81cm" svg:x2="29.575cm" svg:y2="131.81cm">
          <text:p/>
        </draw:line>
        <draw:custom-shape draw:style-name="gr6" draw:text-style-name="P6" draw:layer="layout" svg:width="1.27cm" svg:height="1.27cm" svg:x="6.031cm" svg:y="127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33" draw:id="id33" draw:layer="layout" svg:width="1.27cm" svg:height="1.27cm" svg:x="13.651cm" svg:y="127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32" draw:id="id32" draw:layer="layout" svg:width="1.27cm" svg:height="1.27cm" svg:x="11.111cm" svg:y="127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7cm" svg:height="1.27cm" svg:x="8.571cm" svg:y="127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1.905cm" svg:height="1.905cm" svg:x="4.175cm" svg:y="130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draw:layer="layout" svg:width="4.812cm" svg:height="2.063cm" svg:x="2.22cm" svg:y="133.239cm">
          <draw:text-box>
            <text:p text:style-name="P9"><text:span text:style-name="T1">Alarm</text:span></text:p>
            <text:p text:style-name="P9"><text:span text:style-name="T2">Suppr</text:span><text:span text:style-name="T2">essor</text:span></text:p>
          </draw:text-box>
        </draw:frame>
        <draw:g>
          <draw:custom-shape draw:style-name="gr10" draw:text-style-name="P6" xml:id="id31" draw:id="id31" draw:layer="layout" svg:width="1.905cm" svg:height="1.905cm" svg:x="9.523cm" svg:y="130.8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1" draw:layer="layout" svg:width="3.81cm" svg:height="1.597cm" svg:x="8.888cm" svg:y="133.079cm">
            <draw:text-box>
              <text:p text:style-name="P9"><text:span text:style-name="T1">Alarm</text:span></text:p>
            </draw:text-box>
          </draw:frame>
          <draw:connector draw:style-name="gr12" draw:text-style-name="P12" draw:layer="layout" draw:type="line" svg:x1="6.666cm" svg:y1="128.635cm" svg:x2="9.523cm" svg:y2="131.81cm" draw:end-shape="id31" draw:end-glue-point="6" svg:d="M6666 128635l2857 3175" svg:viewBox="0 0 2858 3176">
            <text:p/>
          </draw:connector>
          <draw:connector draw:style-name="gr12" draw:text-style-name="P12" draw:layer="layout" draw:type="line" svg:x1="9.206cm" svg:y1="128.635cm" svg:x2="9.802cm" svg:y2="131.136cm" draw:end-shape="id31" draw:end-glue-point="5" svg:d="M9206 128635l596 2501" svg:viewBox="0 0 597 2502">
            <text:p/>
          </draw:connector>
          <draw:connector draw:style-name="gr12" draw:text-style-name="P12" draw:layer="layout" draw:type="line" svg:x1="11.746cm" svg:y1="128.635cm" svg:x2="11.149cm" svg:y2="131.136cm" draw:start-shape="id32" draw:start-glue-point="8" draw:end-shape="id31" draw:end-glue-point="11" svg:d="M11746 128635l-597 2501" svg:viewBox="0 0 598 2502">
            <text:p/>
          </draw:connector>
          <draw:connector draw:style-name="gr12" draw:text-style-name="P12" draw:layer="layout" draw:type="line" svg:x1="14.286cm" svg:y1="128.635cm" svg:x2="11.428cm" svg:y2="131.81cm" draw:start-shape="id33" draw:start-glue-point="8" draw:end-shape="id31" draw:end-glue-point="10" svg:d="M14286 128635l-2858 3175" svg:viewBox="0 0 2859 3176">
            <text:p/>
          </draw:connector>
        </draw:g>
        <draw:line draw:style-name="gr13" draw:text-style-name="P12" draw:layer="layout" svg:x1="6.396cm" svg:y1="132.135cm" svg:x2="9.253cm" svg:y2="132.119cm">
          <text:p/>
        </draw:line>
        <draw:custom-shape draw:style-name="gr6" draw:text-style-name="P6" draw:layer="layout" svg:width="1.27cm" svg:height="1.27cm" svg:x="23.86cm" svg:y="127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7cm" svg:height="1.27cm" svg:x="31.48cm" svg:y="127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7cm" svg:height="1.27cm" svg:x="28.94cm" svg:y="127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7cm" svg:height="1.27cm" svg:x="26.4cm" svg:y="127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draw:layer="layout" svg:width="4.812cm" svg:height="2.063cm" svg:x="32.432cm" svg:y="133.856cm">
          <draw:text-box>
            <text:p text:style-name="P9"><text:span text:style-name="T1">Alarm</text:span></text:p>
            <text:p text:style-name="P9"><text:span text:style-name="T2">Suppr</text:span><text:span text:style-name="T2">essor</text:span></text:p>
          </draw:text-box>
        </draw:frame>
        <draw:line draw:style-name="gr13" draw:text-style-name="P12" draw:layer="layout" svg:x1="32.432cm" svg:y1="131.81cm" svg:x2="29.575cm" svg:y2="131.81cm">
          <text:p/>
        </draw:line>
        <draw:custom-shape draw:style-name="gr6" draw:text-style-name="P6" draw:layer="layout" svg:width="1.27cm" svg:height="1.27cm" svg:x="6.031cm" svg:y="127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36" draw:id="id36" draw:layer="layout" svg:width="1.27cm" svg:height="1.27cm" svg:x="13.651cm" svg:y="127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35" draw:id="id35" draw:layer="layout" svg:width="1.27cm" svg:height="1.27cm" svg:x="11.111cm" svg:y="127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7cm" svg:height="1.27cm" svg:x="8.571cm" svg:y="127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draw:layer="layout" svg:width="4.812cm" svg:height="2.063cm" svg:x="2.22cm" svg:y="133.239cm">
          <draw:text-box>
            <text:p text:style-name="P9"><text:span text:style-name="T1">Alarm</text:span></text:p>
            <text:p text:style-name="P9"><text:span text:style-name="T2">Suppr</text:span><text:span text:style-name="T2">essor</text:span></text:p>
          </draw:text-box>
        </draw:frame>
        <draw:g>
          <draw:custom-shape draw:style-name="gr10" draw:text-style-name="P6" xml:id="id34" draw:id="id34" draw:layer="layout" svg:width="1.905cm" svg:height="1.905cm" svg:x="9.523cm" svg:y="130.8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1" draw:layer="layout" svg:width="3.81cm" svg:height="1.597cm" svg:x="8.888cm" svg:y="133.079cm">
            <draw:text-box>
              <text:p text:style-name="P9"><text:span text:style-name="T1">Alarm</text:span></text:p>
            </draw:text-box>
          </draw:frame>
          <draw:connector draw:style-name="gr12" draw:text-style-name="P12" draw:layer="layout" draw:type="line" svg:x1="6.666cm" svg:y1="128.635cm" svg:x2="9.523cm" svg:y2="131.81cm" draw:end-shape="id34" draw:end-glue-point="6" svg:d="M6666 128635l2857 3175" svg:viewBox="0 0 2858 3176">
            <text:p/>
          </draw:connector>
          <draw:connector draw:style-name="gr12" draw:text-style-name="P12" draw:layer="layout" draw:type="line" svg:x1="9.206cm" svg:y1="128.635cm" svg:x2="9.802cm" svg:y2="131.136cm" draw:end-shape="id34" draw:end-glue-point="5" svg:d="M9206 128635l596 2501" svg:viewBox="0 0 597 2502">
            <text:p/>
          </draw:connector>
          <draw:connector draw:style-name="gr12" draw:text-style-name="P12" draw:layer="layout" draw:type="line" svg:x1="11.746cm" svg:y1="128.635cm" svg:x2="11.149cm" svg:y2="131.136cm" draw:start-shape="id35" draw:start-glue-point="8" draw:end-shape="id34" draw:end-glue-point="11" svg:d="M11746 128635l-597 2501" svg:viewBox="0 0 598 2502">
            <text:p/>
          </draw:connector>
          <draw:connector draw:style-name="gr12" draw:text-style-name="P12" draw:layer="layout" draw:type="line" svg:x1="14.286cm" svg:y1="128.635cm" svg:x2="11.428cm" svg:y2="131.81cm" draw:start-shape="id36" draw:start-glue-point="8" draw:end-shape="id34" draw:end-glue-point="10" svg:d="M14286 128635l-2858 3175" svg:viewBox="0 0 2859 3176">
            <text:p/>
          </draw:connector>
        </draw:g>
        <draw:line draw:style-name="gr13" draw:text-style-name="P12" draw:layer="layout" svg:x1="6.396cm" svg:y1="132.135cm" svg:x2="9.253cm" svg:y2="132.119cm">
          <text:p/>
        </draw:line>
        <draw:custom-shape draw:style-name="gr8" draw:text-style-name="P8" draw:layer="layout" svg:width="1.905cm" svg:height="1.905cm" svg:x="4.175cm" svg:y="130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9" draw:layer="layout" svg:x1="23.224cm" svg:y1="60.69cm" svg:x2="15.922cm" svg:y2="60.69cm">
          <text:p/>
        </draw:line>
        <draw:line draw:style-name="gr17" draw:text-style-name="P19" draw:layer="layout" svg:x1="23.225cm" svg:y1="93.392cm" svg:x2="15.923cm" svg:y2="93.392cm">
          <text:p/>
        </draw:line>
        <draw:line draw:style-name="gr18" draw:text-style-name="P19" draw:layer="layout" svg:x1="14.97cm" svg:y1="117.205cm" svg:x2="23.225cm" svg:y2="117.205cm">
          <text:p/>
        </draw:line>
        <draw:frame draw:style-name="gr15" draw:text-style-name="P17" draw:layer="layout" svg:width="6.35cm" svg:height="1.587cm" svg:x="30.527cm" svg:y="135.937cm">
          <draw:text-box>
            <text:p text:style-name="P9"><text:span text:style-name="T7">*PRE</text:span><text:span text:style-name="T7">SSE</text:span><text:span text:style-name="T7">D*</text:span></text:p>
          </draw:text-box>
        </draw:frame>
        <draw:custom-shape draw:style-name="gr1" draw:text-style-name="P20" draw:layer="layout" svg:width="9.525cm" svg:height="1.905cm" svg:x="23.542cm" svg:y="121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0" draw:layer="layout" svg:width="9.525cm" svg:height="1.905cm" svg:x="23.542cm" svg:y="116.887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2" draw:text-style-name="P2" draw:layer="layout" svg:width="1.27cm" svg:height="15.24cm" svg:x="31.48cm" svg:y="110.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7cm" svg:height="15.24cm" svg:x="23.86cm" svg:y="110.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7cm" svg:height="15.24cm" svg:x="26.4cm" svg:y="110.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7cm" svg:height="15.24cm" svg:x="28.94cm" svg:y="110.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7cm" svg:height="15.24cm" svg:x="13.7cm" svg:y="110.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7cm" svg:height="15.24cm" svg:x="6.08cm" svg:y="110.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7cm" svg:height="15.24cm" svg:x="8.62cm" svg:y="110.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7cm" svg:height="15.24cm" svg:x="11.16cm" svg:y="110.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3" draw:layer="layout" svg:width="29.21cm" svg:height="2.54cm" svg:x="4.81cm" svg:y="111.4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29.21cm" svg:height="2.54cm" svg:x="4.81cm" svg:y="116.5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29.21cm" svg:height="2.54cm" svg:x="4.81cm" svg:y="121.65cm">
              <text:p/>
              <draw:enhanced-geometry svg:viewBox="0 0 21600 21600" draw:type="rectangle" draw:enhanced-path="M 0 0 L 21600 0 21600 21600 0 21600 0 0 Z N"/>
            </draw:custom-shape>
          </draw:g>
          <draw:line draw:style-name="gr4" draw:text-style-name="P4" draw:layer="layout" svg:x1="5.445cm" svg:y1="112.76cm" svg:x2="33.385cm" svg:y2="112.76cm">
            <text:p/>
          </draw:line>
          <draw:line draw:style-name="gr4" draw:text-style-name="P4" draw:layer="layout" svg:x1="5.445cm" svg:y1="122.92cm" svg:x2="33.385cm" svg:y2="122.92cm">
            <text:p/>
          </draw:line>
          <draw:line draw:style-name="gr4" draw:text-style-name="P4" draw:layer="layout" svg:x1="5.445cm" svg:y1="117.84cm" svg:x2="33.385cm" svg:y2="117.84cm">
            <text:p/>
          </draw:line>
        </draw:g>
        <draw:g>
          <draw:custom-shape draw:style-name="gr1" draw:text-style-name="P20" draw:layer="layout" svg:width="9.525cm" svg:height="1.905cm" svg:x="23.542cm" svg:y="111.80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1" draw:layer="layout" svg:width="1.27cm" svg:height="1.269cm" svg:x="23.86cm" svg:y="112.125cm">
            <text:p/>
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(right-left)/2"/>
              <draw:equation draw:name="f5" draw:formula="$0"/>
              <draw:equation draw:name="f6" draw:formula="right-$0"/>
              <draw:equation draw:name="f7" draw:formula="($0+?f4)/2"/>
              <draw:equation draw:name="f8" draw:formula="?f1-?f7"/>
              <draw:handle draw:handle-position="$0 10800" draw:handle-range-x-minimum="0" draw:handle-range-x-maximum="10800"/>
            </draw:enhanced-geometry>
          </draw:custom-shape>
          <draw:custom-shape draw:style-name="gr5" draw:text-style-name="P21" draw:layer="layout" svg:width="1.27cm" svg:height="1.269cm" svg:x="31.48cm" svg:y="112.125cm">
            <text:p/>
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(right-left)/2"/>
              <draw:equation draw:name="f5" draw:formula="$0"/>
              <draw:equation draw:name="f6" draw:formula="right-$0"/>
              <draw:equation draw:name="f7" draw:formula="($0+?f4)/2"/>
              <draw:equation draw:name="f8" draw:formula="?f1-?f7"/>
              <draw:handle draw:handle-position="$0 10800" draw:handle-range-x-minimum="0" draw:handle-range-x-maximum="10800"/>
            </draw:enhanced-geometry>
          </draw:custom-shape>
          <draw:custom-shape draw:style-name="gr5" draw:text-style-name="P21" draw:layer="layout" svg:width="1.27cm" svg:height="1.269cm" svg:x="28.94cm" svg:y="112.126cm">
            <text:p/>
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(right-left)/2"/>
              <draw:equation draw:name="f5" draw:formula="$0"/>
              <draw:equation draw:name="f6" draw:formula="right-$0"/>
              <draw:equation draw:name="f7" draw:formula="($0+?f4)/2"/>
              <draw:equation draw:name="f8" draw:formula="?f1-?f7"/>
              <draw:handle draw:handle-position="$0 10800" draw:handle-range-x-minimum="0" draw:handle-range-x-maximum="10800"/>
            </draw:enhanced-geometry>
          </draw:custom-shape>
        </draw:g>
        <draw:g>
          <draw:custom-shape draw:style-name="gr1" draw:text-style-name="P20" draw:layer="layout" svg:width="9.525cm" svg:height="1.905cm" svg:x="5.762cm" svg:y="121.96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1" draw:layer="layout" svg:width="1.27cm" svg:height="1.269cm" svg:x="8.62cm" svg:y="122.286cm">
            <text:p/>
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(right-left)/2"/>
              <draw:equation draw:name="f5" draw:formula="$0"/>
              <draw:equation draw:name="f6" draw:formula="right-$0"/>
              <draw:equation draw:name="f7" draw:formula="($0+?f4)/2"/>
              <draw:equation draw:name="f8" draw:formula="?f1-?f7"/>
              <draw:handle draw:handle-position="$0 10800" draw:handle-range-x-minimum="0" draw:handle-range-x-maximum="10800"/>
            </draw:enhanced-geometry>
          </draw:custom-shape>
        </draw:g>
        <draw:g>
          <draw:custom-shape draw:style-name="gr1" draw:text-style-name="P20" draw:layer="layout" svg:width="9.525cm" svg:height="1.905cm" svg:x="23.542cm" svg:y="116.88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1" draw:layer="layout" svg:width="1.27cm" svg:height="1.269cm" svg:x="23.86cm" svg:y="117.205cm">
            <text:p/>
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(right-left)/2"/>
              <draw:equation draw:name="f5" draw:formula="$0"/>
              <draw:equation draw:name="f6" draw:formula="right-$0"/>
              <draw:equation draw:name="f7" draw:formula="($0+?f4)/2"/>
              <draw:equation draw:name="f8" draw:formula="?f1-?f7"/>
              <draw:handle draw:handle-position="$0 10800" draw:handle-range-x-minimum="0" draw:handle-range-x-maximum="10800"/>
            </draw:enhanced-geometry>
          </draw:custom-shape>
          <draw:custom-shape draw:style-name="gr5" draw:text-style-name="P21" draw:layer="layout" svg:width="1.27cm" svg:height="1.269cm" svg:x="26.4cm" svg:y="117.206cm">
            <text:p/>
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(right-left)/2"/>
              <draw:equation draw:name="f5" draw:formula="$0"/>
              <draw:equation draw:name="f6" draw:formula="right-$0"/>
              <draw:equation draw:name="f7" draw:formula="($0+?f4)/2"/>
              <draw:equation draw:name="f8" draw:formula="?f1-?f7"/>
              <draw:handle draw:handle-position="$0 10800" draw:handle-range-x-minimum="0" draw:handle-range-x-maximum="10800"/>
            </draw:enhanced-geometry>
          </draw:custom-shape>
        </draw:g>
        <draw:line draw:style-name="gr18" draw:text-style-name="P22" draw:layer="layout" svg:x1="14.97cm" svg:y1="117.205cm" svg:x2="23.225cm" svg:y2="117.205cm">
          <text:p/>
        </draw:line>
        <draw:custom-shape draw:style-name="gr1" draw:text-style-name="P1" draw:layer="layout" svg:width="9.525cm" svg:height="1.905cm" svg:x="23.542cm" svg:y="150.5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25cm" svg:height="1.905cm" svg:x="23.542cm" svg:y="145.462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2" draw:text-style-name="P2" draw:layer="layout" svg:width="1.27cm" svg:height="15.24cm" svg:x="31.48cm" svg:y="138.7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7cm" svg:height="15.24cm" svg:x="23.86cm" svg:y="138.7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7cm" svg:height="15.24cm" svg:x="26.4cm" svg:y="138.7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7cm" svg:height="15.24cm" svg:x="28.94cm" svg:y="138.7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7cm" svg:height="15.24cm" svg:x="13.7cm" svg:y="138.7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7cm" svg:height="15.24cm" svg:x="6.08cm" svg:y="138.7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7cm" svg:height="15.24cm" svg:x="8.62cm" svg:y="138.7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7cm" svg:height="15.24cm" svg:x="11.16cm" svg:y="138.7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3" draw:layer="layout" svg:width="29.21cm" svg:height="2.54cm" svg:x="4.81cm" svg:y="140.06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29.21cm" svg:height="2.54cm" svg:x="4.81cm" svg:y="145.14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29.21cm" svg:height="2.54cm" svg:x="4.81cm" svg:y="150.225cm">
              <text:p/>
              <draw:enhanced-geometry svg:viewBox="0 0 21600 21600" draw:type="rectangle" draw:enhanced-path="M 0 0 L 21600 0 21600 21600 0 21600 0 0 Z N"/>
            </draw:custom-shape>
          </draw:g>
          <draw:line draw:style-name="gr4" draw:text-style-name="P4" draw:layer="layout" svg:x1="5.445cm" svg:y1="141.335cm" svg:x2="33.385cm" svg:y2="141.335cm">
            <text:p/>
          </draw:line>
          <draw:line draw:style-name="gr4" draw:text-style-name="P4" draw:layer="layout" svg:x1="5.445cm" svg:y1="151.495cm" svg:x2="33.385cm" svg:y2="151.495cm">
            <text:p/>
          </draw:line>
          <draw:line draw:style-name="gr4" draw:text-style-name="P4" draw:layer="layout" svg:x1="5.445cm" svg:y1="146.415cm" svg:x2="33.385cm" svg:y2="146.415cm">
            <text:p/>
          </draw:line>
        </draw:g>
        <draw:custom-shape draw:style-name="gr7" draw:text-style-name="P7" draw:layer="layout" svg:width="1.27cm" svg:height="1.27cm" svg:x="19.097cm" svg:y="154.0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" draw:text-style-name="P1" draw:layer="layout" svg:width="9.525cm" svg:height="1.905cm" svg:x="23.542cm" svg:y="140.38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27cm" svg:height="1.269cm" svg:x="23.86cm" svg:y="140.7cm">
            <text:p/>
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(right-left)/2"/>
              <draw:equation draw:name="f5" draw:formula="$0"/>
              <draw:equation draw:name="f6" draw:formula="right-$0"/>
              <draw:equation draw:name="f7" draw:formula="($0+?f4)/2"/>
              <draw:equation draw:name="f8" draw:formula="?f1-?f7"/>
              <draw:handle draw:handle-position="$0 10800" draw:handle-range-x-minimum="0" draw:handle-range-x-maximum="10800"/>
            </draw:enhanced-geometry>
          </draw:custom-shape>
          <draw:custom-shape draw:style-name="gr5" draw:text-style-name="P5" draw:layer="layout" svg:width="1.27cm" svg:height="1.269cm" svg:x="31.48cm" svg:y="140.7cm">
            <text:p/>
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(right-left)/2"/>
              <draw:equation draw:name="f5" draw:formula="$0"/>
              <draw:equation draw:name="f6" draw:formula="right-$0"/>
              <draw:equation draw:name="f7" draw:formula="($0+?f4)/2"/>
              <draw:equation draw:name="f8" draw:formula="?f1-?f7"/>
              <draw:handle draw:handle-position="$0 10800" draw:handle-range-x-minimum="0" draw:handle-range-x-maximum="10800"/>
            </draw:enhanced-geometry>
          </draw:custom-shape>
          <draw:custom-shape draw:style-name="gr5" draw:text-style-name="P5" draw:layer="layout" svg:width="1.27cm" svg:height="1.269cm" svg:x="28.94cm" svg:y="140.701cm">
            <text:p/>
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(right-left)/2"/>
              <draw:equation draw:name="f5" draw:formula="$0"/>
              <draw:equation draw:name="f6" draw:formula="right-$0"/>
              <draw:equation draw:name="f7" draw:formula="($0+?f4)/2"/>
              <draw:equation draw:name="f8" draw:formula="?f1-?f7"/>
              <draw:handle draw:handle-position="$0 10800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9.525cm" svg:height="1.905cm" svg:x="5.762cm" svg:y="150.54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27cm" svg:height="1.269cm" svg:x="8.62cm" svg:y="150.861cm">
            <text:p/>
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(right-left)/2"/>
              <draw:equation draw:name="f5" draw:formula="$0"/>
              <draw:equation draw:name="f6" draw:formula="right-$0"/>
              <draw:equation draw:name="f7" draw:formula="($0+?f4)/2"/>
              <draw:equation draw:name="f8" draw:formula="?f1-?f7"/>
              <draw:handle draw:handle-position="$0 10800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9.525cm" svg:height="1.905cm" svg:x="23.542cm" svg:y="145.46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27cm" svg:height="1.269cm" svg:x="23.86cm" svg:y="145.78cm">
            <text:p/>
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(right-left)/2"/>
              <draw:equation draw:name="f5" draw:formula="$0"/>
              <draw:equation draw:name="f6" draw:formula="right-$0"/>
              <draw:equation draw:name="f7" draw:formula="($0+?f4)/2"/>
              <draw:equation draw:name="f8" draw:formula="?f1-?f7"/>
              <draw:handle draw:handle-position="$0 10800" draw:handle-range-x-minimum="0" draw:handle-range-x-maximum="10800"/>
            </draw:enhanced-geometry>
          </draw:custom-shape>
          <draw:custom-shape draw:style-name="gr5" draw:text-style-name="P5" draw:layer="layout" svg:width="1.27cm" svg:height="1.269cm" svg:x="26.4cm" svg:y="145.781cm">
            <text:p/>
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(right-left)/2"/>
              <draw:equation draw:name="f5" draw:formula="$0"/>
              <draw:equation draw:name="f6" draw:formula="right-$0"/>
              <draw:equation draw:name="f7" draw:formula="($0+?f4)/2"/>
              <draw:equation draw:name="f8" draw:formula="?f1-?f7"/>
              <draw:handle draw:handle-position="$0 10800" draw:handle-range-x-minimum="0" draw:handle-range-x-maximum="10800"/>
            </draw:enhanced-geometry>
          </draw:custom-shape>
        </draw:g>
        <draw:custom-shape draw:style-name="gr7" draw:text-style-name="P7" draw:layer="layout" svg:width="1.27cm" svg:height="1.27cm" svg:x="19.097cm" svg:y="154.0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9" draw:layer="layout" svg:x1="14.97cm" svg:y1="145.78cm" svg:x2="23.225cm" svg:y2="145.78cm">
          <text:p/>
        </draw:line>
        <draw:custom-shape draw:style-name="gr1" draw:text-style-name="P20" draw:layer="layout" svg:width="9.525cm" svg:height="1.905cm" svg:x="23.542cm" svg:y="150.5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0" draw:layer="layout" svg:width="9.525cm" svg:height="1.905cm" svg:x="23.542cm" svg:y="145.462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2" draw:text-style-name="P2" draw:layer="layout" svg:width="1.27cm" svg:height="15.24cm" svg:x="31.48cm" svg:y="138.7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7cm" svg:height="15.24cm" svg:x="23.86cm" svg:y="138.7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7cm" svg:height="15.24cm" svg:x="26.4cm" svg:y="138.7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7cm" svg:height="15.24cm" svg:x="28.94cm" svg:y="138.7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7cm" svg:height="15.24cm" svg:x="13.7cm" svg:y="138.7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7cm" svg:height="15.24cm" svg:x="6.08cm" svg:y="138.7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7cm" svg:height="15.24cm" svg:x="8.62cm" svg:y="138.7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7cm" svg:height="15.24cm" svg:x="11.16cm" svg:y="138.7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3" draw:layer="layout" svg:width="29.21cm" svg:height="2.54cm" svg:x="4.81cm" svg:y="140.06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29.21cm" svg:height="2.54cm" svg:x="4.81cm" svg:y="145.14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29.21cm" svg:height="2.54cm" svg:x="4.81cm" svg:y="150.225cm">
              <text:p/>
              <draw:enhanced-geometry svg:viewBox="0 0 21600 21600" draw:type="rectangle" draw:enhanced-path="M 0 0 L 21600 0 21600 21600 0 21600 0 0 Z N"/>
            </draw:custom-shape>
          </draw:g>
          <draw:line draw:style-name="gr4" draw:text-style-name="P4" draw:layer="layout" svg:x1="5.445cm" svg:y1="141.335cm" svg:x2="33.385cm" svg:y2="141.335cm">
            <text:p/>
          </draw:line>
          <draw:line draw:style-name="gr4" draw:text-style-name="P4" draw:layer="layout" svg:x1="5.445cm" svg:y1="151.495cm" svg:x2="33.385cm" svg:y2="151.495cm">
            <text:p/>
          </draw:line>
          <draw:line draw:style-name="gr4" draw:text-style-name="P4" draw:layer="layout" svg:x1="5.445cm" svg:y1="146.415cm" svg:x2="33.385cm" svg:y2="146.415cm">
            <text:p/>
          </draw:line>
        </draw:g>
        <draw:g>
          <draw:custom-shape draw:style-name="gr1" draw:text-style-name="P20" draw:layer="layout" svg:width="9.525cm" svg:height="1.905cm" svg:x="5.762cm" svg:y="140.38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1" draw:layer="layout" svg:width="1.27cm" svg:height="1.269cm" svg:x="6.08cm" svg:y="140.7cm">
            <text:p/>
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(right-left)/2"/>
              <draw:equation draw:name="f5" draw:formula="$0"/>
              <draw:equation draw:name="f6" draw:formula="right-$0"/>
              <draw:equation draw:name="f7" draw:formula="($0+?f4)/2"/>
              <draw:equation draw:name="f8" draw:formula="?f1-?f7"/>
              <draw:handle draw:handle-position="$0 10800" draw:handle-range-x-minimum="0" draw:handle-range-x-maximum="10800"/>
            </draw:enhanced-geometry>
          </draw:custom-shape>
          <draw:custom-shape draw:style-name="gr5" draw:text-style-name="P21" draw:layer="layout" svg:width="1.27cm" svg:height="1.269cm" svg:x="13.7cm" svg:y="140.7cm">
            <text:p/>
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(right-left)/2"/>
              <draw:equation draw:name="f5" draw:formula="$0"/>
              <draw:equation draw:name="f6" draw:formula="right-$0"/>
              <draw:equation draw:name="f7" draw:formula="($0+?f4)/2"/>
              <draw:equation draw:name="f8" draw:formula="?f1-?f7"/>
              <draw:handle draw:handle-position="$0 10800" draw:handle-range-x-minimum="0" draw:handle-range-x-maximum="10800"/>
            </draw:enhanced-geometry>
          </draw:custom-shape>
          <draw:custom-shape draw:style-name="gr5" draw:text-style-name="P21" draw:layer="layout" svg:width="1.27cm" svg:height="1.269cm" svg:x="11.16cm" svg:y="140.701cm">
            <text:p/>
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(right-left)/2"/>
              <draw:equation draw:name="f5" draw:formula="$0"/>
              <draw:equation draw:name="f6" draw:formula="right-$0"/>
              <draw:equation draw:name="f7" draw:formula="($0+?f4)/2"/>
              <draw:equation draw:name="f8" draw:formula="?f1-?f7"/>
              <draw:handle draw:handle-position="$0 10800" draw:handle-range-x-minimum="0" draw:handle-range-x-maximum="10800"/>
            </draw:enhanced-geometry>
          </draw:custom-shape>
        </draw:g>
        <draw:g>
          <draw:custom-shape draw:style-name="gr1" draw:text-style-name="P20" draw:layer="layout" svg:width="9.525cm" svg:height="1.905cm" svg:x="5.762cm" svg:y="150.54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1" draw:layer="layout" svg:width="1.27cm" svg:height="1.269cm" svg:x="8.62cm" svg:y="150.861cm">
            <text:p/>
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(right-left)/2"/>
              <draw:equation draw:name="f5" draw:formula="$0"/>
              <draw:equation draw:name="f6" draw:formula="right-$0"/>
              <draw:equation draw:name="f7" draw:formula="($0+?f4)/2"/>
              <draw:equation draw:name="f8" draw:formula="?f1-?f7"/>
              <draw:handle draw:handle-position="$0 10800" draw:handle-range-x-minimum="0" draw:handle-range-x-maximum="10800"/>
            </draw:enhanced-geometry>
          </draw:custom-shape>
        </draw:g>
        <draw:g>
          <draw:custom-shape draw:style-name="gr1" draw:text-style-name="P20" draw:layer="layout" svg:width="9.525cm" svg:height="1.905cm" svg:x="23.542cm" svg:y="116.88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1" draw:layer="layout" svg:width="1.27cm" svg:height="1.269cm" svg:x="23.86cm" svg:y="117.206cm">
            <text:p/>
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(right-left)/2"/>
              <draw:equation draw:name="f5" draw:formula="$0"/>
              <draw:equation draw:name="f6" draw:formula="right-$0"/>
              <draw:equation draw:name="f7" draw:formula="($0+?f4)/2"/>
              <draw:equation draw:name="f8" draw:formula="?f1-?f7"/>
              <draw:handle draw:handle-position="$0 10800" draw:handle-range-x-minimum="0" draw:handle-range-x-maximum="10800"/>
            </draw:enhanced-geometry>
          </draw:custom-shape>
          <draw:custom-shape draw:style-name="gr5" draw:text-style-name="P21" draw:layer="layout" svg:width="1.27cm" svg:height="1.269cm" svg:x="26.4cm" svg:y="117.207cm">
            <text:p/>
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(right-left)/2"/>
              <draw:equation draw:name="f5" draw:formula="$0"/>
              <draw:equation draw:name="f6" draw:formula="right-$0"/>
              <draw:equation draw:name="f7" draw:formula="($0+?f4)/2"/>
              <draw:equation draw:name="f8" draw:formula="?f1-?f7"/>
              <draw:handle draw:handle-position="$0 10800" draw:handle-range-x-minimum="0" draw:handle-range-x-maximum="10800"/>
            </draw:enhanced-geometry>
          </draw:custom-shape>
        </draw:g>
        <draw:custom-shape draw:style-name="gr6" draw:text-style-name="P6" draw:layer="layout" svg:width="1.27cm" svg:height="1.27cm" svg:x="23.86cm" svg:y="156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39" draw:id="id39" draw:layer="layout" svg:width="1.27cm" svg:height="1.27cm" svg:x="31.48cm" svg:y="156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38" draw:id="id38" draw:layer="layout" svg:width="1.27cm" svg:height="1.27cm" svg:x="28.94cm" svg:y="156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7cm" svg:height="1.27cm" svg:x="26.4cm" svg:y="156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1.905cm" svg:height="1.905cm" svg:x="32.609cm" svg:y="159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draw:layer="layout" svg:width="4.812cm" svg:height="2.063cm" svg:x="32.432cm" svg:y="162.748cm">
          <draw:text-box>
            <text:p text:style-name="P9"><text:span text:style-name="T1">Alarm</text:span></text:p>
            <text:p text:style-name="P9"><text:span text:style-name="T2">Suppr</text:span><text:span text:style-name="T2">essor</text:span></text:p>
          </draw:text-box>
        </draw:frame>
        <draw:g>
          <draw:custom-shape draw:style-name="gr10" draw:text-style-name="P6" xml:id="id37" draw:id="id37" draw:layer="layout" svg:width="1.905cm" svg:height="1.905cm" svg:x="27.352cm" svg:y="159.7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1" draw:layer="layout" svg:width="3.81cm" svg:height="1.597cm" svg:x="26.717cm" svg:y="161.971cm">
            <draw:text-box>
              <text:p text:style-name="P9"><text:span text:style-name="T1">Alarm</text:span></text:p>
            </draw:text-box>
          </draw:frame>
          <draw:connector draw:style-name="gr12" draw:text-style-name="P12" draw:layer="layout" draw:type="line" svg:x1="24.495cm" svg:y1="157.527cm" svg:x2="27.352cm" svg:y2="160.702cm" draw:end-shape="id37" draw:end-glue-point="6" svg:d="M24495 157527l2857 3175" svg:viewBox="0 0 2858 3176">
            <text:p/>
          </draw:connector>
          <draw:connector draw:style-name="gr12" draw:text-style-name="P12" draw:layer="layout" draw:type="line" svg:x1="27.035cm" svg:y1="157.527cm" svg:x2="27.631cm" svg:y2="160.028cm" draw:end-shape="id37" draw:end-glue-point="5" svg:d="M27035 157527l596 2501" svg:viewBox="0 0 597 2502">
            <text:p/>
          </draw:connector>
          <draw:connector draw:style-name="gr12" draw:text-style-name="P12" draw:layer="layout" draw:type="line" svg:x1="29.575cm" svg:y1="157.527cm" svg:x2="28.978cm" svg:y2="160.028cm" draw:start-shape="id38" draw:start-glue-point="8" draw:end-shape="id37" draw:end-glue-point="11" svg:d="M29575 157527l-597 2501" svg:viewBox="0 0 598 2502">
            <text:p/>
          </draw:connector>
          <draw:connector draw:style-name="gr12" draw:text-style-name="P12" draw:layer="layout" draw:type="line" svg:x1="32.115cm" svg:y1="157.527cm" svg:x2="29.257cm" svg:y2="160.702cm" draw:start-shape="id39" draw:start-glue-point="8" draw:end-shape="id37" draw:end-glue-point="10" svg:d="M32115 157527l-2858 3175" svg:viewBox="0 0 2859 3176">
            <text:p/>
          </draw:connector>
        </draw:g>
        <draw:line draw:style-name="gr13" draw:text-style-name="P12" draw:layer="layout" svg:x1="32.432cm" svg:y1="160.702cm" svg:x2="29.575cm" svg:y2="160.702cm">
          <text:p/>
        </draw:line>
        <draw:custom-shape draw:style-name="gr6" draw:text-style-name="P6" draw:layer="layout" svg:width="1.27cm" svg:height="1.27cm" svg:x="6.031cm" svg:y="156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42" draw:id="id42" draw:layer="layout" svg:width="1.27cm" svg:height="1.27cm" svg:x="13.651cm" svg:y="156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41" draw:id="id41" draw:layer="layout" svg:width="1.27cm" svg:height="1.27cm" svg:x="11.111cm" svg:y="156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7cm" svg:height="1.27cm" svg:x="8.571cm" svg:y="156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1.905cm" svg:height="1.905cm" svg:x="4.175cm" svg:y="159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draw:layer="layout" svg:width="4.812cm" svg:height="2.063cm" svg:x="2.22cm" svg:y="162.131cm">
          <draw:text-box>
            <text:p text:style-name="P9"><text:span text:style-name="T1">Alarm</text:span></text:p>
            <text:p text:style-name="P9"><text:span text:style-name="T2">Suppr</text:span><text:span text:style-name="T2">essor</text:span></text:p>
          </draw:text-box>
        </draw:frame>
        <draw:g>
          <draw:custom-shape draw:style-name="gr10" draw:text-style-name="P6" xml:id="id40" draw:id="id40" draw:layer="layout" svg:width="1.905cm" svg:height="1.905cm" svg:x="9.523cm" svg:y="159.7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1" draw:layer="layout" svg:width="3.81cm" svg:height="1.597cm" svg:x="8.888cm" svg:y="161.971cm">
            <draw:text-box>
              <text:p text:style-name="P9"><text:span text:style-name="T1">Alarm</text:span></text:p>
            </draw:text-box>
          </draw:frame>
          <draw:connector draw:style-name="gr12" draw:text-style-name="P12" draw:layer="layout" draw:type="line" svg:x1="6.666cm" svg:y1="157.527cm" svg:x2="9.523cm" svg:y2="160.702cm" draw:end-shape="id40" draw:end-glue-point="6" svg:d="M6666 157527l2857 3175" svg:viewBox="0 0 2858 3176">
            <text:p/>
          </draw:connector>
          <draw:connector draw:style-name="gr12" draw:text-style-name="P12" draw:layer="layout" draw:type="line" svg:x1="9.206cm" svg:y1="157.527cm" svg:x2="9.802cm" svg:y2="160.028cm" draw:end-shape="id40" draw:end-glue-point="5" svg:d="M9206 157527l596 2501" svg:viewBox="0 0 597 2502">
            <text:p/>
          </draw:connector>
          <draw:connector draw:style-name="gr12" draw:text-style-name="P12" draw:layer="layout" draw:type="line" svg:x1="11.746cm" svg:y1="157.527cm" svg:x2="11.149cm" svg:y2="160.028cm" draw:start-shape="id41" draw:start-glue-point="8" draw:end-shape="id40" draw:end-glue-point="11" svg:d="M11746 157527l-597 2501" svg:viewBox="0 0 598 2502">
            <text:p/>
          </draw:connector>
          <draw:connector draw:style-name="gr12" draw:text-style-name="P12" draw:layer="layout" draw:type="line" svg:x1="14.286cm" svg:y1="157.527cm" svg:x2="11.428cm" svg:y2="160.702cm" draw:start-shape="id42" draw:start-glue-point="8" draw:end-shape="id40" draw:end-glue-point="10" svg:d="M14286 157527l-2858 3175" svg:viewBox="0 0 2859 3176">
            <text:p/>
          </draw:connector>
        </draw:g>
        <draw:line draw:style-name="gr13" draw:text-style-name="P12" draw:layer="layout" svg:x1="6.396cm" svg:y1="161.027cm" svg:x2="9.253cm" svg:y2="161.011cm">
          <text:p/>
        </draw:line>
        <draw:custom-shape draw:style-name="gr6" draw:text-style-name="P6" draw:layer="layout" svg:width="1.27cm" svg:height="1.27cm" svg:x="23.86cm" svg:y="156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7cm" svg:height="1.27cm" svg:x="31.48cm" svg:y="156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7cm" svg:height="1.27cm" svg:x="28.94cm" svg:y="156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7cm" svg:height="1.27cm" svg:x="26.4cm" svg:y="156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draw:layer="layout" svg:width="4.812cm" svg:height="2.063cm" svg:x="32.432cm" svg:y="162.748cm">
          <draw:text-box>
            <text:p text:style-name="P9"><text:span text:style-name="T1">Alarm</text:span></text:p>
            <text:p text:style-name="P9"><text:span text:style-name="T2">Suppr</text:span><text:span text:style-name="T2">essor</text:span></text:p>
          </draw:text-box>
        </draw:frame>
        <draw:line draw:style-name="gr13" draw:text-style-name="P12" draw:layer="layout" svg:x1="32.432cm" svg:y1="160.702cm" svg:x2="29.575cm" svg:y2="160.702cm">
          <text:p/>
        </draw:line>
        <draw:custom-shape draw:style-name="gr6" draw:text-style-name="P6" draw:layer="layout" svg:width="1.27cm" svg:height="1.27cm" svg:x="6.031cm" svg:y="156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45" draw:id="id45" draw:layer="layout" svg:width="1.27cm" svg:height="1.27cm" svg:x="13.651cm" svg:y="156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44" draw:id="id44" draw:layer="layout" svg:width="1.27cm" svg:height="1.27cm" svg:x="11.111cm" svg:y="156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7cm" svg:height="1.27cm" svg:x="8.571cm" svg:y="156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draw:layer="layout" svg:width="4.812cm" svg:height="2.063cm" svg:x="2.22cm" svg:y="162.131cm">
          <draw:text-box>
            <text:p text:style-name="P9"><text:span text:style-name="T1">Alarm</text:span></text:p>
            <text:p text:style-name="P9"><text:span text:style-name="T2">Suppr</text:span><text:span text:style-name="T2">essor</text:span></text:p>
          </draw:text-box>
        </draw:frame>
        <draw:g>
          <draw:custom-shape draw:style-name="gr10" draw:text-style-name="P6" xml:id="id43" draw:id="id43" draw:layer="layout" svg:width="1.905cm" svg:height="1.905cm" svg:x="9.523cm" svg:y="159.7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1" draw:layer="layout" svg:width="3.81cm" svg:height="1.597cm" svg:x="8.888cm" svg:y="161.971cm">
            <draw:text-box>
              <text:p text:style-name="P9"><text:span text:style-name="T1">Alarm</text:span></text:p>
            </draw:text-box>
          </draw:frame>
          <draw:connector draw:style-name="gr12" draw:text-style-name="P12" draw:layer="layout" draw:type="line" svg:x1="6.666cm" svg:y1="157.527cm" svg:x2="9.523cm" svg:y2="160.702cm" draw:end-shape="id43" draw:end-glue-point="6" svg:d="M6666 157527l2857 3175" svg:viewBox="0 0 2858 3176">
            <text:p/>
          </draw:connector>
          <draw:connector draw:style-name="gr12" draw:text-style-name="P12" draw:layer="layout" draw:type="line" svg:x1="9.206cm" svg:y1="157.527cm" svg:x2="9.802cm" svg:y2="160.028cm" draw:end-shape="id43" draw:end-glue-point="5" svg:d="M9206 157527l596 2501" svg:viewBox="0 0 597 2502">
            <text:p/>
          </draw:connector>
          <draw:connector draw:style-name="gr12" draw:text-style-name="P12" draw:layer="layout" draw:type="line" svg:x1="11.746cm" svg:y1="157.527cm" svg:x2="11.149cm" svg:y2="160.028cm" draw:start-shape="id44" draw:start-glue-point="8" draw:end-shape="id43" draw:end-glue-point="11" svg:d="M11746 157527l-597 2501" svg:viewBox="0 0 598 2502">
            <text:p/>
          </draw:connector>
          <draw:connector draw:style-name="gr12" draw:text-style-name="P12" draw:layer="layout" draw:type="line" svg:x1="14.286cm" svg:y1="157.527cm" svg:x2="11.428cm" svg:y2="160.702cm" draw:start-shape="id45" draw:start-glue-point="8" draw:end-shape="id43" draw:end-glue-point="10" svg:d="M14286 157527l-2858 3175" svg:viewBox="0 0 2859 3176">
            <text:p/>
          </draw:connector>
        </draw:g>
        <draw:line draw:style-name="gr13" draw:text-style-name="P12" draw:layer="layout" svg:x1="6.396cm" svg:y1="161.027cm" svg:x2="9.253cm" svg:y2="161.011cm">
          <text:p/>
        </draw:line>
        <draw:custom-shape draw:style-name="gr8" draw:text-style-name="P8" draw:layer="layout" svg:width="1.905cm" svg:height="1.905cm" svg:x="4.175cm" svg:y="159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7" draw:layer="layout" svg:width="6.35cm" svg:height="1.587cm" svg:x="30.527cm" svg:y="165.464cm">
          <draw:text-box>
            <text:p text:style-name="P9"><text:span text:style-name="T7">*PRE</text:span><text:span text:style-name="T7">SSE</text:span><text:span text:style-name="T7">D*</text:span></text:p>
          </draw:text-box>
        </draw:frame>
        <draw:g>
          <draw:custom-shape draw:style-name="gr1" draw:text-style-name="P20" draw:layer="layout" svg:width="9.525cm" svg:height="1.905cm" svg:x="23.542cm" svg:y="145.46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1" draw:layer="layout" svg:width="1.27cm" svg:height="1.269cm" svg:x="23.86cm" svg:y="145.78cm">
            <text:p/>
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(right-left)/2"/>
              <draw:equation draw:name="f5" draw:formula="$0"/>
              <draw:equation draw:name="f6" draw:formula="right-$0"/>
              <draw:equation draw:name="f7" draw:formula="($0+?f4)/2"/>
              <draw:equation draw:name="f8" draw:formula="?f1-?f7"/>
              <draw:handle draw:handle-position="$0 10800" draw:handle-range-x-minimum="0" draw:handle-range-x-maximum="10800"/>
            </draw:enhanced-geometry>
          </draw:custom-shape>
          <draw:custom-shape draw:style-name="gr5" draw:text-style-name="P21" draw:layer="layout" svg:width="1.27cm" svg:height="1.269cm" svg:x="26.4cm" svg:y="145.781cm">
            <text:p/>
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(right-left)/2"/>
              <draw:equation draw:name="f5" draw:formula="$0"/>
              <draw:equation draw:name="f6" draw:formula="right-$0"/>
              <draw:equation draw:name="f7" draw:formula="($0+?f4)/2"/>
              <draw:equation draw:name="f8" draw:formula="?f1-?f7"/>
              <draw:handle draw:handle-position="$0 10800" draw:handle-range-x-minimum="0" draw:handle-range-x-maximum="10800"/>
            </draw:enhanced-geometry>
          </draw:custom-shape>
        </draw:g>
        <draw:line draw:style-name="gr17" draw:text-style-name="P19" draw:layer="layout" svg:x1="23.226cm" svg:y1="140.7cm" svg:x2="15.924cm" svg:y2="140.7cm">
          <text:p/>
        </draw:line>
        <draw:custom-shape draw:style-name="gr1" draw:text-style-name="P1" draw:layer="layout" svg:width="9.525cm" svg:height="1.905cm" svg:x="23.542cm" svg:y="150.5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25cm" svg:height="1.905cm" svg:x="23.542cm" svg:y="145.463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2" draw:text-style-name="P2" draw:layer="layout" svg:width="1.27cm" svg:height="15.24cm" svg:x="31.48cm" svg:y="138.7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7cm" svg:height="15.24cm" svg:x="23.86cm" svg:y="138.7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7cm" svg:height="15.24cm" svg:x="26.4cm" svg:y="138.7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7cm" svg:height="15.24cm" svg:x="28.94cm" svg:y="138.7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7cm" svg:height="15.24cm" svg:x="13.7cm" svg:y="138.7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7cm" svg:height="15.24cm" svg:x="6.08cm" svg:y="138.7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7cm" svg:height="15.24cm" svg:x="8.62cm" svg:y="138.7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7cm" svg:height="15.24cm" svg:x="11.16cm" svg:y="138.7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3" draw:layer="layout" svg:width="29.21cm" svg:height="2.54cm" svg:x="4.81cm" svg:y="140.06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29.21cm" svg:height="2.54cm" svg:x="4.81cm" svg:y="145.14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29.21cm" svg:height="2.54cm" svg:x="4.81cm" svg:y="150.226cm">
              <text:p/>
              <draw:enhanced-geometry svg:viewBox="0 0 21600 21600" draw:type="rectangle" draw:enhanced-path="M 0 0 L 21600 0 21600 21600 0 21600 0 0 Z N"/>
            </draw:custom-shape>
          </draw:g>
          <draw:line draw:style-name="gr4" draw:text-style-name="P4" draw:layer="layout" svg:x1="5.445cm" svg:y1="141.336cm" svg:x2="33.385cm" svg:y2="141.336cm">
            <text:p/>
          </draw:line>
          <draw:line draw:style-name="gr4" draw:text-style-name="P4" draw:layer="layout" svg:x1="5.445cm" svg:y1="151.496cm" svg:x2="33.385cm" svg:y2="151.496cm">
            <text:p/>
          </draw:line>
          <draw:line draw:style-name="gr4" draw:text-style-name="P4" draw:layer="layout" svg:x1="5.445cm" svg:y1="146.416cm" svg:x2="33.385cm" svg:y2="146.416cm">
            <text:p/>
          </draw:line>
        </draw:g>
        <draw:custom-shape draw:style-name="gr7" draw:text-style-name="P7" draw:layer="layout" svg:width="1.27cm" svg:height="1.27cm" svg:x="19.097cm" svg:y="154.0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" draw:text-style-name="P1" draw:layer="layout" svg:width="9.525cm" svg:height="1.905cm" svg:x="23.542cm" svg:y="140.38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27cm" svg:height="1.269cm" svg:x="23.86cm" svg:y="140.701cm">
            <text:p/>
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(right-left)/2"/>
              <draw:equation draw:name="f5" draw:formula="$0"/>
              <draw:equation draw:name="f6" draw:formula="right-$0"/>
              <draw:equation draw:name="f7" draw:formula="($0+?f4)/2"/>
              <draw:equation draw:name="f8" draw:formula="?f1-?f7"/>
              <draw:handle draw:handle-position="$0 10800" draw:handle-range-x-minimum="0" draw:handle-range-x-maximum="10800"/>
            </draw:enhanced-geometry>
          </draw:custom-shape>
          <draw:custom-shape draw:style-name="gr5" draw:text-style-name="P5" draw:layer="layout" svg:width="1.27cm" svg:height="1.269cm" svg:x="31.48cm" svg:y="140.701cm">
            <text:p/>
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(right-left)/2"/>
              <draw:equation draw:name="f5" draw:formula="$0"/>
              <draw:equation draw:name="f6" draw:formula="right-$0"/>
              <draw:equation draw:name="f7" draw:formula="($0+?f4)/2"/>
              <draw:equation draw:name="f8" draw:formula="?f1-?f7"/>
              <draw:handle draw:handle-position="$0 10800" draw:handle-range-x-minimum="0" draw:handle-range-x-maximum="10800"/>
            </draw:enhanced-geometry>
          </draw:custom-shape>
          <draw:custom-shape draw:style-name="gr5" draw:text-style-name="P5" draw:layer="layout" svg:width="1.27cm" svg:height="1.269cm" svg:x="28.94cm" svg:y="140.702cm">
            <text:p/>
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(right-left)/2"/>
              <draw:equation draw:name="f5" draw:formula="$0"/>
              <draw:equation draw:name="f6" draw:formula="right-$0"/>
              <draw:equation draw:name="f7" draw:formula="($0+?f4)/2"/>
              <draw:equation draw:name="f8" draw:formula="?f1-?f7"/>
              <draw:handle draw:handle-position="$0 10800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9.525cm" svg:height="1.905cm" svg:x="5.762cm" svg:y="150.54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27cm" svg:height="1.269cm" svg:x="8.62cm" svg:y="150.862cm">
            <text:p/>
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(right-left)/2"/>
              <draw:equation draw:name="f5" draw:formula="$0"/>
              <draw:equation draw:name="f6" draw:formula="right-$0"/>
              <draw:equation draw:name="f7" draw:formula="($0+?f4)/2"/>
              <draw:equation draw:name="f8" draw:formula="?f1-?f7"/>
              <draw:handle draw:handle-position="$0 10800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9.525cm" svg:height="1.905cm" svg:x="23.542cm" svg:y="145.46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27cm" svg:height="1.269cm" svg:x="23.86cm" svg:y="145.781cm">
            <text:p/>
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(right-left)/2"/>
              <draw:equation draw:name="f5" draw:formula="$0"/>
              <draw:equation draw:name="f6" draw:formula="right-$0"/>
              <draw:equation draw:name="f7" draw:formula="($0+?f4)/2"/>
              <draw:equation draw:name="f8" draw:formula="?f1-?f7"/>
              <draw:handle draw:handle-position="$0 10800" draw:handle-range-x-minimum="0" draw:handle-range-x-maximum="10800"/>
            </draw:enhanced-geometry>
          </draw:custom-shape>
          <draw:custom-shape draw:style-name="gr5" draw:text-style-name="P5" draw:layer="layout" svg:width="1.27cm" svg:height="1.269cm" svg:x="26.4cm" svg:y="145.782cm">
            <text:p/>
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(right-left)/2"/>
              <draw:equation draw:name="f5" draw:formula="$0"/>
              <draw:equation draw:name="f6" draw:formula="right-$0"/>
              <draw:equation draw:name="f7" draw:formula="($0+?f4)/2"/>
              <draw:equation draw:name="f8" draw:formula="?f1-?f7"/>
              <draw:handle draw:handle-position="$0 10800" draw:handle-range-x-minimum="0" draw:handle-range-x-maximum="10800"/>
            </draw:enhanced-geometry>
          </draw:custom-shape>
        </draw:g>
        <draw:custom-shape draw:style-name="gr7" draw:text-style-name="P7" draw:layer="layout" svg:width="1.27cm" svg:height="1.27cm" svg:x="19.097cm" svg:y="154.0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9" draw:layer="layout" svg:x1="14.97cm" svg:y1="145.781cm" svg:x2="23.225cm" svg:y2="145.781cm">
          <text:p/>
        </draw:line>
        <draw:custom-shape draw:style-name="gr1" draw:text-style-name="P20" draw:layer="layout" svg:width="9.525cm" svg:height="1.905cm" svg:x="23.542cm" svg:y="150.5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0" draw:layer="layout" svg:width="9.525cm" svg:height="1.905cm" svg:x="23.542cm" svg:y="145.463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2" draw:text-style-name="P2" draw:layer="layout" svg:width="1.27cm" svg:height="15.24cm" svg:x="31.48cm" svg:y="138.7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7cm" svg:height="15.24cm" svg:x="23.86cm" svg:y="138.7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7cm" svg:height="15.24cm" svg:x="26.4cm" svg:y="138.7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7cm" svg:height="15.24cm" svg:x="28.94cm" svg:y="138.7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7cm" svg:height="15.24cm" svg:x="13.7cm" svg:y="138.7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7cm" svg:height="15.24cm" svg:x="6.08cm" svg:y="138.7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7cm" svg:height="15.24cm" svg:x="8.62cm" svg:y="138.7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7cm" svg:height="15.24cm" svg:x="11.16cm" svg:y="138.7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3" draw:layer="layout" svg:width="29.21cm" svg:height="2.54cm" svg:x="4.81cm" svg:y="140.06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29.21cm" svg:height="2.54cm" svg:x="4.81cm" svg:y="145.14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29.21cm" svg:height="2.54cm" svg:x="4.81cm" svg:y="150.226cm">
              <text:p/>
              <draw:enhanced-geometry svg:viewBox="0 0 21600 21600" draw:type="rectangle" draw:enhanced-path="M 0 0 L 21600 0 21600 21600 0 21600 0 0 Z N"/>
            </draw:custom-shape>
          </draw:g>
          <draw:line draw:style-name="gr4" draw:text-style-name="P4" draw:layer="layout" svg:x1="5.445cm" svg:y1="141.336cm" svg:x2="33.385cm" svg:y2="141.336cm">
            <text:p/>
          </draw:line>
          <draw:line draw:style-name="gr4" draw:text-style-name="P4" draw:layer="layout" svg:x1="5.445cm" svg:y1="151.496cm" svg:x2="33.385cm" svg:y2="151.496cm">
            <text:p/>
          </draw:line>
          <draw:line draw:style-name="gr4" draw:text-style-name="P4" draw:layer="layout" svg:x1="5.445cm" svg:y1="146.416cm" svg:x2="33.385cm" svg:y2="146.416cm">
            <text:p/>
          </draw:line>
        </draw:g>
        <draw:g>
          <draw:custom-shape draw:style-name="gr1" draw:text-style-name="P20" draw:layer="layout" svg:width="9.525cm" svg:height="1.905cm" svg:x="5.762cm" svg:y="140.38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1" draw:layer="layout" svg:width="1.27cm" svg:height="1.269cm" svg:x="6.08cm" svg:y="140.701cm">
            <text:p/>
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(right-left)/2"/>
              <draw:equation draw:name="f5" draw:formula="$0"/>
              <draw:equation draw:name="f6" draw:formula="right-$0"/>
              <draw:equation draw:name="f7" draw:formula="($0+?f4)/2"/>
              <draw:equation draw:name="f8" draw:formula="?f1-?f7"/>
              <draw:handle draw:handle-position="$0 10800" draw:handle-range-x-minimum="0" draw:handle-range-x-maximum="10800"/>
            </draw:enhanced-geometry>
          </draw:custom-shape>
          <draw:custom-shape draw:style-name="gr5" draw:text-style-name="P21" draw:layer="layout" svg:width="1.27cm" svg:height="1.269cm" svg:x="13.7cm" svg:y="140.701cm">
            <text:p/>
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(right-left)/2"/>
              <draw:equation draw:name="f5" draw:formula="$0"/>
              <draw:equation draw:name="f6" draw:formula="right-$0"/>
              <draw:equation draw:name="f7" draw:formula="($0+?f4)/2"/>
              <draw:equation draw:name="f8" draw:formula="?f1-?f7"/>
              <draw:handle draw:handle-position="$0 10800" draw:handle-range-x-minimum="0" draw:handle-range-x-maximum="10800"/>
            </draw:enhanced-geometry>
          </draw:custom-shape>
          <draw:custom-shape draw:style-name="gr5" draw:text-style-name="P21" draw:layer="layout" svg:width="1.27cm" svg:height="1.269cm" svg:x="11.16cm" svg:y="140.702cm">
            <text:p/>
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(right-left)/2"/>
              <draw:equation draw:name="f5" draw:formula="$0"/>
              <draw:equation draw:name="f6" draw:formula="right-$0"/>
              <draw:equation draw:name="f7" draw:formula="($0+?f4)/2"/>
              <draw:equation draw:name="f8" draw:formula="?f1-?f7"/>
              <draw:handle draw:handle-position="$0 10800" draw:handle-range-x-minimum="0" draw:handle-range-x-maximum="10800"/>
            </draw:enhanced-geometry>
          </draw:custom-shape>
        </draw:g>
        <draw:g>
          <draw:custom-shape draw:style-name="gr1" draw:text-style-name="P20" draw:layer="layout" svg:width="9.525cm" svg:height="1.905cm" svg:x="5.762cm" svg:y="150.54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1" draw:layer="layout" svg:width="1.27cm" svg:height="1.269cm" svg:x="8.62cm" svg:y="150.862cm">
            <text:p/>
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(right-left)/2"/>
              <draw:equation draw:name="f5" draw:formula="$0"/>
              <draw:equation draw:name="f6" draw:formula="right-$0"/>
              <draw:equation draw:name="f7" draw:formula="($0+?f4)/2"/>
              <draw:equation draw:name="f8" draw:formula="?f1-?f7"/>
              <draw:handle draw:handle-position="$0 10800" draw:handle-range-x-minimum="0" draw:handle-range-x-maximum="10800"/>
            </draw:enhanced-geometry>
          </draw:custom-shape>
        </draw:g>
        <draw:g>
          <draw:custom-shape draw:style-name="gr1" draw:text-style-name="P20" draw:layer="layout" svg:width="9.525cm" svg:height="1.905cm" svg:x="23.542cm" svg:y="145.46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1" draw:layer="layout" svg:width="1.27cm" svg:height="1.269cm" svg:x="23.86cm" svg:y="145.781cm">
            <text:p/>
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(right-left)/2"/>
              <draw:equation draw:name="f5" draw:formula="$0"/>
              <draw:equation draw:name="f6" draw:formula="right-$0"/>
              <draw:equation draw:name="f7" draw:formula="($0+?f4)/2"/>
              <draw:equation draw:name="f8" draw:formula="?f1-?f7"/>
              <draw:handle draw:handle-position="$0 10800" draw:handle-range-x-minimum="0" draw:handle-range-x-maximum="10800"/>
            </draw:enhanced-geometry>
          </draw:custom-shape>
          <draw:custom-shape draw:style-name="gr5" draw:text-style-name="P21" draw:layer="layout" svg:width="1.27cm" svg:height="1.269cm" svg:x="26.4cm" svg:y="145.782cm">
            <text:p/>
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(right-left)/2"/>
              <draw:equation draw:name="f5" draw:formula="$0"/>
              <draw:equation draw:name="f6" draw:formula="right-$0"/>
              <draw:equation draw:name="f7" draw:formula="($0+?f4)/2"/>
              <draw:equation draw:name="f8" draw:formula="?f1-?f7"/>
              <draw:handle draw:handle-position="$0 10800" draw:handle-range-x-minimum="0" draw:handle-range-x-maximum="10800"/>
            </draw:enhanced-geometry>
          </draw:custom-shape>
        </draw:g>
        <draw:line draw:style-name="gr17" draw:text-style-name="P19" draw:layer="layout" svg:x1="23.226cm" svg:y1="140.701cm" svg:x2="15.924cm" svg:y2="140.701cm">
          <text:p/>
        </draw:line>
        <draw:custom-shape draw:style-name="gr1" draw:text-style-name="P1" draw:layer="layout" svg:width="9.525cm" svg:height="1.905cm" svg:x="23.542cm" svg:y="150.5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25cm" svg:height="1.905cm" svg:x="23.542cm" svg:y="145.463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2" draw:text-style-name="P2" draw:layer="layout" svg:width="1.27cm" svg:height="15.24cm" svg:x="31.48cm" svg:y="138.7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7cm" svg:height="15.24cm" svg:x="23.86cm" svg:y="138.7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7cm" svg:height="15.24cm" svg:x="26.4cm" svg:y="138.7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7cm" svg:height="15.24cm" svg:x="28.94cm" svg:y="138.7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7cm" svg:height="15.24cm" svg:x="13.7cm" svg:y="138.7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7cm" svg:height="15.24cm" svg:x="6.08cm" svg:y="138.7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7cm" svg:height="15.24cm" svg:x="8.62cm" svg:y="138.7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7cm" svg:height="15.24cm" svg:x="11.16cm" svg:y="138.7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3" draw:layer="layout" svg:width="29.21cm" svg:height="2.54cm" svg:x="4.81cm" svg:y="140.06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29.21cm" svg:height="2.54cm" svg:x="4.81cm" svg:y="145.14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29.21cm" svg:height="2.54cm" svg:x="4.81cm" svg:y="150.226cm">
              <text:p/>
              <draw:enhanced-geometry svg:viewBox="0 0 21600 21600" draw:type="rectangle" draw:enhanced-path="M 0 0 L 21600 0 21600 21600 0 21600 0 0 Z N"/>
            </draw:custom-shape>
          </draw:g>
          <draw:line draw:style-name="gr4" draw:text-style-name="P4" draw:layer="layout" svg:x1="5.445cm" svg:y1="141.336cm" svg:x2="33.385cm" svg:y2="141.336cm">
            <text:p/>
          </draw:line>
          <draw:line draw:style-name="gr4" draw:text-style-name="P4" draw:layer="layout" svg:x1="5.445cm" svg:y1="151.496cm" svg:x2="33.385cm" svg:y2="151.496cm">
            <text:p/>
          </draw:line>
          <draw:line draw:style-name="gr4" draw:text-style-name="P4" draw:layer="layout" svg:x1="5.445cm" svg:y1="146.416cm" svg:x2="33.385cm" svg:y2="146.416cm">
            <text:p/>
          </draw:line>
        </draw:g>
        <draw:custom-shape draw:style-name="gr7" draw:text-style-name="P7" draw:layer="layout" svg:width="1.27cm" svg:height="1.27cm" svg:x="19.097cm" svg:y="154.0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" draw:text-style-name="P1" draw:layer="layout" svg:width="9.525cm" svg:height="1.905cm" svg:x="23.542cm" svg:y="140.38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27cm" svg:height="1.269cm" svg:x="23.86cm" svg:y="140.701cm">
            <text:p/>
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(right-left)/2"/>
              <draw:equation draw:name="f5" draw:formula="$0"/>
              <draw:equation draw:name="f6" draw:formula="right-$0"/>
              <draw:equation draw:name="f7" draw:formula="($0+?f4)/2"/>
              <draw:equation draw:name="f8" draw:formula="?f1-?f7"/>
              <draw:handle draw:handle-position="$0 10800" draw:handle-range-x-minimum="0" draw:handle-range-x-maximum="10800"/>
            </draw:enhanced-geometry>
          </draw:custom-shape>
          <draw:custom-shape draw:style-name="gr5" draw:text-style-name="P5" draw:layer="layout" svg:width="1.27cm" svg:height="1.269cm" svg:x="31.48cm" svg:y="140.701cm">
            <text:p/>
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(right-left)/2"/>
              <draw:equation draw:name="f5" draw:formula="$0"/>
              <draw:equation draw:name="f6" draw:formula="right-$0"/>
              <draw:equation draw:name="f7" draw:formula="($0+?f4)/2"/>
              <draw:equation draw:name="f8" draw:formula="?f1-?f7"/>
              <draw:handle draw:handle-position="$0 10800" draw:handle-range-x-minimum="0" draw:handle-range-x-maximum="10800"/>
            </draw:enhanced-geometry>
          </draw:custom-shape>
          <draw:custom-shape draw:style-name="gr5" draw:text-style-name="P5" draw:layer="layout" svg:width="1.27cm" svg:height="1.269cm" svg:x="28.94cm" svg:y="140.702cm">
            <text:p/>
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(right-left)/2"/>
              <draw:equation draw:name="f5" draw:formula="$0"/>
              <draw:equation draw:name="f6" draw:formula="right-$0"/>
              <draw:equation draw:name="f7" draw:formula="($0+?f4)/2"/>
              <draw:equation draw:name="f8" draw:formula="?f1-?f7"/>
              <draw:handle draw:handle-position="$0 10800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9.525cm" svg:height="1.905cm" svg:x="5.762cm" svg:y="150.54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27cm" svg:height="1.269cm" svg:x="8.62cm" svg:y="150.862cm">
            <text:p/>
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(right-left)/2"/>
              <draw:equation draw:name="f5" draw:formula="$0"/>
              <draw:equation draw:name="f6" draw:formula="right-$0"/>
              <draw:equation draw:name="f7" draw:formula="($0+?f4)/2"/>
              <draw:equation draw:name="f8" draw:formula="?f1-?f7"/>
              <draw:handle draw:handle-position="$0 10800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9.525cm" svg:height="1.905cm" svg:x="23.542cm" svg:y="145.46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27cm" svg:height="1.269cm" svg:x="23.86cm" svg:y="145.781cm">
            <text:p/>
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(right-left)/2"/>
              <draw:equation draw:name="f5" draw:formula="$0"/>
              <draw:equation draw:name="f6" draw:formula="right-$0"/>
              <draw:equation draw:name="f7" draw:formula="($0+?f4)/2"/>
              <draw:equation draw:name="f8" draw:formula="?f1-?f7"/>
              <draw:handle draw:handle-position="$0 10800" draw:handle-range-x-minimum="0" draw:handle-range-x-maximum="10800"/>
            </draw:enhanced-geometry>
          </draw:custom-shape>
          <draw:custom-shape draw:style-name="gr5" draw:text-style-name="P5" draw:layer="layout" svg:width="1.27cm" svg:height="1.269cm" svg:x="26.4cm" svg:y="145.782cm">
            <text:p/>
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(right-left)/2"/>
              <draw:equation draw:name="f5" draw:formula="$0"/>
              <draw:equation draw:name="f6" draw:formula="right-$0"/>
              <draw:equation draw:name="f7" draw:formula="($0+?f4)/2"/>
              <draw:equation draw:name="f8" draw:formula="?f1-?f7"/>
              <draw:handle draw:handle-position="$0 10800" draw:handle-range-x-minimum="0" draw:handle-range-x-maximum="10800"/>
            </draw:enhanced-geometry>
          </draw:custom-shape>
        </draw:g>
        <draw:custom-shape draw:style-name="gr7" draw:text-style-name="P7" draw:layer="layout" svg:width="1.27cm" svg:height="1.27cm" svg:x="19.097cm" svg:y="154.0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9" draw:layer="layout" svg:x1="14.97cm" svg:y1="145.781cm" svg:x2="23.225cm" svg:y2="145.781cm">
          <text:p/>
        </draw:line>
        <draw:custom-shape draw:style-name="gr1" draw:text-style-name="P20" draw:layer="layout" svg:width="9.525cm" svg:height="1.905cm" svg:x="23.542cm" svg:y="150.5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0" draw:layer="layout" svg:width="9.525cm" svg:height="1.905cm" svg:x="23.542cm" svg:y="145.463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2" draw:text-style-name="P2" draw:layer="layout" svg:width="1.27cm" svg:height="15.24cm" svg:x="31.48cm" svg:y="138.7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7cm" svg:height="15.24cm" svg:x="23.86cm" svg:y="138.7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7cm" svg:height="15.24cm" svg:x="26.4cm" svg:y="138.7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7cm" svg:height="15.24cm" svg:x="28.94cm" svg:y="138.7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7cm" svg:height="15.24cm" svg:x="13.7cm" svg:y="138.7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7cm" svg:height="15.24cm" svg:x="6.08cm" svg:y="138.7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7cm" svg:height="15.24cm" svg:x="8.62cm" svg:y="138.7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7cm" svg:height="15.24cm" svg:x="11.16cm" svg:y="138.7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3" draw:layer="layout" svg:width="29.21cm" svg:height="2.54cm" svg:x="4.81cm" svg:y="140.06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29.21cm" svg:height="2.54cm" svg:x="4.81cm" svg:y="145.14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29.21cm" svg:height="2.54cm" svg:x="4.81cm" svg:y="150.226cm">
              <text:p/>
              <draw:enhanced-geometry svg:viewBox="0 0 21600 21600" draw:type="rectangle" draw:enhanced-path="M 0 0 L 21600 0 21600 21600 0 21600 0 0 Z N"/>
            </draw:custom-shape>
          </draw:g>
          <draw:line draw:style-name="gr4" draw:text-style-name="P4" draw:layer="layout" svg:x1="5.445cm" svg:y1="141.336cm" svg:x2="33.385cm" svg:y2="141.336cm">
            <text:p/>
          </draw:line>
          <draw:line draw:style-name="gr4" draw:text-style-name="P4" draw:layer="layout" svg:x1="5.445cm" svg:y1="151.496cm" svg:x2="33.385cm" svg:y2="151.496cm">
            <text:p/>
          </draw:line>
          <draw:line draw:style-name="gr4" draw:text-style-name="P4" draw:layer="layout" svg:x1="5.445cm" svg:y1="146.416cm" svg:x2="33.385cm" svg:y2="146.416cm">
            <text:p/>
          </draw:line>
        </draw:g>
        <draw:g>
          <draw:custom-shape draw:style-name="gr1" draw:text-style-name="P20" draw:layer="layout" svg:width="9.525cm" svg:height="1.905cm" svg:x="5.762cm" svg:y="140.38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1" draw:layer="layout" svg:width="1.27cm" svg:height="1.269cm" svg:x="6.08cm" svg:y="140.701cm">
            <text:p/>
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(right-left)/2"/>
              <draw:equation draw:name="f5" draw:formula="$0"/>
              <draw:equation draw:name="f6" draw:formula="right-$0"/>
              <draw:equation draw:name="f7" draw:formula="($0+?f4)/2"/>
              <draw:equation draw:name="f8" draw:formula="?f1-?f7"/>
              <draw:handle draw:handle-position="$0 10800" draw:handle-range-x-minimum="0" draw:handle-range-x-maximum="10800"/>
            </draw:enhanced-geometry>
          </draw:custom-shape>
          <draw:custom-shape draw:style-name="gr5" draw:text-style-name="P21" draw:layer="layout" svg:width="1.27cm" svg:height="1.269cm" svg:x="13.7cm" svg:y="140.701cm">
            <text:p/>
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(right-left)/2"/>
              <draw:equation draw:name="f5" draw:formula="$0"/>
              <draw:equation draw:name="f6" draw:formula="right-$0"/>
              <draw:equation draw:name="f7" draw:formula="($0+?f4)/2"/>
              <draw:equation draw:name="f8" draw:formula="?f1-?f7"/>
              <draw:handle draw:handle-position="$0 10800" draw:handle-range-x-minimum="0" draw:handle-range-x-maximum="10800"/>
            </draw:enhanced-geometry>
          </draw:custom-shape>
          <draw:custom-shape draw:style-name="gr5" draw:text-style-name="P21" draw:layer="layout" svg:width="1.27cm" svg:height="1.269cm" svg:x="11.16cm" svg:y="140.702cm">
            <text:p/>
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(right-left)/2"/>
              <draw:equation draw:name="f5" draw:formula="$0"/>
              <draw:equation draw:name="f6" draw:formula="right-$0"/>
              <draw:equation draw:name="f7" draw:formula="($0+?f4)/2"/>
              <draw:equation draw:name="f8" draw:formula="?f1-?f7"/>
              <draw:handle draw:handle-position="$0 10800" draw:handle-range-x-minimum="0" draw:handle-range-x-maximum="10800"/>
            </draw:enhanced-geometry>
          </draw:custom-shape>
        </draw:g>
        <draw:g>
          <draw:custom-shape draw:style-name="gr1" draw:text-style-name="P20" draw:layer="layout" svg:width="9.525cm" svg:height="1.905cm" svg:x="5.762cm" svg:y="150.54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1" draw:layer="layout" svg:width="1.27cm" svg:height="1.269cm" svg:x="8.62cm" svg:y="150.862cm">
            <text:p/>
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(right-left)/2"/>
              <draw:equation draw:name="f5" draw:formula="$0"/>
              <draw:equation draw:name="f6" draw:formula="right-$0"/>
              <draw:equation draw:name="f7" draw:formula="($0+?f4)/2"/>
              <draw:equation draw:name="f8" draw:formula="?f1-?f7"/>
              <draw:handle draw:handle-position="$0 10800" draw:handle-range-x-minimum="0" draw:handle-range-x-maximum="10800"/>
            </draw:enhanced-geometry>
          </draw:custom-shape>
        </draw:g>
        <draw:g>
          <draw:custom-shape draw:style-name="gr1" draw:text-style-name="P20" draw:layer="layout" svg:width="9.525cm" svg:height="1.905cm" svg:x="23.542cm" svg:y="145.46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1" draw:layer="layout" svg:width="1.27cm" svg:height="1.269cm" svg:x="23.86cm" svg:y="145.781cm">
            <text:p/>
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(right-left)/2"/>
              <draw:equation draw:name="f5" draw:formula="$0"/>
              <draw:equation draw:name="f6" draw:formula="right-$0"/>
              <draw:equation draw:name="f7" draw:formula="($0+?f4)/2"/>
              <draw:equation draw:name="f8" draw:formula="?f1-?f7"/>
              <draw:handle draw:handle-position="$0 10800" draw:handle-range-x-minimum="0" draw:handle-range-x-maximum="10800"/>
            </draw:enhanced-geometry>
          </draw:custom-shape>
          <draw:custom-shape draw:style-name="gr5" draw:text-style-name="P21" draw:layer="layout" svg:width="1.27cm" svg:height="1.269cm" svg:x="26.4cm" svg:y="145.782cm">
            <text:p/>
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(right-left)/2"/>
              <draw:equation draw:name="f5" draw:formula="$0"/>
              <draw:equation draw:name="f6" draw:formula="right-$0"/>
              <draw:equation draw:name="f7" draw:formula="($0+?f4)/2"/>
              <draw:equation draw:name="f8" draw:formula="?f1-?f7"/>
              <draw:handle draw:handle-position="$0 10800" draw:handle-range-x-minimum="0" draw:handle-range-x-maximum="10800"/>
            </draw:enhanced-geometry>
          </draw:custom-shape>
        </draw:g>
        <draw:line draw:style-name="gr17" draw:text-style-name="P19" draw:layer="layout" svg:x1="23.226cm" svg:y1="140.701cm" svg:x2="15.924cm" svg:y2="140.701cm">
          <text:p/>
        </draw:line>
        <draw:custom-shape draw:style-name="gr1" draw:text-style-name="P1" draw:layer="layout" svg:width="9.525cm" svg:height="1.905cm" svg:x="23.542cm" svg:y="150.54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25cm" svg:height="1.905cm" svg:x="23.542cm" svg:y="145.464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2" draw:text-style-name="P2" draw:layer="layout" svg:width="1.27cm" svg:height="15.24cm" svg:x="31.48cm" svg:y="138.7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7cm" svg:height="15.24cm" svg:x="23.86cm" svg:y="138.7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7cm" svg:height="15.24cm" svg:x="26.4cm" svg:y="138.7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7cm" svg:height="15.24cm" svg:x="28.94cm" svg:y="138.7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7cm" svg:height="15.24cm" svg:x="13.7cm" svg:y="138.7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7cm" svg:height="15.24cm" svg:x="6.08cm" svg:y="138.7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7cm" svg:height="15.24cm" svg:x="8.62cm" svg:y="138.7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7cm" svg:height="15.24cm" svg:x="11.16cm" svg:y="138.7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3" draw:layer="layout" svg:width="29.21cm" svg:height="2.54cm" svg:x="4.81cm" svg:y="140.06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29.21cm" svg:height="2.54cm" svg:x="4.81cm" svg:y="145.14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29.21cm" svg:height="2.54cm" svg:x="4.81cm" svg:y="150.227cm">
              <text:p/>
              <draw:enhanced-geometry svg:viewBox="0 0 21600 21600" draw:type="rectangle" draw:enhanced-path="M 0 0 L 21600 0 21600 21600 0 21600 0 0 Z N"/>
            </draw:custom-shape>
          </draw:g>
          <draw:line draw:style-name="gr4" draw:text-style-name="P4" draw:layer="layout" svg:x1="5.445cm" svg:y1="141.337cm" svg:x2="33.385cm" svg:y2="141.337cm">
            <text:p/>
          </draw:line>
          <draw:line draw:style-name="gr4" draw:text-style-name="P4" draw:layer="layout" svg:x1="5.445cm" svg:y1="151.497cm" svg:x2="33.385cm" svg:y2="151.497cm">
            <text:p/>
          </draw:line>
          <draw:line draw:style-name="gr4" draw:text-style-name="P4" draw:layer="layout" svg:x1="5.445cm" svg:y1="146.417cm" svg:x2="33.385cm" svg:y2="146.417cm">
            <text:p/>
          </draw:line>
        </draw:g>
        <draw:custom-shape draw:style-name="gr7" draw:text-style-name="P7" draw:layer="layout" svg:width="1.27cm" svg:height="1.27cm" svg:x="19.097cm" svg:y="154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" draw:text-style-name="P1" draw:layer="layout" svg:width="9.525cm" svg:height="1.905cm" svg:x="23.542cm" svg:y="140.38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27cm" svg:height="1.269cm" svg:x="23.86cm" svg:y="140.702cm">
            <text:p/>
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(right-left)/2"/>
              <draw:equation draw:name="f5" draw:formula="$0"/>
              <draw:equation draw:name="f6" draw:formula="right-$0"/>
              <draw:equation draw:name="f7" draw:formula="($0+?f4)/2"/>
              <draw:equation draw:name="f8" draw:formula="?f1-?f7"/>
              <draw:handle draw:handle-position="$0 10800" draw:handle-range-x-minimum="0" draw:handle-range-x-maximum="10800"/>
            </draw:enhanced-geometry>
          </draw:custom-shape>
          <draw:custom-shape draw:style-name="gr5" draw:text-style-name="P5" draw:layer="layout" svg:width="1.27cm" svg:height="1.269cm" svg:x="31.48cm" svg:y="140.702cm">
            <text:p/>
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(right-left)/2"/>
              <draw:equation draw:name="f5" draw:formula="$0"/>
              <draw:equation draw:name="f6" draw:formula="right-$0"/>
              <draw:equation draw:name="f7" draw:formula="($0+?f4)/2"/>
              <draw:equation draw:name="f8" draw:formula="?f1-?f7"/>
              <draw:handle draw:handle-position="$0 10800" draw:handle-range-x-minimum="0" draw:handle-range-x-maximum="10800"/>
            </draw:enhanced-geometry>
          </draw:custom-shape>
          <draw:custom-shape draw:style-name="gr5" draw:text-style-name="P5" draw:layer="layout" svg:width="1.27cm" svg:height="1.269cm" svg:x="28.94cm" svg:y="140.703cm">
            <text:p/>
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(right-left)/2"/>
              <draw:equation draw:name="f5" draw:formula="$0"/>
              <draw:equation draw:name="f6" draw:formula="right-$0"/>
              <draw:equation draw:name="f7" draw:formula="($0+?f4)/2"/>
              <draw:equation draw:name="f8" draw:formula="?f1-?f7"/>
              <draw:handle draw:handle-position="$0 10800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9.525cm" svg:height="1.905cm" svg:x="5.762cm" svg:y="150.54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27cm" svg:height="1.269cm" svg:x="8.62cm" svg:y="150.863cm">
            <text:p/>
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(right-left)/2"/>
              <draw:equation draw:name="f5" draw:formula="$0"/>
              <draw:equation draw:name="f6" draw:formula="right-$0"/>
              <draw:equation draw:name="f7" draw:formula="($0+?f4)/2"/>
              <draw:equation draw:name="f8" draw:formula="?f1-?f7"/>
              <draw:handle draw:handle-position="$0 10800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9.525cm" svg:height="1.905cm" svg:x="23.542cm" svg:y="145.46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27cm" svg:height="1.269cm" svg:x="23.86cm" svg:y="145.782cm">
            <text:p/>
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(right-left)/2"/>
              <draw:equation draw:name="f5" draw:formula="$0"/>
              <draw:equation draw:name="f6" draw:formula="right-$0"/>
              <draw:equation draw:name="f7" draw:formula="($0+?f4)/2"/>
              <draw:equation draw:name="f8" draw:formula="?f1-?f7"/>
              <draw:handle draw:handle-position="$0 10800" draw:handle-range-x-minimum="0" draw:handle-range-x-maximum="10800"/>
            </draw:enhanced-geometry>
          </draw:custom-shape>
          <draw:custom-shape draw:style-name="gr5" draw:text-style-name="P5" draw:layer="layout" svg:width="1.27cm" svg:height="1.269cm" svg:x="26.4cm" svg:y="145.783cm">
            <text:p/>
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(right-left)/2"/>
              <draw:equation draw:name="f5" draw:formula="$0"/>
              <draw:equation draw:name="f6" draw:formula="right-$0"/>
              <draw:equation draw:name="f7" draw:formula="($0+?f4)/2"/>
              <draw:equation draw:name="f8" draw:formula="?f1-?f7"/>
              <draw:handle draw:handle-position="$0 10800" draw:handle-range-x-minimum="0" draw:handle-range-x-maximum="10800"/>
            </draw:enhanced-geometry>
          </draw:custom-shape>
        </draw:g>
        <draw:custom-shape draw:style-name="gr7" draw:text-style-name="P7" draw:layer="layout" svg:width="1.27cm" svg:height="1.27cm" svg:x="19.097cm" svg:y="154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9" draw:layer="layout" svg:x1="14.97cm" svg:y1="145.782cm" svg:x2="23.225cm" svg:y2="145.782cm">
          <text:p/>
        </draw:line>
        <draw:custom-shape draw:style-name="gr1" draw:text-style-name="P20" draw:layer="layout" svg:width="9.525cm" svg:height="1.905cm" svg:x="23.542cm" svg:y="150.54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0" draw:layer="layout" svg:width="9.525cm" svg:height="1.905cm" svg:x="23.542cm" svg:y="145.464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2" draw:text-style-name="P2" draw:layer="layout" svg:width="1.27cm" svg:height="15.24cm" svg:x="31.48cm" svg:y="138.7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7cm" svg:height="15.24cm" svg:x="23.86cm" svg:y="138.7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7cm" svg:height="15.24cm" svg:x="26.4cm" svg:y="138.7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7cm" svg:height="15.24cm" svg:x="28.94cm" svg:y="138.7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7cm" svg:height="15.24cm" svg:x="13.7cm" svg:y="138.7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7cm" svg:height="15.24cm" svg:x="6.08cm" svg:y="138.7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7cm" svg:height="15.24cm" svg:x="8.62cm" svg:y="138.7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7cm" svg:height="15.24cm" svg:x="11.16cm" svg:y="138.7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3" draw:layer="layout" svg:width="29.21cm" svg:height="2.54cm" svg:x="4.81cm" svg:y="140.06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29.21cm" svg:height="2.54cm" svg:x="4.81cm" svg:y="145.14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29.21cm" svg:height="2.54cm" svg:x="4.81cm" svg:y="150.227cm">
              <text:p/>
              <draw:enhanced-geometry svg:viewBox="0 0 21600 21600" draw:type="rectangle" draw:enhanced-path="M 0 0 L 21600 0 21600 21600 0 21600 0 0 Z N"/>
            </draw:custom-shape>
          </draw:g>
          <draw:line draw:style-name="gr4" draw:text-style-name="P4" draw:layer="layout" svg:x1="5.445cm" svg:y1="141.337cm" svg:x2="33.385cm" svg:y2="141.337cm">
            <text:p/>
          </draw:line>
          <draw:line draw:style-name="gr4" draw:text-style-name="P4" draw:layer="layout" svg:x1="5.445cm" svg:y1="151.497cm" svg:x2="33.385cm" svg:y2="151.497cm">
            <text:p/>
          </draw:line>
          <draw:line draw:style-name="gr4" draw:text-style-name="P4" draw:layer="layout" svg:x1="5.445cm" svg:y1="146.417cm" svg:x2="33.385cm" svg:y2="146.417cm">
            <text:p/>
          </draw:line>
        </draw:g>
        <draw:g>
          <draw:custom-shape draw:style-name="gr1" draw:text-style-name="P20" draw:layer="layout" svg:width="9.525cm" svg:height="1.905cm" svg:x="5.762cm" svg:y="140.38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1" draw:layer="layout" svg:width="1.27cm" svg:height="1.269cm" svg:x="6.08cm" svg:y="140.702cm">
            <text:p/>
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(right-left)/2"/>
              <draw:equation draw:name="f5" draw:formula="$0"/>
              <draw:equation draw:name="f6" draw:formula="right-$0"/>
              <draw:equation draw:name="f7" draw:formula="($0+?f4)/2"/>
              <draw:equation draw:name="f8" draw:formula="?f1-?f7"/>
              <draw:handle draw:handle-position="$0 10800" draw:handle-range-x-minimum="0" draw:handle-range-x-maximum="10800"/>
            </draw:enhanced-geometry>
          </draw:custom-shape>
          <draw:custom-shape draw:style-name="gr5" draw:text-style-name="P21" draw:layer="layout" svg:width="1.27cm" svg:height="1.269cm" svg:x="13.7cm" svg:y="140.702cm">
            <text:p/>
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(right-left)/2"/>
              <draw:equation draw:name="f5" draw:formula="$0"/>
              <draw:equation draw:name="f6" draw:formula="right-$0"/>
              <draw:equation draw:name="f7" draw:formula="($0+?f4)/2"/>
              <draw:equation draw:name="f8" draw:formula="?f1-?f7"/>
              <draw:handle draw:handle-position="$0 10800" draw:handle-range-x-minimum="0" draw:handle-range-x-maximum="10800"/>
            </draw:enhanced-geometry>
          </draw:custom-shape>
          <draw:custom-shape draw:style-name="gr5" draw:text-style-name="P21" draw:layer="layout" svg:width="1.27cm" svg:height="1.269cm" svg:x="11.16cm" svg:y="140.703cm">
            <text:p/>
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(right-left)/2"/>
              <draw:equation draw:name="f5" draw:formula="$0"/>
              <draw:equation draw:name="f6" draw:formula="right-$0"/>
              <draw:equation draw:name="f7" draw:formula="($0+?f4)/2"/>
              <draw:equation draw:name="f8" draw:formula="?f1-?f7"/>
              <draw:handle draw:handle-position="$0 10800" draw:handle-range-x-minimum="0" draw:handle-range-x-maximum="10800"/>
            </draw:enhanced-geometry>
          </draw:custom-shape>
        </draw:g>
        <draw:g>
          <draw:custom-shape draw:style-name="gr1" draw:text-style-name="P20" draw:layer="layout" svg:width="9.525cm" svg:height="1.905cm" svg:x="5.762cm" svg:y="150.54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1" draw:layer="layout" svg:width="1.27cm" svg:height="1.269cm" svg:x="8.62cm" svg:y="150.863cm">
            <text:p/>
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(right-left)/2"/>
              <draw:equation draw:name="f5" draw:formula="$0"/>
              <draw:equation draw:name="f6" draw:formula="right-$0"/>
              <draw:equation draw:name="f7" draw:formula="($0+?f4)/2"/>
              <draw:equation draw:name="f8" draw:formula="?f1-?f7"/>
              <draw:handle draw:handle-position="$0 10800" draw:handle-range-x-minimum="0" draw:handle-range-x-maximum="10800"/>
            </draw:enhanced-geometry>
          </draw:custom-shape>
        </draw:g>
        <draw:g>
          <draw:custom-shape draw:style-name="gr1" draw:text-style-name="P20" draw:layer="layout" svg:width="9.525cm" svg:height="1.905cm" svg:x="23.542cm" svg:y="145.46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1" draw:layer="layout" svg:width="1.27cm" svg:height="1.269cm" svg:x="23.86cm" svg:y="145.782cm">
            <text:p/>
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(right-left)/2"/>
              <draw:equation draw:name="f5" draw:formula="$0"/>
              <draw:equation draw:name="f6" draw:formula="right-$0"/>
              <draw:equation draw:name="f7" draw:formula="($0+?f4)/2"/>
              <draw:equation draw:name="f8" draw:formula="?f1-?f7"/>
              <draw:handle draw:handle-position="$0 10800" draw:handle-range-x-minimum="0" draw:handle-range-x-maximum="10800"/>
            </draw:enhanced-geometry>
          </draw:custom-shape>
          <draw:custom-shape draw:style-name="gr5" draw:text-style-name="P21" draw:layer="layout" svg:width="1.27cm" svg:height="1.269cm" svg:x="26.4cm" svg:y="145.783cm">
            <text:p/>
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(right-left)/2"/>
              <draw:equation draw:name="f5" draw:formula="$0"/>
              <draw:equation draw:name="f6" draw:formula="right-$0"/>
              <draw:equation draw:name="f7" draw:formula="($0+?f4)/2"/>
              <draw:equation draw:name="f8" draw:formula="?f1-?f7"/>
              <draw:handle draw:handle-position="$0 10800" draw:handle-range-x-minimum="0" draw:handle-range-x-maximum="10800"/>
            </draw:enhanced-geometry>
          </draw:custom-shape>
        </draw:g>
        <draw:line draw:style-name="gr17" draw:text-style-name="P19" draw:layer="layout" svg:x1="23.226cm" svg:y1="140.702cm" svg:x2="15.924cm" svg:y2="140.702cm">
          <text:p/>
        </draw:line>
        <draw:custom-shape draw:style-name="gr1" draw:text-style-name="P1" draw:layer="layout" svg:width="9.525cm" svg:height="1.905cm" svg:x="23.542cm" svg:y="180.3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25cm" svg:height="1.905cm" svg:x="23.542cm" svg:y="175.307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2" draw:text-style-name="P2" draw:layer="layout" svg:width="1.27cm" svg:height="15.24cm" svg:x="31.48cm" svg:y="168.6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7cm" svg:height="15.24cm" svg:x="23.86cm" svg:y="168.6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7cm" svg:height="15.24cm" svg:x="26.4cm" svg:y="168.6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7cm" svg:height="15.24cm" svg:x="28.94cm" svg:y="168.6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7cm" svg:height="15.24cm" svg:x="13.7cm" svg:y="168.6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7cm" svg:height="15.24cm" svg:x="6.08cm" svg:y="168.6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7cm" svg:height="15.24cm" svg:x="8.62cm" svg:y="168.6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7cm" svg:height="15.24cm" svg:x="11.16cm" svg:y="168.6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3" draw:layer="layout" svg:width="29.21cm" svg:height="2.54cm" svg:x="4.81cm" svg:y="169.9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29.21cm" svg:height="2.54cm" svg:x="4.81cm" svg:y="174.9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29.21cm" svg:height="2.54cm" svg:x="4.81cm" svg:y="180.07cm">
              <text:p/>
              <draw:enhanced-geometry svg:viewBox="0 0 21600 21600" draw:type="rectangle" draw:enhanced-path="M 0 0 L 21600 0 21600 21600 0 21600 0 0 Z N"/>
            </draw:custom-shape>
          </draw:g>
          <draw:line draw:style-name="gr4" draw:text-style-name="P4" draw:layer="layout" svg:x1="5.445cm" svg:y1="171.18cm" svg:x2="33.385cm" svg:y2="171.18cm">
            <text:p/>
          </draw:line>
          <draw:line draw:style-name="gr4" draw:text-style-name="P4" draw:layer="layout" svg:x1="5.445cm" svg:y1="181.34cm" svg:x2="33.385cm" svg:y2="181.34cm">
            <text:p/>
          </draw:line>
          <draw:line draw:style-name="gr4" draw:text-style-name="P4" draw:layer="layout" svg:x1="5.445cm" svg:y1="176.26cm" svg:x2="33.385cm" svg:y2="176.26cm">
            <text:p/>
          </draw:line>
        </draw:g>
        <draw:g>
          <draw:custom-shape draw:style-name="gr1" draw:text-style-name="P1" draw:layer="layout" svg:width="9.525cm" svg:height="1.905cm" svg:x="5.762cm" svg:y="170.22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27cm" svg:height="1.269cm" svg:x="6.08cm" svg:y="170.545cm">
            <text:p/>
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(right-left)/2"/>
              <draw:equation draw:name="f5" draw:formula="$0"/>
              <draw:equation draw:name="f6" draw:formula="right-$0"/>
              <draw:equation draw:name="f7" draw:formula="($0+?f4)/2"/>
              <draw:equation draw:name="f8" draw:formula="?f1-?f7"/>
              <draw:handle draw:handle-position="$0 10800" draw:handle-range-x-minimum="0" draw:handle-range-x-maximum="10800"/>
            </draw:enhanced-geometry>
          </draw:custom-shape>
          <draw:custom-shape draw:style-name="gr5" draw:text-style-name="P5" draw:layer="layout" svg:width="1.27cm" svg:height="1.269cm" svg:x="13.7cm" svg:y="170.545cm">
            <text:p/>
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(right-left)/2"/>
              <draw:equation draw:name="f5" draw:formula="$0"/>
              <draw:equation draw:name="f6" draw:formula="right-$0"/>
              <draw:equation draw:name="f7" draw:formula="($0+?f4)/2"/>
              <draw:equation draw:name="f8" draw:formula="?f1-?f7"/>
              <draw:handle draw:handle-position="$0 10800" draw:handle-range-x-minimum="0" draw:handle-range-x-maximum="10800"/>
            </draw:enhanced-geometry>
          </draw:custom-shape>
          <draw:custom-shape draw:style-name="gr5" draw:text-style-name="P5" draw:layer="layout" svg:width="1.27cm" svg:height="1.269cm" svg:x="11.16cm" svg:y="170.546cm">
            <text:p/>
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(right-left)/2"/>
              <draw:equation draw:name="f5" draw:formula="$0"/>
              <draw:equation draw:name="f6" draw:formula="right-$0"/>
              <draw:equation draw:name="f7" draw:formula="($0+?f4)/2"/>
              <draw:equation draw:name="f8" draw:formula="?f1-?f7"/>
              <draw:handle draw:handle-position="$0 10800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9.525cm" svg:height="1.905cm" svg:x="5.762cm" svg:y="180.38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27cm" svg:height="1.269cm" svg:x="8.62cm" svg:y="180.706cm">
            <text:p/>
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(right-left)/2"/>
              <draw:equation draw:name="f5" draw:formula="$0"/>
              <draw:equation draw:name="f6" draw:formula="right-$0"/>
              <draw:equation draw:name="f7" draw:formula="($0+?f4)/2"/>
              <draw:equation draw:name="f8" draw:formula="?f1-?f7"/>
              <draw:handle draw:handle-position="$0 10800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9.525cm" svg:height="1.905cm" svg:x="5.762cm" svg:y="175.30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27cm" svg:height="1.269cm" svg:x="6.08cm" svg:y="175.625cm">
            <text:p/>
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(right-left)/2"/>
              <draw:equation draw:name="f5" draw:formula="$0"/>
              <draw:equation draw:name="f6" draw:formula="right-$0"/>
              <draw:equation draw:name="f7" draw:formula="($0+?f4)/2"/>
              <draw:equation draw:name="f8" draw:formula="?f1-?f7"/>
              <draw:handle draw:handle-position="$0 10800" draw:handle-range-x-minimum="0" draw:handle-range-x-maximum="10800"/>
            </draw:enhanced-geometry>
          </draw:custom-shape>
          <draw:custom-shape draw:style-name="gr5" draw:text-style-name="P5" draw:layer="layout" svg:width="1.27cm" svg:height="1.269cm" svg:x="8.62cm" svg:y="175.626cm">
            <text:p/>
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(right-left)/2"/>
              <draw:equation draw:name="f5" draw:formula="$0"/>
              <draw:equation draw:name="f6" draw:formula="right-$0"/>
              <draw:equation draw:name="f7" draw:formula="($0+?f4)/2"/>
              <draw:equation draw:name="f8" draw:formula="?f1-?f7"/>
              <draw:handle draw:handle-position="$0 10800" draw:handle-range-x-minimum="0" draw:handle-range-x-maximum="10800"/>
            </draw:enhanced-geometry>
          </draw:custom-shape>
        </draw:g>
        <draw:custom-shape draw:style-name="gr6" draw:text-style-name="P6" draw:layer="layout" svg:width="1.27cm" svg:height="1.27cm" svg:x="23.91cm" svg:y="184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48" draw:id="id48" draw:layer="layout" svg:width="1.27cm" svg:height="1.27cm" svg:x="31.53cm" svg:y="184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47" draw:id="id47" draw:layer="layout" svg:width="1.27cm" svg:height="1.27cm" svg:x="28.99cm" svg:y="184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7cm" svg:height="1.27cm" svg:x="26.45cm" svg:y="184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1.905cm" svg:height="1.905cm" svg:x="32.659cm" svg:y="188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draw:layer="layout" svg:width="4.812cm" svg:height="2.063cm" svg:x="32.482cm" svg:y="191.342cm">
          <draw:text-box>
            <text:p text:style-name="P9"><text:span text:style-name="T1">Alarm</text:span></text:p>
            <text:p text:style-name="P9"><text:span text:style-name="T2">Suppr</text:span><text:span text:style-name="T2">essor</text:span></text:p>
          </draw:text-box>
        </draw:frame>
        <draw:g>
          <draw:custom-shape draw:style-name="gr10" draw:text-style-name="P6" xml:id="id46" draw:id="id46" draw:layer="layout" svg:width="1.905cm" svg:height="1.905cm" svg:x="27.402cm" svg:y="188.3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1" draw:layer="layout" svg:width="3.81cm" svg:height="1.597cm" svg:x="26.767cm" svg:y="190.565cm">
            <draw:text-box>
              <text:p text:style-name="P9"><text:span text:style-name="T1">Alarm</text:span></text:p>
            </draw:text-box>
          </draw:frame>
          <draw:connector draw:style-name="gr12" draw:text-style-name="P12" draw:layer="layout" draw:type="line" svg:x1="24.545cm" svg:y1="186.121cm" svg:x2="27.402cm" svg:y2="189.296cm" draw:end-shape="id46" draw:end-glue-point="6" svg:d="M24545 186121l2857 3175" svg:viewBox="0 0 2858 3176">
            <text:p/>
          </draw:connector>
          <draw:connector draw:style-name="gr12" draw:text-style-name="P12" draw:layer="layout" draw:type="line" svg:x1="27.085cm" svg:y1="186.121cm" svg:x2="27.681cm" svg:y2="188.622cm" draw:end-shape="id46" draw:end-glue-point="5" svg:d="M27085 186121l596 2501" svg:viewBox="0 0 597 2502">
            <text:p/>
          </draw:connector>
          <draw:connector draw:style-name="gr12" draw:text-style-name="P12" draw:layer="layout" draw:type="line" svg:x1="29.625cm" svg:y1="186.121cm" svg:x2="29.028cm" svg:y2="188.622cm" draw:start-shape="id47" draw:start-glue-point="8" draw:end-shape="id46" draw:end-glue-point="11" svg:d="M29625 186121l-597 2501" svg:viewBox="0 0 598 2502">
            <text:p/>
          </draw:connector>
          <draw:connector draw:style-name="gr12" draw:text-style-name="P12" draw:layer="layout" draw:type="line" svg:x1="32.165cm" svg:y1="186.121cm" svg:x2="29.307cm" svg:y2="189.296cm" draw:start-shape="id48" draw:start-glue-point="8" draw:end-shape="id46" draw:end-glue-point="10" svg:d="M32165 186121l-2858 3175" svg:viewBox="0 0 2859 3176">
            <text:p/>
          </draw:connector>
        </draw:g>
        <draw:line draw:style-name="gr13" draw:text-style-name="P12" draw:layer="layout" svg:x1="32.482cm" svg:y1="189.296cm" svg:x2="29.625cm" svg:y2="189.296cm">
          <text:p/>
        </draw:line>
        <draw:custom-shape draw:style-name="gr6" draw:text-style-name="P6" draw:layer="layout" svg:width="1.27cm" svg:height="1.27cm" svg:x="6.081cm" svg:y="184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51" draw:id="id51" draw:layer="layout" svg:width="1.27cm" svg:height="1.27cm" svg:x="13.701cm" svg:y="184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50" draw:id="id50" draw:layer="layout" svg:width="1.27cm" svg:height="1.27cm" svg:x="11.161cm" svg:y="184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7cm" svg:height="1.27cm" svg:x="8.621cm" svg:y="184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1.905cm" svg:height="1.905cm" svg:x="4.225cm" svg:y="188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draw:layer="layout" svg:width="4.812cm" svg:height="2.063cm" svg:x="2.27cm" svg:y="190.725cm">
          <draw:text-box>
            <text:p text:style-name="P9"><text:span text:style-name="T1">Alarm</text:span></text:p>
            <text:p text:style-name="P9"><text:span text:style-name="T2">Suppr</text:span><text:span text:style-name="T2">essor</text:span></text:p>
          </draw:text-box>
        </draw:frame>
        <draw:g>
          <draw:custom-shape draw:style-name="gr10" draw:text-style-name="P6" xml:id="id49" draw:id="id49" draw:layer="layout" svg:width="1.905cm" svg:height="1.905cm" svg:x="9.573cm" svg:y="188.3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1" draw:layer="layout" svg:width="3.81cm" svg:height="1.597cm" svg:x="8.938cm" svg:y="190.565cm">
            <draw:text-box>
              <text:p text:style-name="P9"><text:span text:style-name="T1">Alarm</text:span></text:p>
            </draw:text-box>
          </draw:frame>
          <draw:connector draw:style-name="gr12" draw:text-style-name="P12" draw:layer="layout" draw:type="line" svg:x1="6.716cm" svg:y1="186.121cm" svg:x2="9.573cm" svg:y2="189.296cm" draw:end-shape="id49" draw:end-glue-point="6" svg:d="M6716 186121l2857 3175" svg:viewBox="0 0 2858 3176">
            <text:p/>
          </draw:connector>
          <draw:connector draw:style-name="gr12" draw:text-style-name="P12" draw:layer="layout" draw:type="line" svg:x1="9.256cm" svg:y1="186.121cm" svg:x2="9.852cm" svg:y2="188.622cm" draw:end-shape="id49" draw:end-glue-point="5" svg:d="M9256 186121l596 2501" svg:viewBox="0 0 597 2502">
            <text:p/>
          </draw:connector>
          <draw:connector draw:style-name="gr12" draw:text-style-name="P12" draw:layer="layout" draw:type="line" svg:x1="11.796cm" svg:y1="186.121cm" svg:x2="11.199cm" svg:y2="188.622cm" draw:start-shape="id50" draw:start-glue-point="8" draw:end-shape="id49" draw:end-glue-point="11" svg:d="M11796 186121l-597 2501" svg:viewBox="0 0 598 2502">
            <text:p/>
          </draw:connector>
          <draw:connector draw:style-name="gr12" draw:text-style-name="P12" draw:layer="layout" draw:type="line" svg:x1="14.336cm" svg:y1="186.121cm" svg:x2="11.478cm" svg:y2="189.296cm" draw:start-shape="id51" draw:start-glue-point="8" draw:end-shape="id49" draw:end-glue-point="10" svg:d="M14336 186121l-2858 3175" svg:viewBox="0 0 2859 3176">
            <text:p/>
          </draw:connector>
        </draw:g>
        <draw:line draw:style-name="gr13" draw:text-style-name="P12" draw:layer="layout" svg:x1="6.446cm" svg:y1="189.621cm" svg:x2="9.303cm" svg:y2="189.605cm">
          <text:p/>
        </draw:line>
        <draw:line draw:style-name="gr17" draw:text-style-name="P19" draw:layer="layout" svg:x1="23.227cm" svg:y1="175.625cm" svg:x2="15.925cm" svg:y2="175.625cm">
          <text:p/>
        </draw:line>
        <draw:line draw:style-name="gr17" draw:text-style-name="P19" draw:layer="layout" svg:x1="23.227cm" svg:y1="140.702cm" svg:x2="15.925cm" svg:y2="140.702cm">
          <text:p/>
        </draw:line>
        <draw:frame draw:style-name="gr9" draw:text-style-name="P23" draw:layer="layout" svg:width="23.383cm" svg:height="3.723cm" svg:x="5.127cm" svg:y="194.675cm">
          <draw:text-box>
            <text:p text:style-name="P9"><text:span text:style-name="T2">Soluti</text:span><text:span text:style-name="T2">on:</text:span></text:p>
            <text:p text:style-name="P9"><text:span text:style-name="T8">This </text:span><text:span text:style-name="T8">puzzle </text:span><text:span text:style-name="T8">is just </text:span><text:span text:style-name="T8">the </text:span><text:span text:style-name="T8">"</text:span><text:span text:style-name="T9">How </text:span><text:span text:style-name="T9">to </text:span><text:span text:style-name="T9">cross </text:span><text:span text:style-name="T9">the </text:span><text:span text:style-name="T9">river</text:span><text:span text:style-name="T8">" </text:span><text:span text:style-name="T8">in </text:span><text:span text:style-name="T8">elabor</text:span><text:span text:style-name="T8">ate </text:span><text:span text:style-name="T8">clothe</text:span><text:span text:style-name="T8">s.</text:span></text:p>
            <text:p text:style-name="P9"><text:span text:style-name="T8">The </text:span><text:span text:style-name="T8">point </text:span><text:span text:style-name="T8">of this </text:span><text:span text:style-name="T8">exerci</text:span><text:span text:style-name="T8">se is </text:span><text:span text:style-name="T8">to </text:span><text:span text:style-name="T8">demon</text:span><text:span text:style-name="T8">strate </text:span><text:span text:style-name="T8">the </text:span><text:span text:style-name="T8">import</text:span><text:span text:style-name="T8">ance </text:span><text:span text:style-name="T8">of </text:span></text:p>
            <text:p text:style-name="P9"><text:span text:style-name="T8">analog</text:span><text:span text:style-name="T8">ies for </text:span><text:span text:style-name="T8">proble</text:span><text:span text:style-name="T8">m </text:span><text:span text:style-name="T8">solving</text:span><text:span text:style-name="T8">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8.1cm" fo:page-height="203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12-30T21:00:59.591822492</meta:creation-date>
    <meta:editing-cycles>11</meta:editing-cycles>
    <meta:editing-duration>PT46M49S</meta:editing-duration>
    <dc:date>2025-12-30T23:12:58.565211453</dc:date>
    <meta:generator>LibreOffice/7.3.7.2$Linux_X86_64 LibreOffice_project/30$Build-2</meta:generator>
    <meta:document-statistic meta:object-count="752"/>
  </office:meta>
</office:document-meta>
</file>